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0.788cm"/>
    </style:style>
    <style:style style:name="co4" style:family="table-column">
      <style:table-column-properties fo:break-before="auto" style:column-width="2.55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2.104cm"/>
    </style:style>
    <style:style style:name="co10" style:family="table-column">
      <style:table-column-properties fo:break-before="auto" style:column-width="1.778cm"/>
    </style:style>
    <style:style style:name="co11" style:family="table-column">
      <style:table-column-properties fo:break-before="auto" style:column-width="1.942cm"/>
    </style:style>
    <style:style style:name="co12" style:family="table-column">
      <style:table-column-properties fo:break-before="auto" style:column-width="13.441cm"/>
    </style:style>
    <style:style style:name="co13" style:family="table-column">
      <style:table-column-properties fo:break-before="auto" style:column-width="12.335cm"/>
    </style:style>
    <style:style style:name="co14" style:family="table-column">
      <style:table-column-properties fo:break-before="auto" style:column-width="12.808cm"/>
    </style:style>
    <style:style style:name="co15" style:family="table-column">
      <style:table-column-properties fo:break-before="auto" style:column-width="2.485cm"/>
    </style:style>
    <style:style style:name="co16" style:family="table-column">
      <style:table-column-properties fo:break-before="auto" style:column-width="3.166cm"/>
    </style:style>
    <style:style style:name="co17" style:family="table-column">
      <style:table-column-properties fo:break-before="auto" style:column-width="1.261cm"/>
    </style:style>
    <style:style style:name="co18" style:family="table-column">
      <style:table-column-properties fo:break-before="auto" style:column-width="2.54cm"/>
    </style:style>
    <style:style style:name="co19" style:family="table-column">
      <style:table-column-properties fo:break-before="auto" style:column-width="12.989cm"/>
    </style:style>
    <style:style style:name="co20" style:family="table-column">
      <style:table-column-properties fo:break-before="auto" style:column-width="9.322cm"/>
    </style:style>
    <style:style style:name="co21" style:family="table-column">
      <style:table-column-properties fo:break-before="auto" style:column-width="2.404cm"/>
    </style:style>
    <style:style style:name="co22" style:family="table-column">
      <style:table-column-properties fo:break-before="auto" style:column-width="1.804cm"/>
    </style:style>
    <style:style style:name="co23" style:family="table-column">
      <style:table-column-properties fo:break-before="auto" style:column-width="4.256cm"/>
    </style:style>
    <style:style style:name="co24" style:family="table-column">
      <style:table-column-properties fo:break-before="auto" style:column-width="2.26cm"/>
    </style:style>
    <style:style style:name="co25" style:family="table-column">
      <style:table-column-properties fo:break-before="auto" style:column-width="2.61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2.29cm" fo:break-before="auto" style:use-optimal-row-height="true"/>
    </style:style>
    <style:style style:name="ro4" style:family="table-row">
      <style:table-row-properties style:row-height="3.184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2.738cm" fo:break-before="auto" style:use-optimal-row-height="true"/>
    </style:style>
    <style:style style:name="ro7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1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6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68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39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ce41" style:family="table-cell" style:parent-style-name="Default" style:data-style-name="N36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42" style:family="table-cell" style:parent-style-name="Default" style:data-style-name="N36">
      <style:table-cell-properties fo:background-color="#000000" style:text-align-source="fix" style:repeat-content="false" fo:wrap-option="wrap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43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style:font-size-asian="12pt" style:font-size-complex="12pt"/>
    </style:style>
    <style:style style:name="ce75" style:family="table-cell" style:parent-style-name="Default" style:data-style-name="N2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12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48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cm"/>
      <style:text-properties fo:font-size="12pt" fo:font-weight="normal" style:font-size-asian="12pt" style:font-weight-asian="normal" style:font-size-complex="12pt" style:font-weight-complex="normal"/>
    </style:style>
    <style:style style:name="ce49" style:family="table-cell" style:parent-style-name="Default">
      <style:table-cell-properties fo:background-color="#000000" style:text-align-source="fix" style:repeat-content="false" fo:border="0.06pt solid #666666" style:vertical-align="middle"/>
      <style:paragraph-properties fo:text-align="start" fo:margin-left="0cm"/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000000" style:text-align-source="fix" style:repeat-content="false" fo:wrap-option="wrap" fo:border="0.06pt solid #666666" style:vertical-align="middle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middle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000000" style:text-align-source="fix" style:repeat-content="false" fo:wrap-option="wrap" fo:border="0.06pt solid #666666" style:vertical-align="top"/>
      <style:paragraph-properties fo:text-align="start" fo:margin-left="0cm"/>
      <style:text-properties fo:font-size="12pt" style:font-size-asian="12pt" style:font-size-complex="12pt"/>
    </style:style>
    <style:style style:name="ce90" style:family="table-cell" style:parent-style-name="Default">
      <style:table-cell-properties fo:border-bottom="0.99pt double #666666" style:border-line-width-bottom="0.009cm 0.009cm 0.018cm" fo:background-color="#000000" style:text-align-source="fix" style:repeat-content="false" fo:border-left="none" fo:border-right="none" fo:border-top="0.99pt double #666666" style:border-line-width-top="0.009cm 0.009cm 0.018cm" style:vertical-align="top"/>
      <style:paragraph-properties fo:text-align="start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22" style:family="table-cell" style:parent-style-name="Default">
      <style:table-cell-properties fo:background-color="#000000" fo:border="0.06pt solid #666666"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ce57" style:family="table-cell" style:parent-style-name="Default">
      <style:table-cell-properties fo:background-color="#000000" fo:border="0.06pt solid #666666" style:vertical-align="top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000000" fo:wrap-option="wrap" fo:border="0.06pt solid #666666" style:vertical-align="top"/>
      <style:text-properties fo:font-size="12pt" style:font-size-asian="12pt" style:font-size-complex="12pt"/>
    </style:style>
    <style:style style:name="ce94" style:family="table-cell" style:parent-style-name="Default">
      <style:table-cell-properties fo:border-bottom="0.99pt double #666666" style:border-line-width-bottom="0.009cm 0.009cm 0.018cm" fo:background-color="#000000" fo:border-left="none" fo:border-right="none" fo:border-top="0.99pt double #666666" style:border-line-width-top="0.009cm 0.009cm 0.018cm" style:vertical-align="top"/>
      <style:text-properties fo:font-size="12pt" style:font-size-asian="12pt" style:font-size-complex="12pt"/>
    </style:style>
    <style:style style:name="ce31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27" style:family="table-cell" style:parent-style-name="Default">
      <style:table-cell-properties fo:background-color="#000000" fo:border="0.06pt solid #666666" style:vertical-align="middle"/>
      <style:text-properties fo:font-size="12pt" fo:font-weight="normal" style:font-size-asian="12pt" style:font-weight-asian="normal" style:font-size-complex="12pt" style:font-weight-complex="normal"/>
    </style:style>
    <style:style style:name="ce66" style:family="table-cell" style:parent-style-name="Default">
      <style:table-cell-properties fo:background-color="#000000" fo:border="0.06pt solid #666666" style:vertical-align="middle"/>
      <style:text-properties fo:font-size="12pt" style:font-size-asian="12pt" style:font-size-complex="12pt"/>
    </style:style>
    <style:style style:name="ce67" style:family="table-cell" style:parent-style-name="Default">
      <style:table-cell-properties fo:background-color="#000000" fo:wrap-option="wrap" fo:border="0.06pt solid #666666" style:vertical-align="middle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ackground-color="#000000" style:text-align-source="fix" style:repeat-content="false" fo:border-left="0.99pt solid #666666" fo:border-right="none" fo:border-top="0.99pt solid #666666" style:vertical-align="middle"/>
      <style:paragraph-properties fo:text-align="center" fo:margin-left="0cm"/>
      <style:text-properties fo:color="#eeeeee"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center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76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middle"/>
      <style:paragraph-properties fo:text-align="start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77" style:family="table-cell" style:parent-style-name="Default">
      <style:table-cell-properties fo:background-color="#000000" style:text-align-source="fix" style:repeat-content="false" fo:border="0.06pt solid #666666" style:vertical-align="top"/>
      <style:paragraph-properties fo:text-align="start" fo:margin-left="0.353cm"/>
      <style:text-properties fo:font-size="12pt" fo:font-weight="normal" style:font-size-asian="12pt" style:font-weight-asian="normal" style:font-size-complex="12pt" style:font-weight-complex="normal"/>
    </style:style>
    <style:style style:name="ce78" style:family="table-cell" style:parent-style-name="Default">
      <style:table-cell-properties fo:border-bottom="none" fo:background-color="#000000" style:text-align-source="fix" style:repeat-content="false" fo:border-left="none" fo:border-right="none" fo:border-top="0.99pt solid #666666" style:vertical-align="top"/>
      <style:paragraph-properties fo:text-align="start" fo:margin-left="0cm"/>
      <style:text-properties fo:color="#eeeeee" fo:font-size="12pt" fo:font-weight="normal" style:font-size-asian="12pt" style:font-weight-asian="normal" style:font-size-complex="12pt" style:font-weight-complex="normal"/>
    </style:style>
    <style:style style:name="ce69" style:family="table-cell" style:parent-style-name="Default">
      <style:text-properties fo:font-weight="normal" style:font-weight-asian="normal" style:font-weight-complex="normal"/>
    </style:style>
    <style:style style:name="ce65" style:family="table-cell" style:parent-style-name="Default" style:data-style-name="N2">
      <style:table-cell-properties fo:background-color="#000000" style:text-align-source="fix" style:repeat-content="false" fo:border="0.06pt solid #666666" style:vertical-align="middle"/>
      <style:paragraph-properties fo:text-align="center" fo:margin-left="0cm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solid" draw:fill-color="#000000" draw:textarea-horizontal-align="center" draw:textarea-vertical-align="middle" draw:ole-draw-aspect="1"/>
    </style:style>
    <style:style style:name="P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lgorithm_Problems_log" table:style-name="ta1">
        <office:forms form:automatic-focus="false" form:apply-design-mode="false"/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36"/>
        <table:table-column table:style-name="co5" table:default-cell-style-name="ce36"/>
        <table:table-column table:style-name="co6" table:default-cell-style-name="ce36"/>
        <table:table-column table:style-name="co7" table:number-columns-repeated="4" table:default-cell-style-name="ce36"/>
        <table:table-column table:style-name="co8" table:default-cell-style-name="ce36"/>
        <table:table-column table:style-name="co9" table:default-cell-style-name="ce36"/>
        <table:table-column table:style-name="co10" table:default-cell-style-name="ce36"/>
        <table:table-column table:style-name="co11" table:default-cell-style-name="ce36"/>
        <table:table-column table:style-name="co7" table:default-cell-style-name="ce43"/>
        <table:table-column table:style-name="co7" table:default-cell-style-name="ce36"/>
        <table:table-column table:style-name="co12" table:default-cell-style-name="ce49"/>
        <table:table-column table:style-name="co13" table:default-cell-style-name="ce52"/>
        <table:table-column table:style-name="co14" table:default-cell-style-name="ce57"/>
        <table:table-column table:style-name="co15" table:default-cell-style-name="ce66"/>
        <table:table-column table:style-name="co7" table:number-columns-repeated="1003" table:default-cell-style-name="ce66"/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Level</text:p>
          </table:table-cell>
          <table:table-cell table:style-name="ce2" office:value-type="string" calcext:value-type="string">
            <text:p>A</text:p>
          </table:table-cell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Subjects</text:p>
          </table:table-cell>
          <table:table-cell table:style-name="ce2" office:value-type="string" calcext:value-type="string">
            <text:p>Pattern</text:p>
          </table:table-cell>
          <table:table-cell table:style-name="ce2" office:value-type="string" calcext:value-type="string">
            <text:p>Solved</text:p>
          </table:table-cell>
          <table:table-cell table:style-name="ce2" office:value-type="string" calcext:value-type="string">
            <text:p>Time</text:p>
          </table:table-cell>
          <table:table-cell table:style-name="ce2" office:value-type="string" calcext:value-type="string">
            <text:p>T. Cpxty</text:p>
          </table:table-cell>
          <table:table-cell table:style-name="ce2" office:value-type="string" calcext:value-type="string">
            <text:p>S. Cpxty</text:p>
          </table:table-cell>
          <table:table-cell table:style-name="ce2" office:value-type="string" calcext:value-type="string">
            <text:p>Bugs</text:p>
          </table:table-cell>
          <table:table-cell table:style-name="ce2" office:value-type="string" calcext:value-type="string">
            <text:p>Clarify</text:p>
          </table:table-cell>
          <table:table-cell table:style-name="ce2" office:value-type="string" calcext:value-type="string">
            <text:p>TDD</text:p>
          </table:table-cell>
          <table:table-cell table:style-name="ce2" office:value-type="string" calcext:value-type="string">
            <text:p>Anlyz</text:p>
          </table:table-cell>
          <table:table-cell table:style-name="ce2" office:value-type="string" calcext:value-type="string">
            <text:p>Score</text:p>
          </table:table-cell>
          <table:table-cell table:style-name="ce2" office:value-type="string" calcext:value-type="string">
            <text:p>Next</text:p>
          </table:table-cell>
          <table:table-cell table:style-name="ce14" office:value-type="string" calcext:value-type="string">
            <text:p>Stuggles</text:p>
          </table:table-cell>
          <table:table-cell table:style-name="ce48" office:value-type="string" calcext:value-type="string">
            <text:p>How to improve</text:p>
          </table:table-cell>
          <table:table-cell table:style-name="ce25" office:value-type="string" calcext:value-type="string">
            <text:p>Good</text:p>
          </table:table-cell>
          <table:table-cell table:style-name="ce31" office:value-type="string" calcext:value-type="string">
            <text:p>To_Display</text:p>
          </table:table-cell>
          <table:table-cell table:style-name="ce27" table:number-columns-repeated="1003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] &lt;&gt; &quot;Yes&quot;;-20;0) + IF([.$H2] &gt; 45;-20;0) + IF(AND([.$H2] &gt; 30; [.$H2] &lt;= 45);-8;0) + IF(AND([.$H2] &gt; 20; [.$H2] &lt;= 30);-3.5;0) + IF([.$K2] = 1;-5;0) + IF([.$K2] = 2;-10;0) + IF([.$K2] &gt; 2;-20;0) + IF([.$I2] = &quot;Avg&quot;;-3;0) + IF([.$I2] = &quot;Poor&quot;;-6;0) + IF([.$J2] = &quot;Avg&quot;;-2;0) + IF([.$J2] = &quot;Poor&quot;;-4;0) + IF([.$L2] &lt;&gt; &quot;Yes&quot;;-1;0) + IF([.$M2] &lt;&gt; &quot;Yes&quot;;-2;0) + IF([.$N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] &lt;&gt; &quot;Yes&quot;;-20;0) + IF([.$H3] &gt; 45;-20;0) + IF(AND([.$H3] &gt; 30; [.$H3] &lt;= 45);-8;0) + IF(AND([.$H3] &gt; 20; [.$H3] &lt;= 30);-3.5;0) + IF([.$K3] = 1;-5;0) + IF([.$K3] = 2;-10;0) + IF([.$K3] &gt; 2;-20;0) + IF([.$I3] = &quot;Avg&quot;;-3;0) + IF([.$I3] = &quot;Poor&quot;;-6;0) + IF([.$J3] = &quot;Avg&quot;;-2;0) + IF([.$J3] = &quot;Poor&quot;;-4;0) + IF([.$L3] &lt;&gt; &quot;Yes&quot;;-1;0) + IF([.$M3] &lt;&gt; &quot;Yes&quot;;-2;0) + IF([.$N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] &lt;&gt; &quot;Yes&quot;;-20;0) + IF([.$H4] &gt; 45;-20;0) + IF(AND([.$H4] &gt; 30; [.$H4] &lt;= 45);-8;0) + IF(AND([.$H4] &gt; 20; [.$H4] &lt;= 30);-3.5;0) + IF([.$K4] = 1;-5;0) + IF([.$K4] = 2;-10;0) + IF([.$K4] &gt; 2;-20;0) + IF([.$I4] = &quot;Avg&quot;;-3;0) + IF([.$I4] = &quot;Poor&quot;;-6;0) + IF([.$J4] = &quot;Avg&quot;;-2;0) + IF([.$J4] = &quot;Poor&quot;;-4;0) + IF([.$L4] &lt;&gt; &quot;Yes&quot;;-1;0) + IF([.$M4] &lt;&gt; &quot;Yes&quot;;-2;0) + IF([.$N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] &lt;&gt; &quot;Yes&quot;;-20;0) + IF([.$H5] &gt; 45;-20;0) + IF(AND([.$H5] &gt; 30; [.$H5] &lt;= 45);-8;0) + IF(AND([.$H5] &gt; 20; [.$H5] &lt;= 30);-3.5;0) + IF([.$K5] = 1;-5;0) + IF([.$K5] = 2;-10;0) + IF([.$K5] &gt; 2;-20;0) + IF([.$I5] = &quot;Avg&quot;;-3;0) + IF([.$I5] = &quot;Poor&quot;;-6;0) + IF([.$J5] = &quot;Avg&quot;;-2;0) + IF([.$J5] = &quot;Poor&quot;;-4;0) + IF([.$L5] &lt;&gt; &quot;Yes&quot;;-1;0) + IF([.$M5] &lt;&gt; &quot;Yes&quot;;-2;0) + IF([.$N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] &lt;&gt; &quot;Yes&quot;;-20;0) + IF([.$H6] &gt; 45;-20;0) + IF(AND([.$H6] &gt; 30; [.$H6] &lt;= 45);-8;0) + IF(AND([.$H6] &gt; 20; [.$H6] &lt;= 30);-3.5;0) + IF([.$K6] = 1;-5;0) + IF([.$K6] = 2;-10;0) + IF([.$K6] &gt; 2;-20;0) + IF([.$I6] = &quot;Avg&quot;;-3;0) + IF([.$I6] = &quot;Poor&quot;;-6;0) + IF([.$J6] = &quot;Avg&quot;;-2;0) + IF([.$J6] = &quot;Poor&quot;;-4;0) + IF([.$L6] &lt;&gt; &quot;Yes&quot;;-1;0) + IF([.$M6] &lt;&gt; &quot;Yes&quot;;-2;0) + IF([.$N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7] &lt;&gt; &quot;Yes&quot;;-20;0) + IF([.$H7] &gt; 45;-20;0) + IF(AND([.$H7] &gt; 30; [.$H7] &lt;= 45);-8;0) + IF(AND([.$H7] &gt; 20; [.$H7] &lt;= 30);-3.5;0) + IF([.$K7] = 1;-5;0) + IF([.$K7] = 2;-10;0) + IF([.$K7] &gt; 2;-20;0) + IF([.$I7] = &quot;Avg&quot;;-3;0) + IF([.$I7] = &quot;Poor&quot;;-6;0) + IF([.$J7] = &quot;Avg&quot;;-2;0) + IF([.$J7] = &quot;Poor&quot;;-4;0) + IF([.$L7] &lt;&gt; &quot;Yes&quot;;-1;0) + IF([.$M7] &lt;&gt; &quot;Yes&quot;;-2;0) + IF([.$N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8] &lt;&gt; &quot;Yes&quot;;-20;0) + IF([.$H8] &gt; 45;-20;0) + IF(AND([.$H8] &gt; 30; [.$H8] &lt;= 45);-8;0) + IF(AND([.$H8] &gt; 20; [.$H8] &lt;= 30);-3.5;0) + IF([.$K8] = 1;-5;0) + IF([.$K8] = 2;-10;0) + IF([.$K8] &gt; 2;-20;0) + IF([.$I8] = &quot;Avg&quot;;-3;0) + IF([.$I8] = &quot;Poor&quot;;-6;0) + IF([.$J8] = &quot;Avg&quot;;-2;0) + IF([.$J8] = &quot;Poor&quot;;-4;0) + IF([.$L8] &lt;&gt; &quot;Yes&quot;;-1;0) + IF([.$M8] &lt;&gt; &quot;Yes&quot;;-2;0) + IF([.$N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9] &lt;&gt; &quot;Yes&quot;;-20;0) + IF([.$H9] &gt; 45;-20;0) + IF(AND([.$H9] &gt; 30; [.$H9] &lt;= 45);-8;0) + IF(AND([.$H9] &gt; 20; [.$H9] &lt;= 30);-3.5;0) + IF([.$K9] = 1;-5;0) + IF([.$K9] = 2;-10;0) + IF([.$K9] &gt; 2;-20;0) + IF([.$I9] = &quot;Avg&quot;;-3;0) + IF([.$I9] = &quot;Poor&quot;;-6;0) + IF([.$J9] = &quot;Avg&quot;;-2;0) + IF([.$J9] = &quot;Poor&quot;;-4;0) + IF([.$L9] &lt;&gt; &quot;Yes&quot;;-1;0) + IF([.$M9] &lt;&gt; &quot;Yes&quot;;-2;0) + IF([.$N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0] &lt;&gt; &quot;Yes&quot;;-20;0) + IF([.$H10] &gt; 45;-20;0) + IF(AND([.$H10] &gt; 30; [.$H10] &lt;= 45);-8;0) + IF(AND([.$H10] &gt; 20; [.$H10] &lt;= 30);-3.5;0) + IF([.$K10] = 1;-5;0) + IF([.$K10] = 2;-10;0) + IF([.$K10] &gt; 2;-20;0) + IF([.$I10] = &quot;Avg&quot;;-3;0) + IF([.$I10] = &quot;Poor&quot;;-6;0) + IF([.$J10] = &quot;Avg&quot;;-2;0) + IF([.$J10] = &quot;Poor&quot;;-4;0) + IF([.$L10] &lt;&gt; &quot;Yes&quot;;-1;0) + IF([.$M10] &lt;&gt; &quot;Yes&quot;;-2;0) + IF([.$N1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1] &lt;&gt; &quot;Yes&quot;;-20;0) + IF([.$H11] &gt; 45;-20;0) + IF(AND([.$H11] &gt; 30; [.$H11] &lt;= 45);-8;0) + IF(AND([.$H11] &gt; 20; [.$H11] &lt;= 30);-3.5;0) + IF([.$K11] = 1;-5;0) + IF([.$K11] = 2;-10;0) + IF([.$K11] &gt; 2;-20;0) + IF([.$I11] = &quot;Avg&quot;;-3;0) + IF([.$I11] = &quot;Poor&quot;;-6;0) + IF([.$J11] = &quot;Avg&quot;;-2;0) + IF([.$J11] = &quot;Poor&quot;;-4;0) + IF([.$L11] &lt;&gt; &quot;Yes&quot;;-1;0) + IF([.$M11] &lt;&gt; &quot;Yes&quot;;-2;0) + IF([.$N1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2] &lt;&gt; &quot;Yes&quot;;-20;0) + IF([.$H12] &gt; 45;-20;0) + IF(AND([.$H12] &gt; 30; [.$H12] &lt;= 45);-8;0) + IF(AND([.$H12] &gt; 20; [.$H12] &lt;= 30);-3.5;0) + IF([.$K12] = 1;-5;0) + IF([.$K12] = 2;-10;0) + IF([.$K12] &gt; 2;-20;0) + IF([.$I12] = &quot;Avg&quot;;-3;0) + IF([.$I12] = &quot;Poor&quot;;-6;0) + IF([.$J12] = &quot;Avg&quot;;-2;0) + IF([.$J12] = &quot;Poor&quot;;-4;0) + IF([.$L12] &lt;&gt; &quot;Yes&quot;;-1;0) + IF([.$M12] &lt;&gt; &quot;Yes&quot;;-2;0) + IF([.$N1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3] &lt;&gt; &quot;Yes&quot;;-20;0) + IF([.$H13] &gt; 45;-20;0) + IF(AND([.$H13] &gt; 30; [.$H13] &lt;= 45);-8;0) + IF(AND([.$H13] &gt; 20; [.$H13] &lt;= 30);-3.5;0) + IF([.$K13] = 1;-5;0) + IF([.$K13] = 2;-10;0) + IF([.$K13] &gt; 2;-20;0) + IF([.$I13] = &quot;Avg&quot;;-3;0) + IF([.$I13] = &quot;Poor&quot;;-6;0) + IF([.$J13] = &quot;Avg&quot;;-2;0) + IF([.$J13] = &quot;Poor&quot;;-4;0) + IF([.$L13] &lt;&gt; &quot;Yes&quot;;-1;0) + IF([.$M13] &lt;&gt; &quot;Yes&quot;;-2;0) + IF([.$N1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4] &lt;&gt; &quot;Yes&quot;;-20;0) + IF([.$H14] &gt; 45;-20;0) + IF(AND([.$H14] &gt; 30; [.$H14] &lt;= 45);-8;0) + IF(AND([.$H14] &gt; 20; [.$H14] &lt;= 30);-3.5;0) + IF([.$K14] = 1;-5;0) + IF([.$K14] = 2;-10;0) + IF([.$K14] &gt; 2;-20;0) + IF([.$I14] = &quot;Avg&quot;;-3;0) + IF([.$I14] = &quot;Poor&quot;;-6;0) + IF([.$J14] = &quot;Avg&quot;;-2;0) + IF([.$J14] = &quot;Poor&quot;;-4;0) + IF([.$L14] &lt;&gt; &quot;Yes&quot;;-1;0) + IF([.$M14] &lt;&gt; &quot;Yes&quot;;-2;0) + IF([.$N1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5] &lt;&gt; &quot;Yes&quot;;-20;0) + IF([.$H15] &gt; 45;-20;0) + IF(AND([.$H15] &gt; 30; [.$H15] &lt;= 45);-8;0) + IF(AND([.$H15] &gt; 20; [.$H15] &lt;= 30);-3.5;0) + IF([.$K15] = 1;-5;0) + IF([.$K15] = 2;-10;0) + IF([.$K15] &gt; 2;-20;0) + IF([.$I15] = &quot;Avg&quot;;-3;0) + IF([.$I15] = &quot;Poor&quot;;-6;0) + IF([.$J15] = &quot;Avg&quot;;-2;0) + IF([.$J15] = &quot;Poor&quot;;-4;0) + IF([.$L15] &lt;&gt; &quot;Yes&quot;;-1;0) + IF([.$M15] &lt;&gt; &quot;Yes&quot;;-2;0) + IF([.$N1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6] &lt;&gt; &quot;Yes&quot;;-20;0) + IF([.$H16] &gt; 45;-20;0) + IF(AND([.$H16] &gt; 30; [.$H16] &lt;= 45);-8;0) + IF(AND([.$H16] &gt; 20; [.$H16] &lt;= 30);-3.5;0) + IF([.$K16] = 1;-5;0) + IF([.$K16] = 2;-10;0) + IF([.$K16] &gt; 2;-20;0) + IF([.$I16] = &quot;Avg&quot;;-3;0) + IF([.$I16] = &quot;Poor&quot;;-6;0) + IF([.$J16] = &quot;Avg&quot;;-2;0) + IF([.$J16] = &quot;Poor&quot;;-4;0) + IF([.$L16] &lt;&gt; &quot;Yes&quot;;-1;0) + IF([.$M16] &lt;&gt; &quot;Yes&quot;;-2;0) + IF([.$N1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7] &lt;&gt; &quot;Yes&quot;;-20;0) + IF([.$H17] &gt; 45;-20;0) + IF(AND([.$H17] &gt; 30; [.$H17] &lt;= 45);-8;0) + IF(AND([.$H17] &gt; 20; [.$H17] &lt;= 30);-3.5;0) + IF([.$K17] = 1;-5;0) + IF([.$K17] = 2;-10;0) + IF([.$K17] &gt; 2;-20;0) + IF([.$I17] = &quot;Avg&quot;;-3;0) + IF([.$I17] = &quot;Poor&quot;;-6;0) + IF([.$J17] = &quot;Avg&quot;;-2;0) + IF([.$J17] = &quot;Poor&quot;;-4;0) + IF([.$L17] &lt;&gt; &quot;Yes&quot;;-1;0) + IF([.$M17] &lt;&gt; &quot;Yes&quot;;-2;0) + IF([.$N1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8] &lt;&gt; &quot;Yes&quot;;-20;0) + IF([.$H18] &gt; 45;-20;0) + IF(AND([.$H18] &gt; 30; [.$H18] &lt;= 45);-8;0) + IF(AND([.$H18] &gt; 20; [.$H18] &lt;= 30);-3.5;0) + IF([.$K18] = 1;-5;0) + IF([.$K18] = 2;-10;0) + IF([.$K18] &gt; 2;-20;0) + IF([.$I18] = &quot;Avg&quot;;-3;0) + IF([.$I18] = &quot;Poor&quot;;-6;0) + IF([.$J18] = &quot;Avg&quot;;-2;0) + IF([.$J18] = &quot;Poor&quot;;-4;0) + IF([.$L18] &lt;&gt; &quot;Yes&quot;;-1;0) + IF([.$M18] &lt;&gt; &quot;Yes&quot;;-2;0) + IF([.$N1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19] &lt;&gt; &quot;Yes&quot;;-20;0) + IF([.$H19] &gt; 45;-20;0) + IF(AND([.$H19] &gt; 30; [.$H19] &lt;= 45);-8;0) + IF(AND([.$H19] &gt; 20; [.$H19] &lt;= 30);-3.5;0) + IF([.$K19] = 1;-5;0) + IF([.$K19] = 2;-10;0) + IF([.$K19] &gt; 2;-20;0) + IF([.$I19] = &quot;Avg&quot;;-3;0) + IF([.$I19] = &quot;Poor&quot;;-6;0) + IF([.$J19] = &quot;Avg&quot;;-2;0) + IF([.$J19] = &quot;Poor&quot;;-4;0) + IF([.$L19] &lt;&gt; &quot;Yes&quot;;-1;0) + IF([.$M19] &lt;&gt; &quot;Yes&quot;;-2;0) + IF([.$N1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0] &lt;&gt; &quot;Yes&quot;;-20;0) + IF([.$H20] &gt; 45;-20;0) + IF(AND([.$H20] &gt; 30; [.$H20] &lt;= 45);-8;0) + IF(AND([.$H20] &gt; 20; [.$H20] &lt;= 30);-3.5;0) + IF([.$K20] = 1;-5;0) + IF([.$K20] = 2;-10;0) + IF([.$K20] &gt; 2;-20;0) + IF([.$I20] = &quot;Avg&quot;;-3;0) + IF([.$I20] = &quot;Poor&quot;;-6;0) + IF([.$J20] = &quot;Avg&quot;;-2;0) + IF([.$J20] = &quot;Poor&quot;;-4;0) + IF([.$L20] &lt;&gt; &quot;Yes&quot;;-1;0) + IF([.$M20] &lt;&gt; &quot;Yes&quot;;-2;0) + IF([.$N2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1] &lt;&gt; &quot;Yes&quot;;-20;0) + IF([.$H21] &gt; 45;-20;0) + IF(AND([.$H21] &gt; 30; [.$H21] &lt;= 45);-8;0) + IF(AND([.$H21] &gt; 20; [.$H21] &lt;= 30);-3.5;0) + IF([.$K21] = 1;-5;0) + IF([.$K21] = 2;-10;0) + IF([.$K21] &gt; 2;-20;0) + IF([.$I21] = &quot;Avg&quot;;-3;0) + IF([.$I21] = &quot;Poor&quot;;-6;0) + IF([.$J21] = &quot;Avg&quot;;-2;0) + IF([.$J21] = &quot;Poor&quot;;-4;0) + IF([.$L21] &lt;&gt; &quot;Yes&quot;;-1;0) + IF([.$M21] &lt;&gt; &quot;Yes&quot;;-2;0) + IF([.$N2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2] &lt;&gt; &quot;Yes&quot;;-20;0) + IF([.$H22] &gt; 45;-20;0) + IF(AND([.$H22] &gt; 30; [.$H22] &lt;= 45);-8;0) + IF(AND([.$H22] &gt; 20; [.$H22] &lt;= 30);-3.5;0) + IF([.$K22] = 1;-5;0) + IF([.$K22] = 2;-10;0) + IF([.$K22] &gt; 2;-20;0) + IF([.$I22] = &quot;Avg&quot;;-3;0) + IF([.$I22] = &quot;Poor&quot;;-6;0) + IF([.$J22] = &quot;Avg&quot;;-2;0) + IF([.$J22] = &quot;Poor&quot;;-4;0) + IF([.$L22] &lt;&gt; &quot;Yes&quot;;-1;0) + IF([.$M22] &lt;&gt; &quot;Yes&quot;;-2;0) + IF([.$N2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3] &lt;&gt; &quot;Yes&quot;;-20;0) + IF([.$H23] &gt; 45;-20;0) + IF(AND([.$H23] &gt; 30; [.$H23] &lt;= 45);-8;0) + IF(AND([.$H23] &gt; 20; [.$H23] &lt;= 30);-3.5;0) + IF([.$K23] = 1;-5;0) + IF([.$K23] = 2;-10;0) + IF([.$K23] &gt; 2;-20;0) + IF([.$I23] = &quot;Avg&quot;;-3;0) + IF([.$I23] = &quot;Poor&quot;;-6;0) + IF([.$J23] = &quot;Avg&quot;;-2;0) + IF([.$J23] = &quot;Poor&quot;;-4;0) + IF([.$L23] &lt;&gt; &quot;Yes&quot;;-1;0) + IF([.$M23] &lt;&gt; &quot;Yes&quot;;-2;0) + IF([.$N2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4] &lt;&gt; &quot;Yes&quot;;-20;0) + IF([.$H24] &gt; 45;-20;0) + IF(AND([.$H24] &gt; 30; [.$H24] &lt;= 45);-8;0) + IF(AND([.$H24] &gt; 20; [.$H24] &lt;= 30);-3.5;0) + IF([.$K24] = 1;-5;0) + IF([.$K24] = 2;-10;0) + IF([.$K24] &gt; 2;-20;0) + IF([.$I24] = &quot;Avg&quot;;-3;0) + IF([.$I24] = &quot;Poor&quot;;-6;0) + IF([.$J24] = &quot;Avg&quot;;-2;0) + IF([.$J24] = &quot;Poor&quot;;-4;0) + IF([.$L24] &lt;&gt; &quot;Yes&quot;;-1;0) + IF([.$M24] &lt;&gt; &quot;Yes&quot;;-2;0) + IF([.$N2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5] &lt;&gt; &quot;Yes&quot;;-20;0) + IF([.$H25] &gt; 45;-20;0) + IF(AND([.$H25] &gt; 30; [.$H25] &lt;= 45);-8;0) + IF(AND([.$H25] &gt; 20; [.$H25] &lt;= 30);-3.5;0) + IF([.$K25] = 1;-5;0) + IF([.$K25] = 2;-10;0) + IF([.$K25] &gt; 2;-20;0) + IF([.$I25] = &quot;Avg&quot;;-3;0) + IF([.$I25] = &quot;Poor&quot;;-6;0) + IF([.$J25] = &quot;Avg&quot;;-2;0) + IF([.$J25] = &quot;Poor&quot;;-4;0) + IF([.$L25] &lt;&gt; &quot;Yes&quot;;-1;0) + IF([.$M25] &lt;&gt; &quot;Yes&quot;;-2;0) + IF([.$N2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6] &lt;&gt; &quot;Yes&quot;;-20;0) + IF([.$H26] &gt; 45;-20;0) + IF(AND([.$H26] &gt; 30; [.$H26] &lt;= 45);-8;0) + IF(AND([.$H26] &gt; 20; [.$H26] &lt;= 30);-3.5;0) + IF([.$K26] = 1;-5;0) + IF([.$K26] = 2;-10;0) + IF([.$K26] &gt; 2;-20;0) + IF([.$I26] = &quot;Avg&quot;;-3;0) + IF([.$I26] = &quot;Poor&quot;;-6;0) + IF([.$J26] = &quot;Avg&quot;;-2;0) + IF([.$J26] = &quot;Poor&quot;;-4;0) + IF([.$L26] &lt;&gt; &quot;Yes&quot;;-1;0) + IF([.$M26] &lt;&gt; &quot;Yes&quot;;-2;0) + IF([.$N2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7] &lt;&gt; &quot;Yes&quot;;-20;0) + IF([.$H27] &gt; 45;-20;0) + IF(AND([.$H27] &gt; 30; [.$H27] &lt;= 45);-8;0) + IF(AND([.$H27] &gt; 20; [.$H27] &lt;= 30);-3.5;0) + IF([.$K27] = 1;-5;0) + IF([.$K27] = 2;-10;0) + IF([.$K27] &gt; 2;-20;0) + IF([.$I27] = &quot;Avg&quot;;-3;0) + IF([.$I27] = &quot;Poor&quot;;-6;0) + IF([.$J27] = &quot;Avg&quot;;-2;0) + IF([.$J27] = &quot;Poor&quot;;-4;0) + IF([.$L27] &lt;&gt; &quot;Yes&quot;;-1;0) + IF([.$M27] &lt;&gt; &quot;Yes&quot;;-2;0) + IF([.$N2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8] &lt;&gt; &quot;Yes&quot;;-20;0) + IF([.$H28] &gt; 45;-20;0) + IF(AND([.$H28] &gt; 30; [.$H28] &lt;= 45);-8;0) + IF(AND([.$H28] &gt; 20; [.$H28] &lt;= 30);-3.5;0) + IF([.$K28] = 1;-5;0) + IF([.$K28] = 2;-10;0) + IF([.$K28] &gt; 2;-20;0) + IF([.$I28] = &quot;Avg&quot;;-3;0) + IF([.$I28] = &quot;Poor&quot;;-6;0) + IF([.$J28] = &quot;Avg&quot;;-2;0) + IF([.$J28] = &quot;Poor&quot;;-4;0) + IF([.$L28] &lt;&gt; &quot;Yes&quot;;-1;0) + IF([.$M28] &lt;&gt; &quot;Yes&quot;;-2;0) + IF([.$N2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29] &lt;&gt; &quot;Yes&quot;;-20;0) + IF([.$H29] &gt; 45;-20;0) + IF(AND([.$H29] &gt; 30; [.$H29] &lt;= 45);-8;0) + IF(AND([.$H29] &gt; 20; [.$H29] &lt;= 30);-3.5;0) + IF([.$K29] = 1;-5;0) + IF([.$K29] = 2;-10;0) + IF([.$K29] &gt; 2;-20;0) + IF([.$I29] = &quot;Avg&quot;;-3;0) + IF([.$I29] = &quot;Poor&quot;;-6;0) + IF([.$J29] = &quot;Avg&quot;;-2;0) + IF([.$J29] = &quot;Poor&quot;;-4;0) + IF([.$L29] &lt;&gt; &quot;Yes&quot;;-1;0) + IF([.$M29] &lt;&gt; &quot;Yes&quot;;-2;0) + IF([.$N2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0] &lt;&gt; &quot;Yes&quot;;-20;0) + IF([.$H30] &gt; 45;-20;0) + IF(AND([.$H30] &gt; 30; [.$H30] &lt;= 45);-8;0) + IF(AND([.$H30] &gt; 20; [.$H30] &lt;= 30);-3.5;0) + IF([.$K30] = 1;-5;0) + IF([.$K30] = 2;-10;0) + IF([.$K30] &gt; 2;-20;0) + IF([.$I30] = &quot;Avg&quot;;-3;0) + IF([.$I30] = &quot;Poor&quot;;-6;0) + IF([.$J30] = &quot;Avg&quot;;-2;0) + IF([.$J30] = &quot;Poor&quot;;-4;0) + IF([.$L30] &lt;&gt; &quot;Yes&quot;;-1;0) + IF([.$M30] &lt;&gt; &quot;Yes&quot;;-2;0) + IF([.$N3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1] &lt;&gt; &quot;Yes&quot;;-20;0) + IF([.$H31] &gt; 45;-20;0) + IF(AND([.$H31] &gt; 30; [.$H31] &lt;= 45);-8;0) + IF(AND([.$H31] &gt; 20; [.$H31] &lt;= 30);-3.5;0) + IF([.$K31] = 1;-5;0) + IF([.$K31] = 2;-10;0) + IF([.$K31] &gt; 2;-20;0) + IF([.$I31] = &quot;Avg&quot;;-3;0) + IF([.$I31] = &quot;Poor&quot;;-6;0) + IF([.$J31] = &quot;Avg&quot;;-2;0) + IF([.$J31] = &quot;Poor&quot;;-4;0) + IF([.$L31] &lt;&gt; &quot;Yes&quot;;-1;0) + IF([.$M31] &lt;&gt; &quot;Yes&quot;;-2;0) + IF([.$N3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2] &lt;&gt; &quot;Yes&quot;;-20;0) + IF([.$H32] &gt; 45;-20;0) + IF(AND([.$H32] &gt; 30; [.$H32] &lt;= 45);-8;0) + IF(AND([.$H32] &gt; 20; [.$H32] &lt;= 30);-3.5;0) + IF([.$K32] = 1;-5;0) + IF([.$K32] = 2;-10;0) + IF([.$K32] &gt; 2;-20;0) + IF([.$I32] = &quot;Avg&quot;;-3;0) + IF([.$I32] = &quot;Poor&quot;;-6;0) + IF([.$J32] = &quot;Avg&quot;;-2;0) + IF([.$J32] = &quot;Poor&quot;;-4;0) + IF([.$L32] &lt;&gt; &quot;Yes&quot;;-1;0) + IF([.$M32] &lt;&gt; &quot;Yes&quot;;-2;0) + IF([.$N3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3] &lt;&gt; &quot;Yes&quot;;-20;0) + IF([.$H33] &gt; 45;-20;0) + IF(AND([.$H33] &gt; 30; [.$H33] &lt;= 45);-8;0) + IF(AND([.$H33] &gt; 20; [.$H33] &lt;= 30);-3.5;0) + IF([.$K33] = 1;-5;0) + IF([.$K33] = 2;-10;0) + IF([.$K33] &gt; 2;-20;0) + IF([.$I33] = &quot;Avg&quot;;-3;0) + IF([.$I33] = &quot;Poor&quot;;-6;0) + IF([.$J33] = &quot;Avg&quot;;-2;0) + IF([.$J33] = &quot;Poor&quot;;-4;0) + IF([.$L33] &lt;&gt; &quot;Yes&quot;;-1;0) + IF([.$M33] &lt;&gt; &quot;Yes&quot;;-2;0) + IF([.$N3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4] &lt;&gt; &quot;Yes&quot;;-20;0) + IF([.$H34] &gt; 45;-20;0) + IF(AND([.$H34] &gt; 30; [.$H34] &lt;= 45);-8;0) + IF(AND([.$H34] &gt; 20; [.$H34] &lt;= 30);-3.5;0) + IF([.$K34] = 1;-5;0) + IF([.$K34] = 2;-10;0) + IF([.$K34] &gt; 2;-20;0) + IF([.$I34] = &quot;Avg&quot;;-3;0) + IF([.$I34] = &quot;Poor&quot;;-6;0) + IF([.$J34] = &quot;Avg&quot;;-2;0) + IF([.$J34] = &quot;Poor&quot;;-4;0) + IF([.$L34] &lt;&gt; &quot;Yes&quot;;-1;0) + IF([.$M34] &lt;&gt; &quot;Yes&quot;;-2;0) + IF([.$N3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5] &lt;&gt; &quot;Yes&quot;;-20;0) + IF([.$H35] &gt; 45;-20;0) + IF(AND([.$H35] &gt; 30; [.$H35] &lt;= 45);-8;0) + IF(AND([.$H35] &gt; 20; [.$H35] &lt;= 30);-3.5;0) + IF([.$K35] = 1;-5;0) + IF([.$K35] = 2;-10;0) + IF([.$K35] &gt; 2;-20;0) + IF([.$I35] = &quot;Avg&quot;;-3;0) + IF([.$I35] = &quot;Poor&quot;;-6;0) + IF([.$J35] = &quot;Avg&quot;;-2;0) + IF([.$J35] = &quot;Poor&quot;;-4;0) + IF([.$L35] &lt;&gt; &quot;Yes&quot;;-1;0) + IF([.$M35] &lt;&gt; &quot;Yes&quot;;-2;0) + IF([.$N3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6] &lt;&gt; &quot;Yes&quot;;-20;0) + IF([.$H36] &gt; 45;-20;0) + IF(AND([.$H36] &gt; 30; [.$H36] &lt;= 45);-8;0) + IF(AND([.$H36] &gt; 20; [.$H36] &lt;= 30);-3.5;0) + IF([.$K36] = 1;-5;0) + IF([.$K36] = 2;-10;0) + IF([.$K36] &gt; 2;-20;0) + IF([.$I36] = &quot;Avg&quot;;-3;0) + IF([.$I36] = &quot;Poor&quot;;-6;0) + IF([.$J36] = &quot;Avg&quot;;-2;0) + IF([.$J36] = &quot;Poor&quot;;-4;0) + IF([.$L36] &lt;&gt; &quot;Yes&quot;;-1;0) + IF([.$M36] &lt;&gt; &quot;Yes&quot;;-2;0) + IF([.$N3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7] &lt;&gt; &quot;Yes&quot;;-20;0) + IF([.$H37] &gt; 45;-20;0) + IF(AND([.$H37] &gt; 30; [.$H37] &lt;= 45);-8;0) + IF(AND([.$H37] &gt; 20; [.$H37] &lt;= 30);-3.5;0) + IF([.$K37] = 1;-5;0) + IF([.$K37] = 2;-10;0) + IF([.$K37] &gt; 2;-20;0) + IF([.$I37] = &quot;Avg&quot;;-3;0) + IF([.$I37] = &quot;Poor&quot;;-6;0) + IF([.$J37] = &quot;Avg&quot;;-2;0) + IF([.$J37] = &quot;Poor&quot;;-4;0) + IF([.$L37] &lt;&gt; &quot;Yes&quot;;-1;0) + IF([.$M37] &lt;&gt; &quot;Yes&quot;;-2;0) + IF([.$N3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8] &lt;&gt; &quot;Yes&quot;;-20;0) + IF([.$H38] &gt; 45;-20;0) + IF(AND([.$H38] &gt; 30; [.$H38] &lt;= 45);-8;0) + IF(AND([.$H38] &gt; 20; [.$H38] &lt;= 30);-3.5;0) + IF([.$K38] = 1;-5;0) + IF([.$K38] = 2;-10;0) + IF([.$K38] &gt; 2;-20;0) + IF([.$I38] = &quot;Avg&quot;;-3;0) + IF([.$I38] = &quot;Poor&quot;;-6;0) + IF([.$J38] = &quot;Avg&quot;;-2;0) + IF([.$J38] = &quot;Poor&quot;;-4;0) + IF([.$L38] &lt;&gt; &quot;Yes&quot;;-1;0) + IF([.$M38] &lt;&gt; &quot;Yes&quot;;-2;0) + IF([.$N3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39] &lt;&gt; &quot;Yes&quot;;-20;0) + IF([.$H39] &gt; 45;-20;0) + IF(AND([.$H39] &gt; 30; [.$H39] &lt;= 45);-8;0) + IF(AND([.$H39] &gt; 20; [.$H39] &lt;= 30);-3.5;0) + IF([.$K39] = 1;-5;0) + IF([.$K39] = 2;-10;0) + IF([.$K39] &gt; 2;-20;0) + IF([.$I39] = &quot;Avg&quot;;-3;0) + IF([.$I39] = &quot;Poor&quot;;-6;0) + IF([.$J39] = &quot;Avg&quot;;-2;0) + IF([.$J39] = &quot;Poor&quot;;-4;0) + IF([.$L39] &lt;&gt; &quot;Yes&quot;;-1;0) + IF([.$M39] &lt;&gt; &quot;Yes&quot;;-2;0) + IF([.$N3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0] &lt;&gt; &quot;Yes&quot;;-20;0) + IF([.$H40] &gt; 45;-20;0) + IF(AND([.$H40] &gt; 30; [.$H40] &lt;= 45);-8;0) + IF(AND([.$H40] &gt; 20; [.$H40] &lt;= 30);-3.5;0) + IF([.$K40] = 1;-5;0) + IF([.$K40] = 2;-10;0) + IF([.$K40] &gt; 2;-20;0) + IF([.$I40] = &quot;Avg&quot;;-3;0) + IF([.$I40] = &quot;Poor&quot;;-6;0) + IF([.$J40] = &quot;Avg&quot;;-2;0) + IF([.$J40] = &quot;Poor&quot;;-4;0) + IF([.$L40] &lt;&gt; &quot;Yes&quot;;-1;0) + IF([.$M40] &lt;&gt; &quot;Yes&quot;;-2;0) + IF([.$N4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1] &lt;&gt; &quot;Yes&quot;;-20;0) + IF([.$H41] &gt; 45;-20;0) + IF(AND([.$H41] &gt; 30; [.$H41] &lt;= 45);-8;0) + IF(AND([.$H41] &gt; 20; [.$H41] &lt;= 30);-3.5;0) + IF([.$K41] = 1;-5;0) + IF([.$K41] = 2;-10;0) + IF([.$K41] &gt; 2;-20;0) + IF([.$I41] = &quot;Avg&quot;;-3;0) + IF([.$I41] = &quot;Poor&quot;;-6;0) + IF([.$J41] = &quot;Avg&quot;;-2;0) + IF([.$J41] = &quot;Poor&quot;;-4;0) + IF([.$L41] &lt;&gt; &quot;Yes&quot;;-1;0) + IF([.$M41] &lt;&gt; &quot;Yes&quot;;-2;0) + IF([.$N4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2] &lt;&gt; &quot;Yes&quot;;-20;0) + IF([.$H42] &gt; 45;-20;0) + IF(AND([.$H42] &gt; 30; [.$H42] &lt;= 45);-8;0) + IF(AND([.$H42] &gt; 20; [.$H42] &lt;= 30);-3.5;0) + IF([.$K42] = 1;-5;0) + IF([.$K42] = 2;-10;0) + IF([.$K42] &gt; 2;-20;0) + IF([.$I42] = &quot;Avg&quot;;-3;0) + IF([.$I42] = &quot;Poor&quot;;-6;0) + IF([.$J42] = &quot;Avg&quot;;-2;0) + IF([.$J42] = &quot;Poor&quot;;-4;0) + IF([.$L42] &lt;&gt; &quot;Yes&quot;;-1;0) + IF([.$M42] &lt;&gt; &quot;Yes&quot;;-2;0) + IF([.$N4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3] &lt;&gt; &quot;Yes&quot;;-20;0) + IF([.$H43] &gt; 45;-20;0) + IF(AND([.$H43] &gt; 30; [.$H43] &lt;= 45);-8;0) + IF(AND([.$H43] &gt; 20; [.$H43] &lt;= 30);-3.5;0) + IF([.$K43] = 1;-5;0) + IF([.$K43] = 2;-10;0) + IF([.$K43] &gt; 2;-20;0) + IF([.$I43] = &quot;Avg&quot;;-3;0) + IF([.$I43] = &quot;Poor&quot;;-6;0) + IF([.$J43] = &quot;Avg&quot;;-2;0) + IF([.$J43] = &quot;Poor&quot;;-4;0) + IF([.$L43] &lt;&gt; &quot;Yes&quot;;-1;0) + IF([.$M43] &lt;&gt; &quot;Yes&quot;;-2;0) + IF([.$N4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4] &lt;&gt; &quot;Yes&quot;;-20;0) + IF([.$H44] &gt; 45;-20;0) + IF(AND([.$H44] &gt; 30; [.$H44] &lt;= 45);-8;0) + IF(AND([.$H44] &gt; 20; [.$H44] &lt;= 30);-3.5;0) + IF([.$K44] = 1;-5;0) + IF([.$K44] = 2;-10;0) + IF([.$K44] &gt; 2;-20;0) + IF([.$I44] = &quot;Avg&quot;;-3;0) + IF([.$I44] = &quot;Poor&quot;;-6;0) + IF([.$J44] = &quot;Avg&quot;;-2;0) + IF([.$J44] = &quot;Poor&quot;;-4;0) + IF([.$L44] &lt;&gt; &quot;Yes&quot;;-1;0) + IF([.$M44] &lt;&gt; &quot;Yes&quot;;-2;0) + IF([.$N4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5] &lt;&gt; &quot;Yes&quot;;-20;0) + IF([.$H45] &gt; 45;-20;0) + IF(AND([.$H45] &gt; 30; [.$H45] &lt;= 45);-8;0) + IF(AND([.$H45] &gt; 20; [.$H45] &lt;= 30);-3.5;0) + IF([.$K45] = 1;-5;0) + IF([.$K45] = 2;-10;0) + IF([.$K45] &gt; 2;-20;0) + IF([.$I45] = &quot;Avg&quot;;-3;0) + IF([.$I45] = &quot;Poor&quot;;-6;0) + IF([.$J45] = &quot;Avg&quot;;-2;0) + IF([.$J45] = &quot;Poor&quot;;-4;0) + IF([.$L45] &lt;&gt; &quot;Yes&quot;;-1;0) + IF([.$M45] &lt;&gt; &quot;Yes&quot;;-2;0) + IF([.$N4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6] &lt;&gt; &quot;Yes&quot;;-20;0) + IF([.$H46] &gt; 45;-20;0) + IF(AND([.$H46] &gt; 30; [.$H46] &lt;= 45);-8;0) + IF(AND([.$H46] &gt; 20; [.$H46] &lt;= 30);-3.5;0) + IF([.$K46] = 1;-5;0) + IF([.$K46] = 2;-10;0) + IF([.$K46] &gt; 2;-20;0) + IF([.$I46] = &quot;Avg&quot;;-3;0) + IF([.$I46] = &quot;Poor&quot;;-6;0) + IF([.$J46] = &quot;Avg&quot;;-2;0) + IF([.$J46] = &quot;Poor&quot;;-4;0) + IF([.$L46] &lt;&gt; &quot;Yes&quot;;-1;0) + IF([.$M46] &lt;&gt; &quot;Yes&quot;;-2;0) + IF([.$N4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7] &lt;&gt; &quot;Yes&quot;;-20;0) + IF([.$H47] &gt; 45;-20;0) + IF(AND([.$H47] &gt; 30; [.$H47] &lt;= 45);-8;0) + IF(AND([.$H47] &gt; 20; [.$H47] &lt;= 30);-3.5;0) + IF([.$K47] = 1;-5;0) + IF([.$K47] = 2;-10;0) + IF([.$K47] &gt; 2;-20;0) + IF([.$I47] = &quot;Avg&quot;;-3;0) + IF([.$I47] = &quot;Poor&quot;;-6;0) + IF([.$J47] = &quot;Avg&quot;;-2;0) + IF([.$J47] = &quot;Poor&quot;;-4;0) + IF([.$L47] &lt;&gt; &quot;Yes&quot;;-1;0) + IF([.$M47] &lt;&gt; &quot;Yes&quot;;-2;0) + IF([.$N4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8] &lt;&gt; &quot;Yes&quot;;-20;0) + IF([.$H48] &gt; 45;-20;0) + IF(AND([.$H48] &gt; 30; [.$H48] &lt;= 45);-8;0) + IF(AND([.$H48] &gt; 20; [.$H48] &lt;= 30);-3.5;0) + IF([.$K48] = 1;-5;0) + IF([.$K48] = 2;-10;0) + IF([.$K48] &gt; 2;-20;0) + IF([.$I48] = &quot;Avg&quot;;-3;0) + IF([.$I48] = &quot;Poor&quot;;-6;0) + IF([.$J48] = &quot;Avg&quot;;-2;0) + IF([.$J48] = &quot;Poor&quot;;-4;0) + IF([.$L48] &lt;&gt; &quot;Yes&quot;;-1;0) + IF([.$M48] &lt;&gt; &quot;Yes&quot;;-2;0) + IF([.$N4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49] &lt;&gt; &quot;Yes&quot;;-20;0) + IF([.$H49] &gt; 45;-20;0) + IF(AND([.$H49] &gt; 30; [.$H49] &lt;= 45);-8;0) + IF(AND([.$H49] &gt; 20; [.$H49] &lt;= 30);-3.5;0) + IF([.$K49] = 1;-5;0) + IF([.$K49] = 2;-10;0) + IF([.$K49] &gt; 2;-20;0) + IF([.$I49] = &quot;Avg&quot;;-3;0) + IF([.$I49] = &quot;Poor&quot;;-6;0) + IF([.$J49] = &quot;Avg&quot;;-2;0) + IF([.$J49] = &quot;Poor&quot;;-4;0) + IF([.$L49] &lt;&gt; &quot;Yes&quot;;-1;0) + IF([.$M49] &lt;&gt; &quot;Yes&quot;;-2;0) + IF([.$N4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0] &lt;&gt; &quot;Yes&quot;;-20;0) + IF([.$H50] &gt; 45;-20;0) + IF(AND([.$H50] &gt; 30; [.$H50] &lt;= 45);-8;0) + IF(AND([.$H50] &gt; 20; [.$H50] &lt;= 30);-3.5;0) + IF([.$K50] = 1;-5;0) + IF([.$K50] = 2;-10;0) + IF([.$K50] &gt; 2;-20;0) + IF([.$I50] = &quot;Avg&quot;;-3;0) + IF([.$I50] = &quot;Poor&quot;;-6;0) + IF([.$J50] = &quot;Avg&quot;;-2;0) + IF([.$J50] = &quot;Poor&quot;;-4;0) + IF([.$L50] &lt;&gt; &quot;Yes&quot;;-1;0) + IF([.$M50] &lt;&gt; &quot;Yes&quot;;-2;0) + IF([.$N5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1] &lt;&gt; &quot;Yes&quot;;-20;0) + IF([.$H51] &gt; 45;-20;0) + IF(AND([.$H51] &gt; 30; [.$H51] &lt;= 45);-8;0) + IF(AND([.$H51] &gt; 20; [.$H51] &lt;= 30);-3.5;0) + IF([.$K51] = 1;-5;0) + IF([.$K51] = 2;-10;0) + IF([.$K51] &gt; 2;-20;0) + IF([.$I51] = &quot;Avg&quot;;-3;0) + IF([.$I51] = &quot;Poor&quot;;-6;0) + IF([.$J51] = &quot;Avg&quot;;-2;0) + IF([.$J51] = &quot;Poor&quot;;-4;0) + IF([.$L51] &lt;&gt; &quot;Yes&quot;;-1;0) + IF([.$M51] &lt;&gt; &quot;Yes&quot;;-2;0) + IF([.$N5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2] &lt;&gt; &quot;Yes&quot;;-20;0) + IF([.$H52] &gt; 45;-20;0) + IF(AND([.$H52] &gt; 30; [.$H52] &lt;= 45);-8;0) + IF(AND([.$H52] &gt; 20; [.$H52] &lt;= 30);-3.5;0) + IF([.$K52] = 1;-5;0) + IF([.$K52] = 2;-10;0) + IF([.$K52] &gt; 2;-20;0) + IF([.$I52] = &quot;Avg&quot;;-3;0) + IF([.$I52] = &quot;Poor&quot;;-6;0) + IF([.$J52] = &quot;Avg&quot;;-2;0) + IF([.$J52] = &quot;Poor&quot;;-4;0) + IF([.$L52] &lt;&gt; &quot;Yes&quot;;-1;0) + IF([.$M52] &lt;&gt; &quot;Yes&quot;;-2;0) + IF([.$N5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3] &lt;&gt; &quot;Yes&quot;;-20;0) + IF([.$H53] &gt; 45;-20;0) + IF(AND([.$H53] &gt; 30; [.$H53] &lt;= 45);-8;0) + IF(AND([.$H53] &gt; 20; [.$H53] &lt;= 30);-3.5;0) + IF([.$K53] = 1;-5;0) + IF([.$K53] = 2;-10;0) + IF([.$K53] &gt; 2;-20;0) + IF([.$I53] = &quot;Avg&quot;;-3;0) + IF([.$I53] = &quot;Poor&quot;;-6;0) + IF([.$J53] = &quot;Avg&quot;;-2;0) + IF([.$J53] = &quot;Poor&quot;;-4;0) + IF([.$L53] &lt;&gt; &quot;Yes&quot;;-1;0) + IF([.$M53] &lt;&gt; &quot;Yes&quot;;-2;0) + IF([.$N5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4] &lt;&gt; &quot;Yes&quot;;-20;0) + IF([.$H54] &gt; 45;-20;0) + IF(AND([.$H54] &gt; 30; [.$H54] &lt;= 45);-8;0) + IF(AND([.$H54] &gt; 20; [.$H54] &lt;= 30);-3.5;0) + IF([.$K54] = 1;-5;0) + IF([.$K54] = 2;-10;0) + IF([.$K54] &gt; 2;-20;0) + IF([.$I54] = &quot;Avg&quot;;-3;0) + IF([.$I54] = &quot;Poor&quot;;-6;0) + IF([.$J54] = &quot;Avg&quot;;-2;0) + IF([.$J54] = &quot;Poor&quot;;-4;0) + IF([.$L54] &lt;&gt; &quot;Yes&quot;;-1;0) + IF([.$M54] &lt;&gt; &quot;Yes&quot;;-2;0) + IF([.$N5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5] &lt;&gt; &quot;Yes&quot;;-20;0) + IF([.$H55] &gt; 45;-20;0) + IF(AND([.$H55] &gt; 30; [.$H55] &lt;= 45);-8;0) + IF(AND([.$H55] &gt; 20; [.$H55] &lt;= 30);-3.5;0) + IF([.$K55] = 1;-5;0) + IF([.$K55] = 2;-10;0) + IF([.$K55] &gt; 2;-20;0) + IF([.$I55] = &quot;Avg&quot;;-3;0) + IF([.$I55] = &quot;Poor&quot;;-6;0) + IF([.$J55] = &quot;Avg&quot;;-2;0) + IF([.$J55] = &quot;Poor&quot;;-4;0) + IF([.$L55] &lt;&gt; &quot;Yes&quot;;-1;0) + IF([.$M55] &lt;&gt; &quot;Yes&quot;;-2;0) + IF([.$N5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6] &lt;&gt; &quot;Yes&quot;;-20;0) + IF([.$H56] &gt; 45;-20;0) + IF(AND([.$H56] &gt; 30; [.$H56] &lt;= 45);-8;0) + IF(AND([.$H56] &gt; 20; [.$H56] &lt;= 30);-3.5;0) + IF([.$K56] = 1;-5;0) + IF([.$K56] = 2;-10;0) + IF([.$K56] &gt; 2;-20;0) + IF([.$I56] = &quot;Avg&quot;;-3;0) + IF([.$I56] = &quot;Poor&quot;;-6;0) + IF([.$J56] = &quot;Avg&quot;;-2;0) + IF([.$J56] = &quot;Poor&quot;;-4;0) + IF([.$L56] &lt;&gt; &quot;Yes&quot;;-1;0) + IF([.$M56] &lt;&gt; &quot;Yes&quot;;-2;0) + IF([.$N56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7] &lt;&gt; &quot;Yes&quot;;-20;0) + IF([.$H57] &gt; 45;-20;0) + IF(AND([.$H57] &gt; 30; [.$H57] &lt;= 45);-8;0) + IF(AND([.$H57] &gt; 20; [.$H57] &lt;= 30);-3.5;0) + IF([.$K57] = 1;-5;0) + IF([.$K57] = 2;-10;0) + IF([.$K57] &gt; 2;-20;0) + IF([.$I57] = &quot;Avg&quot;;-3;0) + IF([.$I57] = &quot;Poor&quot;;-6;0) + IF([.$J57] = &quot;Avg&quot;;-2;0) + IF([.$J57] = &quot;Poor&quot;;-4;0) + IF([.$L57] &lt;&gt; &quot;Yes&quot;;-1;0) + IF([.$M57] &lt;&gt; &quot;Yes&quot;;-2;0) + IF([.$N5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8] &lt;&gt; &quot;Yes&quot;;-20;0) + IF([.$H58] &gt; 45;-20;0) + IF(AND([.$H58] &gt; 30; [.$H58] &lt;= 45);-8;0) + IF(AND([.$H58] &gt; 20; [.$H58] &lt;= 30);-3.5;0) + IF([.$K58] = 1;-5;0) + IF([.$K58] = 2;-10;0) + IF([.$K58] &gt; 2;-20;0) + IF([.$I58] = &quot;Avg&quot;;-3;0) + IF([.$I58] = &quot;Poor&quot;;-6;0) + IF([.$J58] = &quot;Avg&quot;;-2;0) + IF([.$J58] = &quot;Poor&quot;;-4;0) + IF([.$L58] &lt;&gt; &quot;Yes&quot;;-1;0) + IF([.$M58] &lt;&gt; &quot;Yes&quot;;-2;0) + IF([.$N5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59] &lt;&gt; &quot;Yes&quot;;-20;0) + IF([.$H59] &gt; 45;-20;0) + IF(AND([.$H59] &gt; 30; [.$H59] &lt;= 45);-8;0) + IF(AND([.$H59] &gt; 20; [.$H59] &lt;= 30);-3.5;0) + IF([.$K59] = 1;-5;0) + IF([.$K59] = 2;-10;0) + IF([.$K59] &gt; 2;-20;0) + IF([.$I59] = &quot;Avg&quot;;-3;0) + IF([.$I59] = &quot;Poor&quot;;-6;0) + IF([.$J59] = &quot;Avg&quot;;-2;0) + IF([.$J59] = &quot;Poor&quot;;-4;0) + IF([.$L59] &lt;&gt; &quot;Yes&quot;;-1;0) + IF([.$M59] &lt;&gt; &quot;Yes&quot;;-2;0) + IF([.$N5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0] &lt;&gt; &quot;Yes&quot;;-20;0) + IF([.$H60] &gt; 45;-20;0) + IF(AND([.$H60] &gt; 30; [.$H60] &lt;= 45);-8;0) + IF(AND([.$H60] &gt; 20; [.$H60] &lt;= 30);-3.5;0) + IF([.$K60] = 1;-5;0) + IF([.$K60] = 2;-10;0) + IF([.$K60] &gt; 2;-20;0) + IF([.$I60] = &quot;Avg&quot;;-3;0) + IF([.$I60] = &quot;Poor&quot;;-6;0) + IF([.$J60] = &quot;Avg&quot;;-2;0) + IF([.$J60] = &quot;Poor&quot;;-4;0) + IF([.$L60] &lt;&gt; &quot;Yes&quot;;-1;0) + IF([.$M60] &lt;&gt; &quot;Yes&quot;;-2;0) + IF([.$N6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1] &lt;&gt; &quot;Yes&quot;;-20;0) + IF([.$H61] &gt; 45;-20;0) + IF(AND([.$H61] &gt; 30; [.$H61] &lt;= 45);-8;0) + IF(AND([.$H61] &gt; 20; [.$H61] &lt;= 30);-3.5;0) + IF([.$K61] = 1;-5;0) + IF([.$K61] = 2;-10;0) + IF([.$K61] &gt; 2;-20;0) + IF([.$I61] = &quot;Avg&quot;;-3;0) + IF([.$I61] = &quot;Poor&quot;;-6;0) + IF([.$J61] = &quot;Avg&quot;;-2;0) + IF([.$J61] = &quot;Poor&quot;;-4;0) + IF([.$L61] &lt;&gt; &quot;Yes&quot;;-1;0) + IF([.$M61] &lt;&gt; &quot;Yes&quot;;-2;0) + IF([.$N6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2] &lt;&gt; &quot;Yes&quot;;-20;0) + IF([.$H62] &gt; 45;-20;0) + IF(AND([.$H62] &gt; 30; [.$H62] &lt;= 45);-8;0) + IF(AND([.$H62] &gt; 20; [.$H62] &lt;= 30);-3.5;0) + IF([.$K62] = 1;-5;0) + IF([.$K62] = 2;-10;0) + IF([.$K62] &gt; 2;-20;0) + IF([.$I62] = &quot;Avg&quot;;-3;0) + IF([.$I62] = &quot;Poor&quot;;-6;0) + IF([.$J62] = &quot;Avg&quot;;-2;0) + IF([.$J62] = &quot;Poor&quot;;-4;0) + IF([.$L62] &lt;&gt; &quot;Yes&quot;;-1;0) + IF([.$M62] &lt;&gt; &quot;Yes&quot;;-2;0) + IF([.$N6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39"/>
          <table:table-cell table:style-name="ce1" table:number-columns-repeated="10"/>
          <table:table-cell table:formula="of:= MAX(0; 20 + IF([.$G63] &lt;&gt; &quot;Yes&quot;;-20;0) + IF([.$H63] &gt; 45;-20;0) + IF(AND([.$H63] &gt; 30; [.$H63] &lt;= 45);-8;0) + IF(AND([.$H63] &gt; 20; [.$H63] &lt;= 30);-3.5;0) + IF([.$K63] = 1;-5;0) + IF([.$K63] = 2;-10;0) + IF([.$K63] &gt; 2;-20;0) + IF([.$I63] = &quot;Avg&quot;;-3;0) + IF([.$I63] = &quot;Poor&quot;;-6;0) + IF([.$J63] = &quot;Avg&quot;;-2;0) + IF([.$J63] = &quot;Poor&quot;;-4;0) + IF([.$L63] &lt;&gt; &quot;Yes&quot;;-1;0) + IF([.$M63] &lt;&gt; &quot;Yes&quot;;-2;0) + IF([.$N6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69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12" calcext:value-type="date">
            <text:p>2022-06-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2-Pointer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0" calcext:value-type="float">
            <text:p>4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64] &lt;&gt; &quot;Yes&quot;;-20;0) + IF([.$H64] &gt; 45;-20;0) + IF(AND([.$H64] &gt; 30; [.$H64] &lt;= 45);-8;0) + IF(AND([.$H64] &gt; 20; [.$H64] &lt;= 30);-3.5;0) + IF([.$K64] = 1;-5;0) + IF([.$K64] = 2;-10;0) + IF([.$K64] &gt; 2;-20;0) + IF([.$I64] = &quot;Avg&quot;;-3;0) + IF([.$I64] = &quot;Poor&quot;;-6;0) + IF([.$J64] = &quot;Avg&quot;;-2;0) + IF([.$J64] = &quot;Poor&quot;;-4;0) + IF([.$L64] &lt;&gt; &quot;Yes&quot;;-1;0) + IF([.$M64] &lt;&gt; &quot;Yes&quot;;-2;0) + IF([.$N64] &lt;&gt; &quot;Yes&quot;;-2;0))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96. Count Binary Substrings:</text:p>
            <text:p/>
            <text:p>- too slow</text:p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115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12" calcext:value-type="date">
            <text:p>2022-06-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liding-Window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72" calcext:value-type="float">
            <text:p>72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formula="of:= MAX(0; 20 + IF([.$G65] &lt;&gt; &quot;Yes&quot;;-20;0) + IF([.$H65] &gt; 45;-20;0) + IF(AND([.$H65] &gt; 30; [.$H65] &lt;= 45);-8;0) + IF(AND([.$H65] &gt; 20; [.$H65] &lt;= 30);-3.5;0) + IF([.$K65] = 1;-5;0) + IF([.$K65] = 2;-10;0) + IF([.$K65] &gt; 2;-20;0) + IF([.$I65] = &quot;Avg&quot;;-3;0) + IF([.$I65] = &quot;Poor&quot;;-6;0) + IF([.$J65] = &quot;Avg&quot;;-2;0) + IF([.$J65] = &quot;Poor&quot;;-4;0) + IF([.$L65] &lt;&gt; &quot;Yes&quot;;-1;0) + IF([.$M65] &lt;&gt; &quot;Yes&quot;;-2;0) + IF([.$N65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151. Minimum Swaps to Group All 1's Together:</text:p>
            <text:p/>
            <text:p>- I started coding before I am sure that my solution is good</text:p>
            <text:p>- I needed to see 3 hints to come with a solution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169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12" calcext:value-type="date">
            <text:p>2022-06-1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2-Pointers</text:p>
            <text:p>Prefix-Sum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66] &lt;&gt; &quot;Yes&quot;;-20;0) + IF([.$H66] &gt; 45;-20;0) + IF(AND([.$H66] &gt; 30; [.$H66] &lt;= 45);-8;0) + IF(AND([.$H66] &gt; 20; [.$H66] &lt;= 30);-3.5;0) + IF([.$K66] = 1;-5;0) + IF([.$K66] = 2;-10;0) + IF([.$K66] &gt; 2;-20;0) + IF([.$I66] = &quot;Avg&quot;;-3;0) + IF([.$I66] = &quot;Poor&quot;;-6;0) + IF([.$J66] = &quot;Avg&quot;;-2;0) + IF([.$J66] = &quot;Poor&quot;;-4;0) + IF([.$L66] &lt;&gt; &quot;Yes&quot;;-1;0) + IF([.$M66] &lt;&gt; &quot;Yes&quot;;-2;0) + IF([.$N66] &lt;&gt; &quot;Yes&quot;;-2;0))" office:value-type="float" office:value="16.5" calcext:value-type="float">
            <text:p>16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695. Maximum Erasure Value:</text:p>
            <text:p/>
            <text:p>- Slow</text:p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4">
          <table:table-cell table:style-name="ce1" office:value-type="string" calcext:value-type="string">
            <text:p>LC-113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10" calcext:value-type="date">
            <text:p>2022-06-10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Union-Find</text:p>
            <text:p>Kruskal’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67] &lt;&gt; &quot;Yes&quot;;-20;0) + IF([.$H67] &gt; 45;-20;0) + IF(AND([.$H67] &gt; 30; [.$H67] &lt;= 45);-8;0) + IF(AND([.$H67] &gt; 20; [.$H67] &lt;= 30);-3.5;0) + IF([.$K67] = 1;-5;0) + IF([.$K67] = 2;-10;0) + IF([.$K67] &gt; 2;-20;0) + IF([.$I67] = &quot;Avg&quot;;-3;0) + IF([.$I67] = &quot;Poor&quot;;-6;0) + IF([.$J67] = &quot;Avg&quot;;-2;0) + IF([.$J67] = &quot;Poor&quot;;-4;0) + IF([.$L67] &lt;&gt; &quot;Yes&quot;;-1;0) + IF([.$M67] &lt;&gt; &quot;Yes&quot;;-2;0) + IF([.$N6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151. Minimum Swaps to Group All 1's Together:</text:p>
            <text:p/>
            <text:p>- I came up with a DFS approach</text:p>
            <text:p>- I eventually implemented the Kruskal’s algorithm</text:p>
            <text:p/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2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9" calcext:value-type="date">
            <text:p>2022-06-0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7" calcext:value-type="float">
            <text:p>27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68] &lt;&gt; &quot;Yes&quot;;-20;0) + IF([.$H68] &gt; 45;-20;0) + IF(AND([.$H68] &gt; 30; [.$H68] &lt;= 45);-8;0) + IF(AND([.$H68] &gt; 20; [.$H68] &lt;= 30);-3.5;0) + IF([.$K68] = 1;-5;0) + IF([.$K68] = 2;-10;0) + IF([.$K68] &gt; 2;-20;0) + IF([.$I68] = &quot;Avg&quot;;-3;0) + IF([.$I68] = &quot;Poor&quot;;-6;0) + IF([.$J68] = &quot;Avg&quot;;-2;0) + IF([.$J68] = &quot;Poor&quot;;-4;0) + IF([.$L68] &lt;&gt; &quot;Yes&quot;;-1;0) + IF([.$M68] &lt;&gt; &quot;Yes&quot;;-2;0) + IF([.$N68] &lt;&gt; &quot;Yes&quot;;-2;0))" office:value-type="float" office:value="16.5" calcext:value-type="float">
            <text:p>16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 LC-261. Graph Valid Tree:</text:p>
            <text:p/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6">
          <table:table-cell table:style-name="ce1" office:value-type="string" calcext:value-type="string">
            <text:p>LC-133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8" calcext:value-type="date">
            <text:p>2022-06-0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No</text:p>
          </table:table-cell>
          <table:table-cell table:style-name="ce1" office:value-type="float" office:value="47" calcext:value-type="float">
            <text:p>47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formula="of:= MAX(0; 20 + IF([.$G69] &lt;&gt; &quot;Yes&quot;;-20;0) + IF([.$H69] &gt; 45;-20;0) + IF(AND([.$H69] &gt; 30; [.$H69] &lt;= 45);-8;0) + IF(AND([.$H69] &gt; 20; [.$H69] &lt;= 30);-3.5;0) + IF([.$K69] = 1;-5;0) + IF([.$K69] = 2;-10;0) + IF([.$K69] &gt; 2;-20;0) + IF([.$I69] = &quot;Avg&quot;;-3;0) + IF([.$I69] = &quot;Poor&quot;;-6;0) + IF([.$J69] = &quot;Avg&quot;;-2;0) + IF([.$J69] = &quot;Poor&quot;;-4;0) + IF([.$L69] &lt;&gt; &quot;Yes&quot;;-1;0) + IF([.$M69] &lt;&gt; &quot;Yes&quot;;-2;0) + IF([.$N6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32. Remove Palindromic Subsequences:</text:p>
            <text:p/>
            <text:p>- I didn’t see the major obeservation</text:p>
            <text:p>- I didn’t clarified the meaning of “subsequences”</text:p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4">
          <table:table-cell table:style-name="ce1" office:value-type="string" calcext:value-type="string">
            <text:p>LC-93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7" calcext:value-type="date">
            <text:p>2022-06-0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ort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formula="of:= MAX(0; 20 + IF([.$G70] &lt;&gt; &quot;Yes&quot;;-20;0) + IF([.$H70] &gt; 45;-20;0) + IF(AND([.$H70] &gt; 30; [.$H70] &lt;= 45);-8;0) + IF(AND([.$H70] &gt; 20; [.$H70] &lt;= 30);-3.5;0) + IF([.$K70] = 1;-5;0) + IF([.$K70] = 2;-10;0) + IF([.$K70] &gt; 2;-20;0) + IF([.$I70] = &quot;Avg&quot;;-3;0) + IF([.$I70] = &quot;Poor&quot;;-6;0) + IF([.$J70] = &quot;Avg&quot;;-2;0) + IF([.$J70] = &quot;Poor&quot;;-4;0) + IF([.$L70] &lt;&gt; &quot;Yes&quot;;-1;0) + IF([.$M70] &lt;&gt; &quot;Yes&quot;;-2;0) + IF([.$N70] &lt;&gt; &quot;Yes&quot;;-2;0))" office:value-type="float" office:value="10.5" calcext:value-type="float">
            <text:p>10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937. Reorder Data in Log Files:</text:p>
            <text:p/>
            <text:p>- I didn’t a big assumption that ended up into a bug</text:p>
            <text:p>- Struggled a bit to find how to sort</text:p>
            <text:p>- I didn’t know how to use a custom sort</text:p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51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5" calcext:value-type="date">
            <text:p>2022-06-0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acktrack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80" calcext:value-type="float">
            <text:p>8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1] &lt;&gt; &quot;Yes&quot;;-20;0) + IF([.$H71] &gt; 45;-20;0) + IF(AND([.$H71] &gt; 30; [.$H71] &lt;= 45);-8;0) + IF(AND([.$H71] &gt; 20; [.$H71] &lt;= 30);-3.5;0) + IF([.$K71] = 1;-5;0) + IF([.$K71] = 2;-10;0) + IF([.$K71] &gt; 2;-20;0) + IF([.$I71] = &quot;Avg&quot;;-3;0) + IF([.$I71] = &quot;Poor&quot;;-6;0) + IF([.$J71] = &quot;Avg&quot;;-2;0) + IF([.$J71] = &quot;Poor&quot;;-4;0) + IF([.$L71] &lt;&gt; &quot;Yes&quot;;-1;0) + IF([.$M71] &lt;&gt; &quot;Yes&quot;;-2;0) + IF([.$N71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2. N-Queens II:</text:p>
            <text:p/>
            <text:p>- Saw the solution right away</text:p>
            <text:p>- Struggled in find the sets we need to use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6">
          <table:table-cell table:style-name="ce1" office:value-type="string" calcext:value-type="string">
            <text:p>LC-119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2" calcext:value-type="date">
            <text:p>2022-06-02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FS/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2] &lt;&gt; &quot;Yes&quot;;-20;0) + IF([.$H72] &gt; 45;-20;0) + IF(AND([.$H72] &gt; 30; [.$H72] &lt;= 45);-8;0) + IF(AND([.$H72] &gt; 20; [.$H72] &lt;= 30);-3.5;0) + IF([.$K72] = 1;-5;0) + IF([.$K72] = 2;-10;0) + IF([.$K72] &gt; 2;-20;0) + IF([.$I72] = &quot;Avg&quot;;-3;0) + IF([.$I72] = &quot;Poor&quot;;-6;0) + IF([.$J72] = &quot;Avg&quot;;-2;0) + IF([.$J72] = &quot;Poor&quot;;-4;0) + IF([.$L72] &lt;&gt; &quot;Yes&quot;;-1;0) + IF([.$M72] &lt;&gt; &quot;Yes&quot;;-2;0) + IF([.$N72] &lt;&gt; &quot;Yes&quot;;-2;0))" office:value-type="float" office:value="17" calcext:value-type="float">
            <text:p>1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197. Minimum Knight Moves:</text:p>
            <text:p/>
            <text:p>- I came up quite quickly with a BFS approach</text:p>
            <text:p>- I didn’t see the Bi-directional BFS solution</text:p>
            <text:p>- I saw the DFS+memoization solution but I though that will not work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7">
          <table:table-cell table:style-name="ce1" office:value-type="string" calcext:value-type="string">
            <text:p>LC-86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1" calcext:value-type="date">
            <text:p>2022-06-0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N/A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3] &lt;&gt; &quot;Yes&quot;;-20;0) + IF([.$H73] &gt; 45;-20;0) + IF(AND([.$H73] &gt; 30; [.$H73] &lt;= 45);-8;0) + IF(AND([.$H73] &gt; 20; [.$H73] &lt;= 30);-3.5;0) + IF([.$K73] = 1;-5;0) + IF([.$K73] = 2;-10;0) + IF([.$K73] &gt; 2;-20;0) + IF([.$I73] = &quot;Avg&quot;;-3;0) + IF([.$I73] = &quot;Poor&quot;;-6;0) + IF([.$J73] = &quot;Avg&quot;;-2;0) + IF([.$J73] = &quot;Poor&quot;;-4;0) + IF([.$L73] &lt;&gt; &quot;Yes&quot;;-1;0) + IF([.$M73] &lt;&gt; &quot;Yes&quot;;-2;0) + IF([.$N73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867. Transpose Matrix:</text:p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4">
          <table:table-cell table:style-name="ce1" office:value-type="string" calcext:value-type="string">
            <text:p>LC-22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6-01" calcext:value-type="date">
            <text:p>2022-06-0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P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formula="of:= MAX(0; 20 + IF([.$G74] &lt;&gt; &quot;Yes&quot;;-20;0) + IF([.$H74] &gt; 45;-20;0) + IF(AND([.$H74] &gt; 30; [.$H74] &lt;= 45);-8;0) + IF(AND([.$H74] &gt; 20; [.$H74] &lt;= 30);-3.5;0) + IF([.$K74] = 1;-5;0) + IF([.$K74] = 2;-10;0) + IF([.$K74] &gt; 2;-20;0) + IF([.$I74] = &quot;Avg&quot;;-3;0) + IF([.$I74] = &quot;Poor&quot;;-6;0) + IF([.$J74] = &quot;Avg&quot;;-2;0) + IF([.$J74] = &quot;Poor&quot;;-4;0) + IF([.$L74] &lt;&gt; &quot;Yes&quot;;-1;0) + IF([.$M74] &lt;&gt; &quot;Yes&quot;;-2;0) + IF([.$N74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221. Maximal Square:</text:p>
            <text:p/>
            <text:p>- I didn’t see the DP recursive equation</text:p>
            <text:p>- Solution too long (lot of code)</text:p>
            <text:p>- I was too slow</text:p>
            <text:p>- The time complexity was poor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1207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31" calcext:value-type="date">
            <text:p>2022-05-3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5] &lt;&gt; &quot;Yes&quot;;-20;0) + IF([.$H75] &gt; 45;-20;0) + IF(AND([.$H75] &gt; 30; [.$H75] &lt;= 45);-8;0) + IF(AND([.$H75] &gt; 20; [.$H75] &lt;= 30);-3.5;0) + IF([.$K75] = 1;-5;0) + IF([.$K75] = 2;-10;0) + IF([.$K75] &gt; 2;-20;0) + IF([.$I75] = &quot;Avg&quot;;-3;0) + IF([.$I75] = &quot;Poor&quot;;-6;0) + IF([.$J75] = &quot;Avg&quot;;-2;0) + IF([.$J75] = &quot;Poor&quot;;-4;0) + IF([.$L75] &lt;&gt; &quot;Yes&quot;;-1;0) + IF([.$M75] &lt;&gt; &quot;Yes&quot;;-2;0) + IF([.$N75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 1207. Unique Number of Occurrences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146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31" calcext:value-type="date">
            <text:p>2022-05-31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Hashing</text:p>
            <text:p>Bitwis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0" calcext:value-type="float">
            <text:p>3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6] &lt;&gt; &quot;Yes&quot;;-20;0) + IF([.$H76] &gt; 45;-20;0) + IF(AND([.$H76] &gt; 30; [.$H76] &lt;= 45);-8;0) + IF(AND([.$H76] &gt; 20; [.$H76] &lt;= 30);-3.5;0) + IF([.$K76] = 1;-5;0) + IF([.$K76] = 2;-10;0) + IF([.$K76] &gt; 2;-20;0) + IF([.$I76] = &quot;Avg&quot;;-3;0) + IF([.$I76] = &quot;Poor&quot;;-6;0) + IF([.$J76] = &quot;Avg&quot;;-2;0) + IF([.$J76] = &quot;Poor&quot;;-4;0) + IF([.$L76] &lt;&gt; &quot;Yes&quot;;-1;0) + IF([.$M76] &lt;&gt; &quot;Yes&quot;;-2;0) + IF([.$N76] &lt;&gt; &quot;Yes&quot;;-2;0))" office:value-type="float" office:value="16.5" calcext:value-type="float">
            <text:p>16.5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461. Check If a String Contains All Binary Codes of Size K:</text:p>
            <text:p/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318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9" calcext:value-type="date">
            <text:p>2022-05-29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7] &lt;&gt; &quot;Yes&quot;;-20;0) + IF([.$H77] &gt; 45;-20;0) + IF(AND([.$H77] &gt; 30; [.$H77] &lt;= 45);-8;0) + IF(AND([.$H77] &gt; 20; [.$H77] &lt;= 30);-3.5;0) + IF([.$K77] = 1;-5;0) + IF([.$K77] = 2;-10;0) + IF([.$K77] &gt; 2;-20;0) + IF([.$I77] = &quot;Avg&quot;;-3;0) + IF([.$I77] = &quot;Poor&quot;;-6;0) + IF([.$J77] = &quot;Avg&quot;;-2;0) + IF([.$J77] = &quot;Poor&quot;;-4;0) + IF([.$L77] &lt;&gt; &quot;Yes&quot;;-1;0) + IF([.$M77] &lt;&gt; &quot;Yes&quot;;-2;0) + IF([.$N7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318. Maximum Product of Word Lengths:</text:p>
            <text:p/>
            <text:p>- I needed to see the bitwise idea to complete this problem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2">
          <table:table-cell table:style-name="ce1" office:value-type="string" calcext:value-type="string">
            <text:p>LC-268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8" calcext:value-type="date">
            <text:p>2022-05-28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Math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78] &lt;&gt; &quot;Yes&quot;;-20;0) + IF([.$H78] &gt; 45;-20;0) + IF(AND([.$H78] &gt; 30; [.$H78] &lt;= 45);-8;0) + IF(AND([.$H78] &gt; 20; [.$H78] &lt;= 30);-3.5;0) + IF([.$K78] = 1;-5;0) + IF([.$K78] = 2;-10;0) + IF([.$K78] &gt; 2;-20;0) + IF([.$I78] = &quot;Avg&quot;;-3;0) + IF([.$I78] = &quot;Poor&quot;;-6;0) + IF([.$J78] = &quot;Avg&quot;;-2;0) + IF([.$J78] = &quot;Poor&quot;;-4;0) + IF([.$L78] &lt;&gt; &quot;Yes&quot;;-1;0) + IF([.$M78] &lt;&gt; &quot;Yes&quot;;-2;0) + IF([.$N78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 268. Missing Number: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277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7" calcext:value-type="date">
            <text:p>2022-05-27</text:p>
          </table:table-cell>
          <table:table-cell table:style-name="ce1" office:value-type="string" calcext:value-type="string">
            <text:p>Graph</text:p>
          </table:table-cell>
          <table:table-cell table:style-name="ce1"/>
          <table:table-cell table:style-name="ce1" office:value-type="string" calcext:value-type="string">
            <text:p>Yes</text:p>
          </table:table-cell>
          <table:table-cell table:style-name="ce1" office:value-type="float" office:value="90" calcext:value-type="float">
            <text:p>90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No</text:p>
          </table:table-cell>
          <table:table-cell table:formula="of:= MAX(0; 20 + IF([.$G79] &lt;&gt; &quot;Yes&quot;;-20;0) + IF([.$H79] &gt; 45;-20;0) + IF(AND([.$H79] &gt; 30; [.$H79] &lt;= 45);-8;0) + IF(AND([.$H79] &gt; 20; [.$H79] &lt;= 30);-3.5;0) + IF([.$K79] = 1;-5;0) + IF([.$K79] = 2;-10;0) + IF([.$K79] &gt; 2;-20;0) + IF([.$I79] = &quot;Avg&quot;;-3;0) + IF([.$I79] = &quot;Poor&quot;;-6;0) + IF([.$J79] = &quot;Avg&quot;;-2;0) + IF([.$J79] = &quot;Poor&quot;;-4;0) + IF([.$L79] &lt;&gt; &quot;Yes&quot;;-1;0) + IF([.$M79] &lt;&gt; &quot;Yes&quot;;-2;0) + IF([.$N79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277. Find the Celebrity:</text:p>
            <text:p/>
            <text:p>- I jumped directly into Union-Find pattern but it  wasn’t a solution</text:p>
            <text:p>- I came up eventually with a naive solution?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1342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6" calcext:value-type="date">
            <text:p>2022-05-26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Bitwise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1" office:value-type="string" calcext:value-type="string">
            <text:p>Yes</text:p>
          </table:table-cell>
          <table:table-cell table:style-name="ce1" office:value-type="string" calcext:value-type="string">
            <text:p>No</text:p>
          </table:table-cell>
          <table:table-cell table:formula="of:= MAX(0; 20 + IF([.$G80] &lt;&gt; &quot;Yes&quot;;-20;0) + IF([.$H80] &gt; 45;-20;0) + IF(AND([.$H80] &gt; 30; [.$H80] &lt;= 45);-8;0) + IF(AND([.$H80] &gt; 20; [.$H80] &lt;= 30);-3.5;0) + IF([.$K80] = 1;-5;0) + IF([.$K80] = 2;-10;0) + IF([.$K80] &gt; 2;-20;0) + IF([.$I80] = &quot;Avg&quot;;-3;0) + IF([.$I80] = &quot;Poor&quot;;-6;0) + IF([.$J80] = &quot;Avg&quot;;-2;0) + IF([.$J80] = &quot;Poor&quot;;-4;0) + IF([.$L80] &lt;&gt; &quot;Yes&quot;;-1;0) + IF([.$M80] &lt;&gt; &quot;Yes&quot;;-2;0) + IF([.$N80] &lt;&gt; &quot;Yes&quot;;-2;0))" office:value-type="float" office:value="18" calcext:value-type="float">
            <text:p>18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1342. Number of Steps to Reduce a Number to Zero:</text:p>
            <text:p/>
            <text:p>- I didn't think about the bitwise solution</text:p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1">
          <table:table-cell table:style-name="ce1" office:value-type="string" calcext:value-type="string">
            <text:p>LC-1086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21" calcext:value-type="date">
            <text:p>2022-05-21</text:p>
          </table:table-cell>
          <table:table-cell table:number-columns-repeated="2" table:style-name="ce1" office:value-type="string" calcext:value-type="string">
            <text:p>Heap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1] &lt;&gt; &quot;Yes&quot;;-20;0) + IF([.$H81] &gt; 45;-20;0) + IF(AND([.$H81] &gt; 30; [.$H81] &lt;= 45);-8;0) + IF(AND([.$H81] &gt; 20; [.$H81] &lt;= 30);-3.5;0) + IF([.$K81] = 1;-5;0) + IF([.$K81] = 2;-10;0) + IF([.$K81] &gt; 2;-20;0) + IF([.$I81] = &quot;Avg&quot;;-3;0) + IF([.$I81] = &quot;Poor&quot;;-6;0) + IF([.$J81] = &quot;Avg&quot;;-2;0) + IF([.$J81] = &quot;Poor&quot;;-4;0) + IF([.$L81] &lt;&gt; &quot;Yes&quot;;-1;0) + IF([.$M81] &lt;&gt; &quot;Yes&quot;;-2;0) + IF([.$N81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toreview</text:p>
          </table:table-cell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6">
          <table:table-cell table:style-name="ce1" office:value-type="string" calcext:value-type="string">
            <text:p>LC-63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9" calcext:value-type="date">
            <text:p>2022-05-19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string" calcext:value-type="string">
            <text:p>Average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2] &lt;&gt; &quot;Yes&quot;;-20;0) + IF([.$H82] &gt; 45;-20;0) + IF(AND([.$H82] &gt; 30; [.$H82] &lt;= 45);-8;0) + IF(AND([.$H82] &gt; 20; [.$H82] &lt;= 30);-3.5;0) + IF([.$K82] = 1;-5;0) + IF([.$K82] = 2;-10;0) + IF([.$K82] &gt; 2;-20;0) + IF([.$I82] = &quot;Avg&quot;;-3;0) + IF([.$I82] = &quot;Poor&quot;;-6;0) + IF([.$J82] = &quot;Avg&quot;;-2;0) + IF([.$J82] = &quot;Poor&quot;;-4;0) + IF([.$L82] &lt;&gt; &quot;Yes&quot;;-1;0) + IF([.$M82] &lt;&gt; &quot;Yes&quot;;-2;0) + IF([.$N82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63. Unique Paths II:</text:p>
            <text:p/>
            <text:p>- I jumped into the hardest solution: DFS + Memoization</text:p>
            <text:p>- An easier solution is possible</text:p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329</text:p>
          </table:table-cell>
          <table:table-cell table:style-name="ce1" office:value-type="string" calcext:value-type="string">
            <text:p>Hard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9" calcext:value-type="date">
            <text:p>2022-05-19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3] &lt;&gt; &quot;Yes&quot;;-20;0) + IF([.$H83] &gt; 45;-20;0) + IF(AND([.$H83] &gt; 30; [.$H83] &lt;= 45);-8;0) + IF(AND([.$H83] &gt; 20; [.$H83] &lt;= 30);-3.5;0) + IF([.$K83] = 1;-5;0) + IF([.$K83] = 2;-10;0) + IF([.$K83] &gt; 2;-20;0) + IF([.$I83] = &quot;Avg&quot;;-3;0) + IF([.$I83] = &quot;Poor&quot;;-6;0) + IF([.$J83] = &quot;Avg&quot;;-2;0) + IF([.$J83] = &quot;Poor&quot;;-4;0) + IF([.$L83] &lt;&gt; &quot;Yes&quot;;-1;0) + IF([.$M83] &lt;&gt; &quot;Yes&quot;;-2;0) + IF([.$N83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29. Longest Increasing Path in a Matrix:</text:p>
            <text:p/>
            <text:p>- I had quickly the intuition that it’s a dynamic programming problem - But I needed to read the hint to figure out what would be the approach to take - After that, it was a medium problem 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137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7" calcext:value-type="date">
            <text:p>2022-05-17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4] &lt;&gt; &quot;Yes&quot;;-20;0) + IF([.$H84] &gt; 45;-20;0) + IF(AND([.$H84] &gt; 30; [.$H84] &lt;= 45);-8;0) + IF(AND([.$H84] &gt; 20; [.$H84] &lt;= 30);-3.5;0) + IF([.$K84] = 1;-5;0) + IF([.$K84] = 2;-10;0) + IF([.$K84] &gt; 2;-20;0) + IF([.$I84] = &quot;Avg&quot;;-3;0) + IF([.$I84] = &quot;Poor&quot;;-6;0) + IF([.$J84] = &quot;Avg&quot;;-2;0) + IF([.$J84] = &quot;Poor&quot;;-4;0) + IF([.$L84] &lt;&gt; &quot;Yes&quot;;-1;0) + IF([.$M84] &lt;&gt; &quot;Yes&quot;;-2;0) + IF([.$N84] &lt;&gt; &quot;Yes&quot;;-2;0))" office:value-type="float" office:value="20" calcext:value-type="float">
            <text:p>20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379. Find a Corresponding Node of a Binary Tree in a Clone of That Tree:</text:p>
            <text:p/>
            <text:p>- </text:p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4">
          <table:table-cell table:style-name="ce1" office:value-type="string" calcext:value-type="string">
            <text:p>LC-545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6" calcext:value-type="date">
            <text:p>2022-05-16</text:p>
          </table:table-cell>
          <table:table-cell table:style-name="ce1" office:value-type="string" calcext:value-type="string">
            <text:p>Tree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43" calcext:value-type="float">
            <text:p>43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5] &lt;&gt; &quot;Yes&quot;;-20;0) + IF([.$H85] &gt; 45;-20;0) + IF(AND([.$H85] &gt; 30; [.$H85] &lt;= 45);-8;0) + IF(AND([.$H85] &gt; 20; [.$H85] &lt;= 30);-3.5;0) + IF([.$K85] = 1;-5;0) + IF([.$K85] = 2;-10;0) + IF([.$K85] &gt; 2;-20;0) + IF([.$I85] = &quot;Avg&quot;;-3;0) + IF([.$I85] = &quot;Poor&quot;;-6;0) + IF([.$J85] = &quot;Avg&quot;;-2;0) + IF([.$J85] = &quot;Poor&quot;;-4;0) + IF([.$L85] &lt;&gt; &quot;Yes&quot;;-1;0) + IF([.$M85] &lt;&gt; &quot;Yes&quot;;-2;0) + IF([.$N85] &lt;&gt; &quot;Yes&quot;;-2;0))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45. Boundary of Binary Tree:</text:p>
            <text:p/>
            <text:p>- Difficult to understand</text:p>
            <text:p>- I split the problem into 3 easy methods but I could have done with 1 preorder traversal</text:p>
            <text:p/>
            <text:p/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5">
          <table:table-cell table:style-name="ce1" office:value-type="string" calcext:value-type="string">
            <text:p>LC-109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6" calcext:value-type="date">
            <text:p>2022-05-16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B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6] &lt;&gt; &quot;Yes&quot;;-20;0) + IF([.$H86] &gt; 45;-20;0) + IF(AND([.$H86] &gt; 30; [.$H86] &lt;= 45);-8;0) + IF(AND([.$H86] &gt; 20; [.$H86] &lt;= 30);-3.5;0) + IF([.$K86] = 1;-5;0) + IF([.$K86] = 2;-10;0) + IF([.$K86] &gt; 2;-20;0) + IF([.$I86] = &quot;Avg&quot;;-3;0) + IF([.$I86] = &quot;Poor&quot;;-6;0) + IF([.$J86] = &quot;Avg&quot;;-2;0) + IF([.$J86] = &quot;Poor&quot;;-4;0) + IF([.$L86] &lt;&gt; &quot;Yes&quot;;-1;0) + IF([.$M86] &lt;&gt; &quot;Yes&quot;;-2;0) + IF([.$N86] &lt;&gt; &quot;Yes&quot;;-2;0))" office:value-type="float" office:value="7" calcext:value-type="float">
            <text:p>7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1091. Shortest Path in Binary Matrix:</text:p>
            <text:p/>
            <text:p>- Came up with a BFS approach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53</text:p>
          </table:table-cell>
          <table:table-cell table:style-name="ce1" office:value-type="string" calcext:value-type="string">
            <text:p>Easy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15" calcext:value-type="date">
            <text:p>2022-05-1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Poor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7] &lt;&gt; &quot;Yes&quot;;-20;0) + IF([.$H87] &gt; 45;-20;0) + IF(AND([.$H87] &gt; 30; [.$H87] &lt;= 45);-8;0) + IF(AND([.$H87] &gt; 20; [.$H87] &lt;= 30);-3.5;0) + IF([.$K87] = 1;-5;0) + IF([.$K87] = 2;-10;0) + IF([.$K87] &gt; 2;-20;0) + IF([.$I87] = &quot;Avg&quot;;-3;0) + IF([.$I87] = &quot;Poor&quot;;-6;0) + IF([.$J87] = &quot;Avg&quot;;-2;0) + IF([.$J87] = &quot;Poor&quot;;-4;0) + IF([.$L87] &lt;&gt; &quot;Yes&quot;;-1;0) + IF([.$M87] &lt;&gt; &quot;Yes&quot;;-2;0) + IF([.$N87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53. Maximum Subarray:</text:p>
            <text:p/>
            <text:p>- I jumped directly into the optimal solution but I didn’t find it after 60+ minutes</text:p>
            <text:p>- naive approach was easy to solve but is O(n^2)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6">
          <table:table-cell table:style-name="ce1" office:value-type="string" calcext:value-type="string">
            <text:p>LC-341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08" calcext:value-type="date">
            <text:p>2022-05-08</text:p>
          </table:table-cell>
          <table:table-cell table:style-name="ce1" office:value-type="string" calcext:value-type="string">
            <text:p>Tree/Stack</text:p>
          </table:table-cell>
          <table:table-cell table:style-name="ce1" office:value-type="string" calcext:value-type="string">
            <text:p>DF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80" calcext:value-type="float">
            <text:p>180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o</text:p>
          </table:table-cell>
          <table:table-cell table:number-columns-repeated="2" table:style-name="ce1" office:value-type="string" calcext:value-type="string">
            <text:p>Yes</text:p>
          </table:table-cell>
          <table:table-cell table:formula="of:= MAX(0; 20 + IF([.$G88] &lt;&gt; &quot;Yes&quot;;-20;0) + IF([.$H88] &gt; 45;-20;0) + IF(AND([.$H88] &gt; 30; [.$H88] &lt;= 45);-8;0) + IF(AND([.$H88] &gt; 20; [.$H88] &lt;= 30);-3.5;0) + IF([.$K88] = 1;-5;0) + IF([.$K88] = 2;-10;0) + IF([.$K88] &gt; 2;-20;0) + IF([.$I88] = &quot;Avg&quot;;-3;0) + IF([.$I88] = &quot;Poor&quot;;-6;0) + IF([.$J88] = &quot;Avg&quot;;-2;0) + IF([.$J88] = &quot;Poor&quot;;-4;0) + IF([.$L88] &lt;&gt; &quot;Yes&quot;;-1;0) + IF([.$M88] &lt;&gt; &quot;Yes&quot;;-2;0) + IF([.$N88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341. Flatten Nested List Iterator:</text:p>
            <text:p/>
            <text:p>- I jumped into the code before I fully understood all the requirements</text:p>
            <text:p>- I discovered that I missed a requirement after I submitted my code</text:p>
            <text:p><text:span text:style-name="T1">- I forgot how to code iterative </text:span>DFS traversal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4">
          <table:table-cell table:style-name="ce1" office:value-type="string" calcext:value-type="string">
            <text:p>LC-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07" calcext:value-type="date">
            <text:p>2022-05-07</text:p>
          </table:table-cell>
          <table:table-cell table:number-columns-repeated="2" table:style-name="ce1" office:value-type="string" calcext:value-type="string">
            <text:p>Heap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Good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89] &lt;&gt; &quot;Yes&quot;;-20;0) + IF([.$H89] &gt; 45;-20;0) + IF(AND([.$H89] &gt; 30; [.$H89] &lt;= 45);-8;0) + IF(AND([.$H89] &gt; 20; [.$H89] &lt;= 30);-3.5;0) + IF([.$K89] = 1;-5;0) + IF([.$K89] = 2;-10;0) + IF([.$K89] &gt; 2;-20;0) + IF([.$I89] = &quot;Avg&quot;;-3;0) + IF([.$I89] = &quot;Poor&quot;;-6;0) + IF([.$J89] = &quot;Avg&quot;;-2;0) + IF([.$J89] = &quot;Poor&quot;;-4;0) + IF([.$L89] &lt;&gt; &quot;Yes&quot;;-1;0) + IF([.$M89] &lt;&gt; &quot;Yes&quot;;-2;0) + IF([.$N89] &lt;&gt; &quot;Yes&quot;;-2;0))" office:value-type="float" office:value="12" calcext:value-type="float">
            <text:p>12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 : Implement a min-heap:</text:p>
            <text:p/>
            <text:p>- Quick</text:p>
            <text:p>- Forgot that sift_down operation should be done with largest child</text:p>
            <text:p>- Forgot how to build the heap from an array in O(n)</text:p>
            <text:p>- Forgot remove, change_priority operations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3">
          <table:table-cell table:style-name="ce1" office:value-type="string" calcext:value-type="string">
            <text:p>LC-456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07" calcext:value-type="date">
            <text:p>2022-05-07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2" table:style-name="ce1" office:value-type="string" calcext:value-type="string">
            <text:p>Poor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90] &lt;&gt; &quot;Yes&quot;;-20;0) + IF([.$H90] &gt; 45;-20;0) + IF(AND([.$H90] &gt; 30; [.$H90] &lt;= 45);-8;0) + IF(AND([.$H90] &gt; 20; [.$H90] &lt;= 30);-3.5;0) + IF([.$K90] = 1;-5;0) + IF([.$K90] = 2;-10;0) + IF([.$K90] &gt; 2;-20;0) + IF([.$I90] = &quot;Avg&quot;;-3;0) + IF([.$I90] = &quot;Poor&quot;;-6;0) + IF([.$J90] = &quot;Avg&quot;;-2;0) + IF([.$J90] = &quot;Poor&quot;;-4;0) + IF([.$L90] &lt;&gt; &quot;Yes&quot;;-1;0) + IF([.$M90] &lt;&gt; &quot;Yes&quot;;-2;0) + IF([.$N90] &lt;&gt; &quot;Yes&quot;;-2;0))" office:value-type="float" office:value="0" calcext:value-type="float">
            <text:p>0.00</text:p>
          </table:table-cell>
          <table:table-cell table:style-name="ce1" office:value-type="string" calcext:value-type="string">
            <text:p>toreview</text:p>
          </table:table-cell>
          <table:table-cell table:style-name="ce12" office:value-type="string" calcext:value-type="string">
            <text:p>LC-456. 132 Pattern:</text:p>
            <text:p>- I saw divide-conquer pattern</text:p>
            <text:p>- Too Slow</text:p>
            <text:p>- Struggling to understand the solution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6">
          <table:table-cell table:style-name="ce1" office:value-type="string" calcext:value-type="string">
            <text:p>LC-1209</text:p>
          </table:table-cell>
          <table:table-cell table:style-name="ce1" office:value-type="string" calcext:value-type="string">
            <text:p>Medium</text:p>
          </table:table-cell>
          <table:table-cell table:style-name="ce1" office:value-type="float" office:value="1" calcext:value-type="float">
            <text:p>1</text:p>
          </table:table-cell>
          <table:table-cell table:style-name="ce39" office:value-type="date" office:date-value="2022-05-05" calcext:value-type="date">
            <text:p>2022-05-05</text:p>
          </table:table-cell>
          <table:table-cell table:style-name="ce1" office:value-type="string" calcext:value-type="string">
            <text:p>Array/String</text:p>
          </table:table-cell>
          <table:table-cell table:style-name="ce1" office:value-type="string" calcext:value-type="string">
            <text:p>Stack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float" office:value="32" calcext:value-type="float">
            <text:p>32</text:p>
          </table:table-cell>
          <table:table-cell table:number-columns-repeated="2" table:style-name="ce1" office:value-type="string" calcext:value-type="string">
            <text:p>Good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3" table:style-name="ce1" office:value-type="string" calcext:value-type="string">
            <text:p>Yes</text:p>
          </table:table-cell>
          <table:table-cell table:formula="of:= MAX(0; 20 + IF([.$G91] &lt;&gt; &quot;Yes&quot;;-20;0) + IF([.$H91] &gt; 45;-20;0) + IF(AND([.$H91] &gt; 30; [.$H91] &lt;= 45);-8;0) + IF(AND([.$H91] &gt; 20; [.$H91] &lt;= 30);-3.5;0) + IF([.$K91] = 1;-5;0) + IF([.$K91] = 2;-10;0) + IF([.$K91] &gt; 2;-20;0) + IF([.$I91] = &quot;Avg&quot;;-3;0) + IF([.$I91] = &quot;Poor&quot;;-6;0) + IF([.$J91] = &quot;Avg&quot;;-2;0) + IF([.$J91] = &quot;Poor&quot;;-4;0) + IF([.$L91] &lt;&gt; &quot;Yes&quot;;-1;0) + IF([.$M91] &lt;&gt; &quot;Yes&quot;;-2;0) + IF([.$N91] &lt;&gt; &quot;Yes&quot;;-2;0))" office:value-type="float" office:value="12" calcext:value-type="float">
            <text:p>12.00</text:p>
          </table:table-cell>
          <table:table-cell table:style-name="ce1" office:value-type="string" calcext:value-type="string">
            <text:p>done</text:p>
          </table:table-cell>
          <table:table-cell table:style-name="ce12" office:value-type="string" calcext:value-type="string">
            <text:p>LC-1209. Remove All Adjacent Duplicates in String II:</text:p>
            <text:p/>
            <text:p>- I saw the pattern right away</text:p>
            <text:p>- Slow!</text:p>
            <text:p>- Struggled with Python</text:p>
            <text:p/>
          </table:table-cell>
          <table:table-cell table:style-name="ce48"/>
          <table:table-cell table:style-name="ce22"/>
          <table:table-cell table:style-name="ce27" table:number-columns-repeated="1004"/>
        </table:table-row>
        <table:table-row table:style-name="ro1" table:number-rows-repeated="89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48"/>
          <table:table-cell table:style-name="ce12"/>
          <table:table-cell table:style-name="ce27" table:number-columns-repeated="1004"/>
        </table:table-row>
        <table:table-row table:style-name="ro1" table:number-rows-repeated="57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83"/>
          <table:table-cell table:style-name="ce48"/>
          <table:table-cell table:style-name="ce22"/>
          <table:table-cell table:style-name="ce27" table:number-columns-repeated="1004"/>
        </table:table-row>
        <table:table-row table:style-name="ro1" table:number-rows-repeated="88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>
          <table:table-cell table:style-name="ce1" table:number-columns-repeated="3"/>
          <table:table-cell table:style-name="ce39"/>
          <table:table-cell table:style-name="ce1"/>
          <table:table-cell table:number-columns-repeated="10"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48" table:number-columns-repeated="2"/>
          <table:table-cell table:style-name="ce22"/>
          <table:table-cell table:style-name="ce27" table:number-columns-repeated="1004"/>
        </table:table-row>
        <table:table-row table:style-name="ro1" table:number-rows-repeated="3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>
          <table:table-cell table:style-name="ce1" table:number-columns-repeated="3"/>
          <table:table-cell table:style-name="ce39"/>
          <table:table-cell table:style-name="ce1"/>
          <table:table-cell table:number-columns-repeated="10"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 table:number-rows-repeated="19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>
          <table:table-cell table:style-name="ce1" table:number-columns-repeated="3"/>
          <table:table-cell table:style-name="ce39"/>
          <table:table-cell table:style-name="ce1"/>
          <table:table-cell table:number-columns-repeated="10"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 table:number-rows-repeated="20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 table:number-rows-repeated="5">
          <table:table-cell table:style-name="ce1" table:number-columns-repeated="3"/>
          <table:table-cell table:style-name="ce39"/>
          <table:table-cell table:style-name="ce1" table:number-columns-repeated="10"/>
          <table:table-cell table:number-columns-repeated="2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39"/>
          <table:table-cell table:style-name="ce1" table:number-columns-repeated="10"/>
          <table:table-cell/>
          <table:table-cell table:style-name="ce1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 table:number-rows-repeated="2">
          <table:table-cell table:style-name="ce1" table:number-columns-repeated="3"/>
          <table:table-cell table:style-name="ce39"/>
          <table:table-cell table:style-name="ce1" table:number-columns-repeated="10"/>
          <table:table-cell table:number-columns-repeated="2"/>
          <table:table-cell table:style-name="ce12"/>
          <table:table-cell table:style-name="ce48"/>
          <table:table-cell table:style-name="ce22"/>
          <table:table-cell table:style-name="ce27" table:number-columns-repeated="1004"/>
        </table:table-row>
        <table:table-row table:style-name="ro1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 table:number-rows-repeated="3">
          <table:table-cell table:number-columns-repeated="3"/>
          <table:table-cell table:style-name="ce41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>
          <table:table-cell table:number-columns-repeated="3"/>
          <table:table-cell table:style-name="ce41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>
          <table:table-cell table:number-columns-repeated="3"/>
          <table:table-cell table:style-name="ce41"/>
          <table:table-cell table:style-name="ce1"/>
          <table:table-cell table:number-columns-repeated="14"/>
          <table:table-cell table:style-name="ce27"/>
          <table:table-cell table:number-columns-repeated="1003"/>
        </table:table-row>
        <table:table-row table:style-name="ro1" table:number-rows-repeated="18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>
          <table:table-cell table:number-columns-repeated="3"/>
          <table:table-cell table:style-name="ce41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number-rows-repeated="10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>
          <table:table-cell table:number-columns-repeated="3"/>
          <table:table-cell table:style-name="ce41"/>
          <table:table-cell table:style-name="ce1"/>
          <table:table-cell table:number-columns-repeated="14"/>
          <table:table-cell table:style-name="ce27"/>
          <table:table-cell table:number-columns-repeated="1003"/>
        </table:table-row>
        <table:table-row table:style-name="ro1" table:number-rows-repeated="17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>
          <table:table-cell table:number-columns-repeated="3"/>
          <table:table-cell table:style-name="ce41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41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41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>
          <table:table-cell table:number-columns-repeated="3"/>
          <table:table-cell table:style-name="ce41"/>
          <table:table-cell table:number-columns-repeated="12"/>
          <table:table-cell table:style-name="ce50"/>
          <table:table-cell table:number-columns-repeated="2"/>
          <table:table-cell table:style-name="ce27"/>
          <table:table-cell table:number-columns-repeated="1003"/>
        </table:table-row>
        <table:table-row table:style-name="ro1" table:number-rows-repeated="5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41"/>
          <table:table-cell table:style-name="ce1"/>
          <table:table-cell table:number-columns-repeated="14"/>
          <table:table-cell table:style-name="ce27"/>
          <table:table-cell table:number-columns-repeated="1003"/>
        </table:table-row>
        <table:table-row table:style-name="ro1">
          <table:table-cell table:number-columns-repeated="3"/>
          <table:table-cell table:style-name="ce41"/>
          <table:table-cell/>
          <table:table-cell table:style-name="ce1" table:number-columns-repeated="9"/>
          <table:table-cell table:number-columns-repeated="5"/>
          <table:table-cell table:style-name="ce27"/>
          <table:table-cell table:number-columns-repeated="1003"/>
        </table:table-row>
        <table:table-row table:style-name="ro1" table:number-rows-repeated="10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10"/>
          <table:table-cell/>
          <table:table-cell table:style-name="ce37"/>
          <table:table-cell table:style-name="ce50"/>
          <table:table-cell table:style-name="ce53"/>
          <table:table-cell table:style-name="ce58"/>
          <table:table-cell table:style-name="ce27"/>
          <table:table-cell table:style-name="ce67" table:number-columns-repeated="1003"/>
        </table:table-row>
        <table:table-row table:style-name="ro1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 table:number-rows-repeated="2">
          <table:table-cell table:number-columns-repeated="3"/>
          <table:table-cell table:style-name="ce41"/>
          <table:table-cell table:style-name="ce1"/>
          <table:table-cell table:number-columns-repeated="14"/>
          <table:table-cell table:style-name="ce27"/>
          <table:table-cell table:number-columns-repeated="1003"/>
        </table:table-row>
        <table:table-row table:style-name="ro1">
          <table:table-cell table:number-columns-repeated="3"/>
          <table:table-cell table:style-name="ce41"/>
          <table:table-cell table:number-columns-repeated="15"/>
          <table:table-cell table:style-name="ce27"/>
          <table:table-cell table:number-columns-repeated="1003"/>
        </table:table-row>
        <table:table-row table:style-name="ro1" table:number-rows-repeated="4">
          <table:table-cell table:number-columns-repeated="1023"/>
        </table:table-row>
        <table:table-row table:style-name="ro1">
          <table:table-cell table:style-name="ce68" table:number-columns-repeated="14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04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style-name="ce68" table:number-columns-repeated="14"/>
          <table:table-cell table:style-name="ce75"/>
          <table:table-cell table:style-name="ce68"/>
          <table:table-cell table:style-name="ce87"/>
          <table:table-cell table:style-name="ce90"/>
          <table:table-cell table:style-name="ce94"/>
          <table:table-cell table:number-columns-repeated="1004"/>
        </table:table-row>
        <table:table-row table:style-name="ro1" table:number-rows-repeated="104808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ystem_Design_Problems_log" table:style-name="ta1">
        <table:table-column table:style-name="co7" table:default-cell-style-name="ce36"/>
        <table:table-column table:style-name="co16" table:default-cell-style-name="ce36"/>
        <table:table-column table:style-name="co11" table:default-cell-style-name="ce36"/>
        <table:table-column table:style-name="co4" table:default-cell-style-name="ce36"/>
        <table:table-column table:style-name="co17" table:default-cell-style-name="ce36"/>
        <table:table-column table:style-name="co18" table:default-cell-style-name="ce36"/>
        <table:table-column table:style-name="co7" table:number-columns-repeated="2" table:default-cell-style-name="ce36"/>
        <table:table-column table:style-name="co19" table:default-cell-style-name="ce49"/>
        <table:table-column table:style-name="co20" table:default-cell-style-name="ce52"/>
        <table:table-column table:style-name="co14" table:default-cell-style-name="ce57"/>
        <table:table-column table:style-name="co7" table:number-columns-repeated="1013" table:default-cell-style-name="ce66"/>
        <table:table-row table:style-name="ro1">
          <table:table-cell table:style-name="ce71" office:value-type="string" calcext:value-type="string">
            <text:p>Problem</text:p>
          </table:table-cell>
          <table:table-cell table:style-name="ce71" office:value-type="string" calcext:value-type="string">
            <text:p>Exp. Difficulty</text:p>
          </table:table-cell>
          <table:table-cell table:style-name="ce71" office:value-type="string" calcext:value-type="string">
            <text:p>Attempt</text:p>
          </table:table-cell>
          <table:table-cell table:style-name="ce71" office:value-type="string" calcext:value-type="string">
            <text:p>Date</text:p>
          </table:table-cell>
          <table:table-cell table:style-name="ce72" office:value-type="string" calcext:value-type="string">
            <text:p>Time</text:p>
          </table:table-cell>
          <table:table-cell table:style-name="ce72" office:value-type="string" calcext:value-type="string">
            <text:p>Subjects</text:p>
          </table:table-cell>
          <table:table-cell table:style-name="ce72"/>
          <table:table-cell table:style-name="ce72" office:value-type="string" calcext:value-type="string">
            <text:p>Next</text:p>
          </table:table-cell>
          <table:table-cell table:style-name="ce76" office:value-type="string" calcext:value-type="string">
            <text:p>Stuggles</text:p>
          </table:table-cell>
          <table:table-cell table:style-name="ce78" office:value-type="string" calcext:value-type="string">
            <text:p>How to improve</text:p>
          </table:table-cell>
          <table:table-cell office:value-type="string" calcext:value-type="string">
            <text:p>Good</text:p>
          </table:table-cell>
          <table:table-cell table:number-columns-repeated="1013"/>
        </table:table-row>
        <table:table-row table:style-name="ro1">
          <table:table-cell table:style-name="ce71" table:number-columns-repeated="4"/>
          <table:table-cell table:style-name="ce72" table:number-columns-repeated="4"/>
          <table:table-cell table:style-name="ce76"/>
          <table:table-cell table:style-name="ce78"/>
          <table:table-cell table:number-columns-repeated="1014"/>
        </table:table-row>
        <table:table-row table:style-name="ro1">
          <table:table-cell table:style-name="ce37" table:number-columns-repeated="3"/>
          <table:table-cell table:style-name="ce42"/>
          <table:table-cell table:style-name="ce37" table:number-columns-repeated="4"/>
          <table:table-cell table:style-name="ce50"/>
          <table:table-cell table:style-name="ce53"/>
          <table:table-cell table:style-name="ce58"/>
          <table:table-cell table:style-name="ce67" table:number-columns-repeated="1013"/>
        </table:table-row>
        <table:table-row table:style-name="ro5">
          <table:table-cell table:style-name="ce2" office:value-type="string" calcext:value-type="string">
            <text:p>LC-200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0-09-28" calcext:value-type="date">
            <text:p>2020-09-28</text:p>
          </table:table-cell>
          <table:table-cell table:style-name="ce2" office:value-type="float" office:value="45" calcext:value-type="float">
            <text:p>45</text:p>
          </table:table-cell>
          <table:table-cell table:style-name="ce2"/>
          <table:table-cell table:style-name="ce2" office:value-type="float" office:value="-16" calcext:value-type="float">
            <text:p>-16</text:p>
          </table:table-cell>
          <table:table-cell table:style-name="ce2" office:value-type="string" calcext:value-type="string">
            <text:p>toreview</text:p>
          </table:table-cell>
          <table:table-cell table:style-name="ce77" office:value-type="string" calcext:value-type="string">
            <text:p>Design WhatsApp:</text:p>
          </table:table-cell>
          <table:table-cell table:style-name="ce14" office:value-type="string" calcext:value-type="string">
            <text:p/>
            <text:p>- Read about notifications servers</text:p>
            <text:p>- WebApis</text:p>
            <text:p/>
          </table:table-cell>
          <table:table-cell table:style-name="ce48"/>
          <table:table-cell table:style-name="ce25" office:value-type="string" calcext:value-type="string">
            <text:p/>
            <text:p>- It was an actual interview question: Alida</text:p>
            <text:p>- I talked about the space and time complexity</text:p>
            <text:p/>
          </table:table-cell>
          <table:table-cell table:style-name="ce31" table:number-columns-repeated="1006"/>
          <table:table-cell table:style-name="ce69" table:number-columns-repeated="6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gorithm_Problems_log_Chart" table:style-name="ta1">
        <table:shapes>
          <draw:frame draw:z-index="0" draw:style-name="gr1" draw:text-style-name="P1" svg:width="49.058cm" svg:height="17.859cm" svg:x="0.038cm" svg:y="1.084cm">
            <draw:object draw:notify-on-update-of-ranges="Algorithm_Problems_log_Chart.E1:Algorithm_Problems_log_Chart.E1 Algorithm_Problems_log_Chart.A2:Algorithm_Problems_log_Chart.A1097 Algorithm_Problems_log_Chart.B1:Algorithm_Problems_log_Chart.B1 Algorithm_Problems_log_Chart.B2:Algorithm_Problems_log_Chart.B1097 Algorithm_Problems_log_Chart.A2:Algorithm_Problems_log_Chart.A1097 Algorithm_Problems_log_Chart.E1:Algorithm_Problems_log_Chart.E1 Algorithm_Problems_log_Chart.E2:Algorithm_Problems_log_Chart.E1097 Algorithm_Problems_log_Chart.A2:Algorithm_Problems_log_Chart.A1097 Algorithm_Problems_log_Chart.C1:Algorithm_Problems_log_Chart.C1 Algorithm_Problems_log_Chart.C2:Algorithm_Problems_log_Chart.C1097 Algorithm_Problems_log_Chart.A2:Algorithm_Problems_log_Chart.A1097 Algorithm_Problems_log_Chart.D1:Algorithm_Problems_log_Chart.D1 Algorithm_Problems_log_Chart.D2:Algorithm_Problems_log_Chart.D109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8" table:default-cell-style-name="ce41"/>
        <table:table-column table:style-name="co21" table:default-cell-style-name="ce36"/>
        <table:table-column table:style-name="co2" table:default-cell-style-name="ce36"/>
        <table:table-column table:style-name="co22" table:default-cell-style-name="ce36"/>
        <table:table-column table:style-name="co7" table:default-cell-style-name="ce66"/>
        <table:table-column table:style-name="co15" table:default-cell-style-name="ce66"/>
        <table:table-column table:style-name="co7" table:number-columns-repeated="1000" table:default-cell-style-name="ce66"/>
        <table:table-column table:style-name="co7" table:number-columns-repeated="5" table:default-cell-style-name="Default"/>
        <table:table-row table:style-name="ro1">
          <table:table-cell table:style-name="ce7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31" office:value-type="string" calcext:value-type="string">
            <text:p>Target</text:p>
          </table:table-cell>
          <table:table-cell table:style-name="ce31" office:value-type="string" calcext:value-type="string">
            <text:p>To_Display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9" calcext:value-type="date">
            <text:p>2023-01-19</text:p>
          </table:table-cell>
          <table:table-cell table:style-name="ce65" table:formula="of:=IFERROR(AVERAGEIFS([$Algorithm_Problems_log.$O$2:.$O$10237];[$Algorithm_Problems_log.$D$2:.$D$10237];[.$A2];[$Algorithm_Problems_log.$B$2:.$B$10237];&quot;Easy&quot;);[.$B3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];[$Algorithm_Problems_log.$B$2:.$B$10237];&quot;Medium&quot;);[.$C3])" office:value-type="float" office:value="8.25" calcext:value-type="float">
            <text:p>8.25</text:p>
          </table:table-cell>
          <table:table-cell table:style-name="ce65" table:formula="of:=IFERROR(AVERAGEIFS([$Algorithm_Problems_log.$O$2:.$O$10237];[$Algorithm_Problems_log.$D$2:.$D$10237];[.$A2];[$Algorithm_Problems_log.$B$2:.$B$10237];&quot;Hard&quot;);[.$D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8" calcext:value-type="date">
            <text:p>2023-01-18</text:p>
          </table:table-cell>
          <table:table-cell table:style-name="ce65" table:formula="of:=IFERROR(AVERAGEIFS(#REF!;[$Algorithm_Problems_log.$D$2:.$D$10237];[.$A3];[$Algorithm_Problems_log.$B$2:.$B$10237];&quot;Easy&quot;);[.$B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];[$Algorithm_Problems_log.$B$2:.$B$10237];&quot;Medium&quot;);[.$C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];[$Algorithm_Problems_log.$B$2:.$B$10237];&quot;Hard&quot;);[.$D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7" calcext:value-type="date">
            <text:p>2023-01-17</text:p>
          </table:table-cell>
          <table:table-cell table:style-name="ce65" table:formula="of:=IFERROR(AVERAGEIFS(#REF!;[$Algorithm_Problems_log.$D$2:.$D$10237];[.$A4];[$Algorithm_Problems_log.$B$2:.$B$10237];&quot;Easy&quot;);[.$B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];[$Algorithm_Problems_log.$B$2:.$B$10237];&quot;Medium&quot;);[.$C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];[$Algorithm_Problems_log.$B$2:.$B$10237];&quot;Hard&quot;);[.$D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6" calcext:value-type="date">
            <text:p>2023-01-16</text:p>
          </table:table-cell>
          <table:table-cell table:style-name="ce65" table:formula="of:=IFERROR(AVERAGEIFS(#REF!;[$Algorithm_Problems_log.$D$2:.$D$10237];[.$A5];[$Algorithm_Problems_log.$B$2:.$B$10237];&quot;Easy&quot;);[.$B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];[$Algorithm_Problems_log.$B$2:.$B$10237];&quot;Medium&quot;);[.$C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];[$Algorithm_Problems_log.$B$2:.$B$10237];&quot;Hard&quot;);[.$D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5" calcext:value-type="date">
            <text:p>2023-01-15</text:p>
          </table:table-cell>
          <table:table-cell table:style-name="ce65" table:formula="of:=IFERROR(AVERAGEIFS(#REF!;[$Algorithm_Problems_log.$D$2:.$D$10237];[.$A6];[$Algorithm_Problems_log.$B$2:.$B$10237];&quot;Easy&quot;);[.$B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];[$Algorithm_Problems_log.$B$2:.$B$10237];&quot;Medium&quot;);[.$C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];[$Algorithm_Problems_log.$B$2:.$B$10237];&quot;Hard&quot;);[.$D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4" calcext:value-type="date">
            <text:p>2023-01-14</text:p>
          </table:table-cell>
          <table:table-cell table:style-name="ce65" table:formula="of:=IFERROR(AVERAGEIFS(#REF!;[$Algorithm_Problems_log.$D$2:.$D$10237];[.$A7];[$Algorithm_Problems_log.$B$2:.$B$10237];&quot;Easy&quot;);[.$B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];[$Algorithm_Problems_log.$B$2:.$B$10237];&quot;Medium&quot;);[.$C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];[$Algorithm_Problems_log.$B$2:.$B$10237];&quot;Hard&quot;);[.$D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3" calcext:value-type="date">
            <text:p>2023-01-13</text:p>
          </table:table-cell>
          <table:table-cell table:style-name="ce65" table:formula="of:=IFERROR(AVERAGEIFS(#REF!;[$Algorithm_Problems_log.$D$2:.$D$10237];[.$A8];[$Algorithm_Problems_log.$B$2:.$B$10237];&quot;Easy&quot;);[.$B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];[$Algorithm_Problems_log.$B$2:.$B$10237];&quot;Medium&quot;);[.$C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];[$Algorithm_Problems_log.$B$2:.$B$10237];&quot;Hard&quot;);[.$D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2" calcext:value-type="date">
            <text:p>2023-01-12</text:p>
          </table:table-cell>
          <table:table-cell table:style-name="ce65" table:formula="of:=IFERROR(AVERAGEIFS(#REF!;[$Algorithm_Problems_log.$D$2:.$D$10237];[.$A9];[$Algorithm_Problems_log.$B$2:.$B$10237];&quot;Easy&quot;);[.$B1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];[$Algorithm_Problems_log.$B$2:.$B$10237];&quot;Medium&quot;);[.$C1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];[$Algorithm_Problems_log.$B$2:.$B$10237];&quot;Hard&quot;);[.$D1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1" calcext:value-type="date">
            <text:p>2023-01-11</text:p>
          </table:table-cell>
          <table:table-cell table:style-name="ce65" table:formula="of:=IFERROR(AVERAGEIFS(#REF!;[$Algorithm_Problems_log.$D$2:.$D$10237];[.$A10];[$Algorithm_Problems_log.$B$2:.$B$10237];&quot;Easy&quot;);[.$B1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];[$Algorithm_Problems_log.$B$2:.$B$10237];&quot;Medium&quot;);[.$C1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];[$Algorithm_Problems_log.$B$2:.$B$10237];&quot;Hard&quot;);[.$D1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10" calcext:value-type="date">
            <text:p>2023-01-10</text:p>
          </table:table-cell>
          <table:table-cell table:style-name="ce65" table:formula="of:=IFERROR(AVERAGEIFS(#REF!;[$Algorithm_Problems_log.$D$2:.$D$10237];[.$A11];[$Algorithm_Problems_log.$B$2:.$B$10237];&quot;Easy&quot;);[.$B1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];[$Algorithm_Problems_log.$B$2:.$B$10237];&quot;Medium&quot;);[.$C1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];[$Algorithm_Problems_log.$B$2:.$B$10237];&quot;Hard&quot;);[.$D1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09" calcext:value-type="date">
            <text:p>2023-01-09</text:p>
          </table:table-cell>
          <table:table-cell table:style-name="ce65" table:formula="of:=IFERROR(AVERAGEIFS(#REF!;[$Algorithm_Problems_log.$D$2:.$D$10237];[.$A12];[$Algorithm_Problems_log.$B$2:.$B$10237];&quot;Easy&quot;);[.$B1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];[$Algorithm_Problems_log.$B$2:.$B$10237];&quot;Medium&quot;);[.$C1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];[$Algorithm_Problems_log.$B$2:.$B$10237];&quot;Hard&quot;);[.$D1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08" calcext:value-type="date">
            <text:p>2023-01-08</text:p>
          </table:table-cell>
          <table:table-cell table:style-name="ce65" table:formula="of:=IFERROR(AVERAGEIFS(#REF!;[$Algorithm_Problems_log.$D$2:.$D$10237];[.$A13];[$Algorithm_Problems_log.$B$2:.$B$10237];&quot;Easy&quot;);[.$B1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];[$Algorithm_Problems_log.$B$2:.$B$10237];&quot;Medium&quot;);[.$C1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];[$Algorithm_Problems_log.$B$2:.$B$10237];&quot;Hard&quot;);[.$D1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07" calcext:value-type="date">
            <text:p>2023-01-07</text:p>
          </table:table-cell>
          <table:table-cell table:style-name="ce65" table:formula="of:=IFERROR(AVERAGEIFS(#REF!;[$Algorithm_Problems_log.$D$2:.$D$10237];[.$A14];[$Algorithm_Problems_log.$B$2:.$B$10237];&quot;Easy&quot;);[.$B1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];[$Algorithm_Problems_log.$B$2:.$B$10237];&quot;Medium&quot;);[.$C1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];[$Algorithm_Problems_log.$B$2:.$B$10237];&quot;Hard&quot;);[.$D1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06" calcext:value-type="date">
            <text:p>2023-01-06</text:p>
          </table:table-cell>
          <table:table-cell table:style-name="ce65" table:formula="of:=IFERROR(AVERAGEIFS(#REF!;[$Algorithm_Problems_log.$D$2:.$D$10237];[.$A15];[$Algorithm_Problems_log.$B$2:.$B$10237];&quot;Easy&quot;);[.$B1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];[$Algorithm_Problems_log.$B$2:.$B$10237];&quot;Medium&quot;);[.$C1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];[$Algorithm_Problems_log.$B$2:.$B$10237];&quot;Hard&quot;);[.$D1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05" calcext:value-type="date">
            <text:p>2023-01-05</text:p>
          </table:table-cell>
          <table:table-cell table:style-name="ce65" table:formula="of:=IFERROR(AVERAGEIFS(#REF!;[$Algorithm_Problems_log.$D$2:.$D$10237];[.$A16];[$Algorithm_Problems_log.$B$2:.$B$10237];&quot;Easy&quot;);[.$B1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];[$Algorithm_Problems_log.$B$2:.$B$10237];&quot;Medium&quot;);[.$C1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];[$Algorithm_Problems_log.$B$2:.$B$10237];&quot;Hard&quot;);[.$D1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04" calcext:value-type="date">
            <text:p>2023-01-04</text:p>
          </table:table-cell>
          <table:table-cell table:style-name="ce65" table:formula="of:=IFERROR(AVERAGEIFS(#REF!;[$Algorithm_Problems_log.$D$2:.$D$10237];[.$A17];[$Algorithm_Problems_log.$B$2:.$B$10237];&quot;Easy&quot;);[.$B1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];[$Algorithm_Problems_log.$B$2:.$B$10237];&quot;Medium&quot;);[.$C1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];[$Algorithm_Problems_log.$B$2:.$B$10237];&quot;Hard&quot;);[.$D1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03" calcext:value-type="date">
            <text:p>2023-01-03</text:p>
          </table:table-cell>
          <table:table-cell table:style-name="ce65" table:formula="of:=IFERROR(AVERAGEIFS(#REF!;[$Algorithm_Problems_log.$D$2:.$D$10237];[.$A18];[$Algorithm_Problems_log.$B$2:.$B$10237];&quot;Easy&quot;);[.$B1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];[$Algorithm_Problems_log.$B$2:.$B$10237];&quot;Medium&quot;);[.$C1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];[$Algorithm_Problems_log.$B$2:.$B$10237];&quot;Hard&quot;);[.$D1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02" calcext:value-type="date">
            <text:p>2023-01-02</text:p>
          </table:table-cell>
          <table:table-cell table:style-name="ce65" table:formula="of:=IFERROR(AVERAGEIFS(#REF!;[$Algorithm_Problems_log.$D$2:.$D$10237];[.$A19];[$Algorithm_Problems_log.$B$2:.$B$10237];&quot;Easy&quot;);[.$B2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];[$Algorithm_Problems_log.$B$2:.$B$10237];&quot;Medium&quot;);[.$C2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];[$Algorithm_Problems_log.$B$2:.$B$10237];&quot;Hard&quot;);[.$D2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3-01-01" calcext:value-type="date">
            <text:p>2023-01-01</text:p>
          </table:table-cell>
          <table:table-cell table:style-name="ce65" table:formula="of:=IFERROR(AVERAGEIFS(#REF!;[$Algorithm_Problems_log.$D$2:.$D$10237];[.$A20];[$Algorithm_Problems_log.$B$2:.$B$10237];&quot;Easy&quot;);[.$B2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];[$Algorithm_Problems_log.$B$2:.$B$10237];&quot;Medium&quot;);[.$C2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];[$Algorithm_Problems_log.$B$2:.$B$10237];&quot;Hard&quot;);[.$D2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31" calcext:value-type="date">
            <text:p>2022-12-31</text:p>
          </table:table-cell>
          <table:table-cell table:style-name="ce65" table:formula="of:=IFERROR(AVERAGEIFS(#REF!;[$Algorithm_Problems_log.$D$2:.$D$10237];[.$A21];[$Algorithm_Problems_log.$B$2:.$B$10237];&quot;Easy&quot;);[.$B2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];[$Algorithm_Problems_log.$B$2:.$B$10237];&quot;Medium&quot;);[.$C2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];[$Algorithm_Problems_log.$B$2:.$B$10237];&quot;Hard&quot;);[.$D2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30" calcext:value-type="date">
            <text:p>2022-12-30</text:p>
          </table:table-cell>
          <table:table-cell table:style-name="ce65" table:formula="of:=IFERROR(AVERAGEIFS(#REF!;[$Algorithm_Problems_log.$D$2:.$D$10237];[.$A22];[$Algorithm_Problems_log.$B$2:.$B$10237];&quot;Easy&quot;);[.$B2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2];[$Algorithm_Problems_log.$B$2:.$B$10237];&quot;Medium&quot;);[.$C2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2];[$Algorithm_Problems_log.$B$2:.$B$10237];&quot;Hard&quot;);[.$D2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9" calcext:value-type="date">
            <text:p>2022-12-29</text:p>
          </table:table-cell>
          <table:table-cell table:style-name="ce65" table:formula="of:=IFERROR(AVERAGEIFS(#REF!;[$Algorithm_Problems_log.$D$2:.$D$10237];[.$A23];[$Algorithm_Problems_log.$B$2:.$B$10237];&quot;Easy&quot;);[.$B2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3];[$Algorithm_Problems_log.$B$2:.$B$10237];&quot;Medium&quot;);[.$C2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3];[$Algorithm_Problems_log.$B$2:.$B$10237];&quot;Hard&quot;);[.$D2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8" calcext:value-type="date">
            <text:p>2022-12-28</text:p>
          </table:table-cell>
          <table:table-cell table:style-name="ce65" table:formula="of:=IFERROR(AVERAGEIFS(#REF!;[$Algorithm_Problems_log.$D$2:.$D$10237];[.$A24];[$Algorithm_Problems_log.$B$2:.$B$10237];&quot;Easy&quot;);[.$B2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4];[$Algorithm_Problems_log.$B$2:.$B$10237];&quot;Medium&quot;);[.$C2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4];[$Algorithm_Problems_log.$B$2:.$B$10237];&quot;Hard&quot;);[.$D2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7" calcext:value-type="date">
            <text:p>2022-12-27</text:p>
          </table:table-cell>
          <table:table-cell table:style-name="ce65" table:formula="of:=IFERROR(AVERAGEIFS(#REF!;[$Algorithm_Problems_log.$D$2:.$D$10237];[.$A25];[$Algorithm_Problems_log.$B$2:.$B$10237];&quot;Easy&quot;);[.$B2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5];[$Algorithm_Problems_log.$B$2:.$B$10237];&quot;Medium&quot;);[.$C2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5];[$Algorithm_Problems_log.$B$2:.$B$10237];&quot;Hard&quot;);[.$D2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6" calcext:value-type="date">
            <text:p>2022-12-26</text:p>
          </table:table-cell>
          <table:table-cell table:style-name="ce65" table:formula="of:=IFERROR(AVERAGEIFS(#REF!;[$Algorithm_Problems_log.$D$2:.$D$10237];[.$A26];[$Algorithm_Problems_log.$B$2:.$B$10237];&quot;Easy&quot;);[.$B2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6];[$Algorithm_Problems_log.$B$2:.$B$10237];&quot;Medium&quot;);[.$C2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6];[$Algorithm_Problems_log.$B$2:.$B$10237];&quot;Hard&quot;);[.$D2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5" calcext:value-type="date">
            <text:p>2022-12-25</text:p>
          </table:table-cell>
          <table:table-cell table:style-name="ce65" table:formula="of:=IFERROR(AVERAGEIFS(#REF!;[$Algorithm_Problems_log.$D$2:.$D$10237];[.$A27];[$Algorithm_Problems_log.$B$2:.$B$10237];&quot;Easy&quot;);[.$B2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7];[$Algorithm_Problems_log.$B$2:.$B$10237];&quot;Medium&quot;);[.$C2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7];[$Algorithm_Problems_log.$B$2:.$B$10237];&quot;Hard&quot;);[.$D2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4" calcext:value-type="date">
            <text:p>2022-12-24</text:p>
          </table:table-cell>
          <table:table-cell table:style-name="ce65" table:formula="of:=IFERROR(AVERAGEIFS(#REF!;[$Algorithm_Problems_log.$D$2:.$D$10237];[.$A28];[$Algorithm_Problems_log.$B$2:.$B$10237];&quot;Easy&quot;);[.$B2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8];[$Algorithm_Problems_log.$B$2:.$B$10237];&quot;Medium&quot;);[.$C2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8];[$Algorithm_Problems_log.$B$2:.$B$10237];&quot;Hard&quot;);[.$D2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3" calcext:value-type="date">
            <text:p>2022-12-23</text:p>
          </table:table-cell>
          <table:table-cell table:style-name="ce65" table:formula="of:=IFERROR(AVERAGEIFS(#REF!;[$Algorithm_Problems_log.$D$2:.$D$10237];[.$A29];[$Algorithm_Problems_log.$B$2:.$B$10237];&quot;Easy&quot;);[.$B3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9];[$Algorithm_Problems_log.$B$2:.$B$10237];&quot;Medium&quot;);[.$C3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9];[$Algorithm_Problems_log.$B$2:.$B$10237];&quot;Hard&quot;);[.$D3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2" calcext:value-type="date">
            <text:p>2022-12-22</text:p>
          </table:table-cell>
          <table:table-cell table:style-name="ce65" table:formula="of:=IFERROR(AVERAGEIFS(#REF!;[$Algorithm_Problems_log.$D$2:.$D$10237];[.$A30];[$Algorithm_Problems_log.$B$2:.$B$10237];&quot;Easy&quot;);[.$B3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0];[$Algorithm_Problems_log.$B$2:.$B$10237];&quot;Medium&quot;);[.$C3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0];[$Algorithm_Problems_log.$B$2:.$B$10237];&quot;Hard&quot;);[.$D3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1" calcext:value-type="date">
            <text:p>2022-12-21</text:p>
          </table:table-cell>
          <table:table-cell table:style-name="ce65" table:formula="of:=IFERROR(AVERAGEIFS(#REF!;[$Algorithm_Problems_log.$D$2:.$D$10237];[.$A31];[$Algorithm_Problems_log.$B$2:.$B$10237];&quot;Easy&quot;);[.$B3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1];[$Algorithm_Problems_log.$B$2:.$B$10237];&quot;Medium&quot;);[.$C3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1];[$Algorithm_Problems_log.$B$2:.$B$10237];&quot;Hard&quot;);[.$D3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20" calcext:value-type="date">
            <text:p>2022-12-20</text:p>
          </table:table-cell>
          <table:table-cell table:style-name="ce65" table:formula="of:=IFERROR(AVERAGEIFS(#REF!;[$Algorithm_Problems_log.$D$2:.$D$10237];[.$A32];[$Algorithm_Problems_log.$B$2:.$B$10237];&quot;Easy&quot;);[.$B3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2];[$Algorithm_Problems_log.$B$2:.$B$10237];&quot;Medium&quot;);[.$C3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2];[$Algorithm_Problems_log.$B$2:.$B$10237];&quot;Hard&quot;);[.$D3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9" calcext:value-type="date">
            <text:p>2022-12-19</text:p>
          </table:table-cell>
          <table:table-cell table:style-name="ce65" table:formula="of:=IFERROR(AVERAGEIFS(#REF!;[$Algorithm_Problems_log.$D$2:.$D$10237];[.$A33];[$Algorithm_Problems_log.$B$2:.$B$10237];&quot;Easy&quot;);[.$B3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3];[$Algorithm_Problems_log.$B$2:.$B$10237];&quot;Medium&quot;);[.$C3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3];[$Algorithm_Problems_log.$B$2:.$B$10237];&quot;Hard&quot;);[.$D3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8" calcext:value-type="date">
            <text:p>2022-12-18</text:p>
          </table:table-cell>
          <table:table-cell table:style-name="ce65" table:formula="of:=IFERROR(AVERAGEIFS(#REF!;[$Algorithm_Problems_log.$D$2:.$D$10237];[.$A34];[$Algorithm_Problems_log.$B$2:.$B$10237];&quot;Easy&quot;);[.$B3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4];[$Algorithm_Problems_log.$B$2:.$B$10237];&quot;Medium&quot;);[.$C3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4];[$Algorithm_Problems_log.$B$2:.$B$10237];&quot;Hard&quot;);[.$D3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7" calcext:value-type="date">
            <text:p>2022-12-17</text:p>
          </table:table-cell>
          <table:table-cell table:style-name="ce65" table:formula="of:=IFERROR(AVERAGEIFS(#REF!;[$Algorithm_Problems_log.$D$2:.$D$10237];[.$A35];[$Algorithm_Problems_log.$B$2:.$B$10237];&quot;Easy&quot;);[.$B3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5];[$Algorithm_Problems_log.$B$2:.$B$10237];&quot;Medium&quot;);[.$C3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5];[$Algorithm_Problems_log.$B$2:.$B$10237];&quot;Hard&quot;);[.$D3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6" calcext:value-type="date">
            <text:p>2022-12-16</text:p>
          </table:table-cell>
          <table:table-cell table:style-name="ce65" table:formula="of:=IFERROR(AVERAGEIFS(#REF!;[$Algorithm_Problems_log.$D$2:.$D$10237];[.$A36];[$Algorithm_Problems_log.$B$2:.$B$10237];&quot;Easy&quot;);[.$B3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6];[$Algorithm_Problems_log.$B$2:.$B$10237];&quot;Medium&quot;);[.$C3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6];[$Algorithm_Problems_log.$B$2:.$B$10237];&quot;Hard&quot;);[.$D3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5" calcext:value-type="date">
            <text:p>2022-12-15</text:p>
          </table:table-cell>
          <table:table-cell table:style-name="ce65" table:formula="of:=IFERROR(AVERAGEIFS(#REF!;[$Algorithm_Problems_log.$D$2:.$D$10237];[.$A37];[$Algorithm_Problems_log.$B$2:.$B$10237];&quot;Easy&quot;);[.$B3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7];[$Algorithm_Problems_log.$B$2:.$B$10237];&quot;Medium&quot;);[.$C3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7];[$Algorithm_Problems_log.$B$2:.$B$10237];&quot;Hard&quot;);[.$D3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4" calcext:value-type="date">
            <text:p>2022-12-14</text:p>
          </table:table-cell>
          <table:table-cell table:style-name="ce65" table:formula="of:=IFERROR(AVERAGEIFS(#REF!;[$Algorithm_Problems_log.$D$2:.$D$10237];[.$A38];[$Algorithm_Problems_log.$B$2:.$B$10237];&quot;Easy&quot;);[.$B3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8];[$Algorithm_Problems_log.$B$2:.$B$10237];&quot;Medium&quot;);[.$C3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8];[$Algorithm_Problems_log.$B$2:.$B$10237];&quot;Hard&quot;);[.$D3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3" calcext:value-type="date">
            <text:p>2022-12-13</text:p>
          </table:table-cell>
          <table:table-cell table:style-name="ce65" table:formula="of:=IFERROR(AVERAGEIFS(#REF!;[$Algorithm_Problems_log.$D$2:.$D$10237];[.$A39];[$Algorithm_Problems_log.$B$2:.$B$10237];&quot;Easy&quot;);[.$B4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39];[$Algorithm_Problems_log.$B$2:.$B$10237];&quot;Medium&quot;);[.$C4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39];[$Algorithm_Problems_log.$B$2:.$B$10237];&quot;Hard&quot;);[.$D4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3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2" calcext:value-type="date">
            <text:p>2022-12-12</text:p>
          </table:table-cell>
          <table:table-cell table:style-name="ce65" table:formula="of:=IFERROR(AVERAGEIFS(#REF!;[$Algorithm_Problems_log.$D$2:.$D$10237];[.$A40];[$Algorithm_Problems_log.$B$2:.$B$10237];&quot;Easy&quot;);[.$B4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0];[$Algorithm_Problems_log.$B$2:.$B$10237];&quot;Medium&quot;);[.$C4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0];[$Algorithm_Problems_log.$B$2:.$B$10237];&quot;Hard&quot;);[.$D4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1" calcext:value-type="date">
            <text:p>2022-12-11</text:p>
          </table:table-cell>
          <table:table-cell table:style-name="ce65" table:formula="of:=IFERROR(AVERAGEIFS(#REF!;[$Algorithm_Problems_log.$D$2:.$D$10237];[.$A41];[$Algorithm_Problems_log.$B$2:.$B$10237];&quot;Easy&quot;);[.$B4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1];[$Algorithm_Problems_log.$B$2:.$B$10237];&quot;Medium&quot;);[.$C4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1];[$Algorithm_Problems_log.$B$2:.$B$10237];&quot;Hard&quot;);[.$D4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10" calcext:value-type="date">
            <text:p>2022-12-10</text:p>
          </table:table-cell>
          <table:table-cell table:style-name="ce65" table:formula="of:=IFERROR(AVERAGEIFS(#REF!;[$Algorithm_Problems_log.$D$2:.$D$10237];[.$A42];[$Algorithm_Problems_log.$B$2:.$B$10237];&quot;Easy&quot;);[.$B4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2];[$Algorithm_Problems_log.$B$2:.$B$10237];&quot;Medium&quot;);[.$C4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2];[$Algorithm_Problems_log.$B$2:.$B$10237];&quot;Hard&quot;);[.$D4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09" calcext:value-type="date">
            <text:p>2022-12-09</text:p>
          </table:table-cell>
          <table:table-cell table:style-name="ce65" table:formula="of:=IFERROR(AVERAGEIFS(#REF!;[$Algorithm_Problems_log.$D$2:.$D$10237];[.$A43];[$Algorithm_Problems_log.$B$2:.$B$10237];&quot;Easy&quot;);[.$B4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3];[$Algorithm_Problems_log.$B$2:.$B$10237];&quot;Medium&quot;);[.$C4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3];[$Algorithm_Problems_log.$B$2:.$B$10237];&quot;Hard&quot;);[.$D4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08" calcext:value-type="date">
            <text:p>2022-12-08</text:p>
          </table:table-cell>
          <table:table-cell table:style-name="ce65" table:formula="of:=IFERROR(AVERAGEIFS(#REF!;[$Algorithm_Problems_log.$D$2:.$D$10237];[.$A44];[$Algorithm_Problems_log.$B$2:.$B$10237];&quot;Easy&quot;);[.$B4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4];[$Algorithm_Problems_log.$B$2:.$B$10237];&quot;Medium&quot;);[.$C4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4];[$Algorithm_Problems_log.$B$2:.$B$10237];&quot;Hard&quot;);[.$D4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07" calcext:value-type="date">
            <text:p>2022-12-07</text:p>
          </table:table-cell>
          <table:table-cell table:style-name="ce65" table:formula="of:=IFERROR(AVERAGEIFS(#REF!;[$Algorithm_Problems_log.$D$2:.$D$10237];[.$A45];[$Algorithm_Problems_log.$B$2:.$B$10237];&quot;Easy&quot;);[.$B4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5];[$Algorithm_Problems_log.$B$2:.$B$10237];&quot;Medium&quot;);[.$C4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5];[$Algorithm_Problems_log.$B$2:.$B$10237];&quot;Hard&quot;);[.$D4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06" calcext:value-type="date">
            <text:p>2022-12-06</text:p>
          </table:table-cell>
          <table:table-cell table:style-name="ce65" table:formula="of:=IFERROR(AVERAGEIFS(#REF!;[$Algorithm_Problems_log.$D$2:.$D$10237];[.$A46];[$Algorithm_Problems_log.$B$2:.$B$10237];&quot;Easy&quot;);[.$B4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6];[$Algorithm_Problems_log.$B$2:.$B$10237];&quot;Medium&quot;);[.$C4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6];[$Algorithm_Problems_log.$B$2:.$B$10237];&quot;Hard&quot;);[.$D4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05" calcext:value-type="date">
            <text:p>2022-12-05</text:p>
          </table:table-cell>
          <table:table-cell table:style-name="ce65" table:formula="of:=IFERROR(AVERAGEIFS(#REF!;[$Algorithm_Problems_log.$D$2:.$D$10237];[.$A47];[$Algorithm_Problems_log.$B$2:.$B$10237];&quot;Easy&quot;);[.$B4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7];[$Algorithm_Problems_log.$B$2:.$B$10237];&quot;Medium&quot;);[.$C4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7];[$Algorithm_Problems_log.$B$2:.$B$10237];&quot;Hard&quot;);[.$D4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04" calcext:value-type="date">
            <text:p>2022-12-04</text:p>
          </table:table-cell>
          <table:table-cell table:style-name="ce65" table:formula="of:=IFERROR(AVERAGEIFS(#REF!;[$Algorithm_Problems_log.$D$2:.$D$10237];[.$A48];[$Algorithm_Problems_log.$B$2:.$B$10237];&quot;Easy&quot;);[.$B4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8];[$Algorithm_Problems_log.$B$2:.$B$10237];&quot;Medium&quot;);[.$C4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8];[$Algorithm_Problems_log.$B$2:.$B$10237];&quot;Hard&quot;);[.$D4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03" calcext:value-type="date">
            <text:p>2022-12-03</text:p>
          </table:table-cell>
          <table:table-cell table:style-name="ce65" table:formula="of:=IFERROR(AVERAGEIFS(#REF!;[$Algorithm_Problems_log.$D$2:.$D$10237];[.$A49];[$Algorithm_Problems_log.$B$2:.$B$10237];&quot;Easy&quot;);[.$B5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49];[$Algorithm_Problems_log.$B$2:.$B$10237];&quot;Medium&quot;);[.$C5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49];[$Algorithm_Problems_log.$B$2:.$B$10237];&quot;Hard&quot;);[.$D5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4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02" calcext:value-type="date">
            <text:p>2022-12-02</text:p>
          </table:table-cell>
          <table:table-cell table:style-name="ce65" table:formula="of:=IFERROR(AVERAGEIFS(#REF!;[$Algorithm_Problems_log.$D$2:.$D$10237];[.$A50];[$Algorithm_Problems_log.$B$2:.$B$10237];&quot;Easy&quot;);[.$B5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0];[$Algorithm_Problems_log.$B$2:.$B$10237];&quot;Medium&quot;);[.$C5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0];[$Algorithm_Problems_log.$B$2:.$B$10237];&quot;Hard&quot;);[.$D5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2-01" calcext:value-type="date">
            <text:p>2022-12-01</text:p>
          </table:table-cell>
          <table:table-cell table:style-name="ce65" table:formula="of:=IFERROR(AVERAGEIFS(#REF!;[$Algorithm_Problems_log.$D$2:.$D$10237];[.$A51];[$Algorithm_Problems_log.$B$2:.$B$10237];&quot;Easy&quot;);[.$B5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1];[$Algorithm_Problems_log.$B$2:.$B$10237];&quot;Medium&quot;);[.$C5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1];[$Algorithm_Problems_log.$B$2:.$B$10237];&quot;Hard&quot;);[.$D5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30" calcext:value-type="date">
            <text:p>2022-11-30</text:p>
          </table:table-cell>
          <table:table-cell table:style-name="ce65" table:formula="of:=IFERROR(AVERAGEIFS(#REF!;[$Algorithm_Problems_log.$D$2:.$D$10237];[.$A52];[$Algorithm_Problems_log.$B$2:.$B$10237];&quot;Easy&quot;);[.$B5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2];[$Algorithm_Problems_log.$B$2:.$B$10237];&quot;Medium&quot;);[.$C5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2];[$Algorithm_Problems_log.$B$2:.$B$10237];&quot;Hard&quot;);[.$D5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9" calcext:value-type="date">
            <text:p>2022-11-29</text:p>
          </table:table-cell>
          <table:table-cell table:style-name="ce65" table:formula="of:=IFERROR(AVERAGEIFS(#REF!;[$Algorithm_Problems_log.$D$2:.$D$10237];[.$A53];[$Algorithm_Problems_log.$B$2:.$B$10237];&quot;Easy&quot;);[.$B5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3];[$Algorithm_Problems_log.$B$2:.$B$10237];&quot;Medium&quot;);[.$C5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3];[$Algorithm_Problems_log.$B$2:.$B$10237];&quot;Hard&quot;);[.$D5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8" calcext:value-type="date">
            <text:p>2022-11-28</text:p>
          </table:table-cell>
          <table:table-cell table:style-name="ce65" table:formula="of:=IFERROR(AVERAGEIFS(#REF!;[$Algorithm_Problems_log.$D$2:.$D$10237];[.$A54];[$Algorithm_Problems_log.$B$2:.$B$10237];&quot;Easy&quot;);[.$B5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4];[$Algorithm_Problems_log.$B$2:.$B$10237];&quot;Medium&quot;);[.$C5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4];[$Algorithm_Problems_log.$B$2:.$B$10237];&quot;Hard&quot;);[.$D5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7" calcext:value-type="date">
            <text:p>2022-11-27</text:p>
          </table:table-cell>
          <table:table-cell table:style-name="ce65" table:formula="of:=IFERROR(AVERAGEIFS(#REF!;[$Algorithm_Problems_log.$D$2:.$D$10237];[.$A55];[$Algorithm_Problems_log.$B$2:.$B$10237];&quot;Easy&quot;);[.$B5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5];[$Algorithm_Problems_log.$B$2:.$B$10237];&quot;Medium&quot;);[.$C5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5];[$Algorithm_Problems_log.$B$2:.$B$10237];&quot;Hard&quot;);[.$D5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6" calcext:value-type="date">
            <text:p>2022-11-26</text:p>
          </table:table-cell>
          <table:table-cell table:style-name="ce65" table:formula="of:=IFERROR(AVERAGEIFS(#REF!;[$Algorithm_Problems_log.$D$2:.$D$10237];[.$A56];[$Algorithm_Problems_log.$B$2:.$B$10237];&quot;Easy&quot;);[.$B5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6];[$Algorithm_Problems_log.$B$2:.$B$10237];&quot;Medium&quot;);[.$C5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6];[$Algorithm_Problems_log.$B$2:.$B$10237];&quot;Hard&quot;);[.$D5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5" calcext:value-type="date">
            <text:p>2022-11-25</text:p>
          </table:table-cell>
          <table:table-cell table:style-name="ce65" table:formula="of:=IFERROR(AVERAGEIFS(#REF!;[$Algorithm_Problems_log.$D$2:.$D$10237];[.$A57];[$Algorithm_Problems_log.$B$2:.$B$10237];&quot;Easy&quot;);[.$B5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7];[$Algorithm_Problems_log.$B$2:.$B$10237];&quot;Medium&quot;);[.$C5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7];[$Algorithm_Problems_log.$B$2:.$B$10237];&quot;Hard&quot;);[.$D5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4" calcext:value-type="date">
            <text:p>2022-11-24</text:p>
          </table:table-cell>
          <table:table-cell table:style-name="ce65" table:formula="of:=IFERROR(AVERAGEIFS(#REF!;[$Algorithm_Problems_log.$D$2:.$D$10237];[.$A58];[$Algorithm_Problems_log.$B$2:.$B$10237];&quot;Easy&quot;);[.$B5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8];[$Algorithm_Problems_log.$B$2:.$B$10237];&quot;Medium&quot;);[.$C5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8];[$Algorithm_Problems_log.$B$2:.$B$10237];&quot;Hard&quot;);[.$D5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3" calcext:value-type="date">
            <text:p>2022-11-23</text:p>
          </table:table-cell>
          <table:table-cell table:style-name="ce65" table:formula="of:=IFERROR(AVERAGEIFS(#REF!;[$Algorithm_Problems_log.$D$2:.$D$10237];[.$A59];[$Algorithm_Problems_log.$B$2:.$B$10237];&quot;Easy&quot;);[.$B6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59];[$Algorithm_Problems_log.$B$2:.$B$10237];&quot;Medium&quot;);[.$C6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59];[$Algorithm_Problems_log.$B$2:.$B$10237];&quot;Hard&quot;);[.$D6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5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2" calcext:value-type="date">
            <text:p>2022-11-22</text:p>
          </table:table-cell>
          <table:table-cell table:style-name="ce65" table:formula="of:=IFERROR(AVERAGEIFS(#REF!;[$Algorithm_Problems_log.$D$2:.$D$10237];[.$A60];[$Algorithm_Problems_log.$B$2:.$B$10237];&quot;Easy&quot;);[.$B6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0];[$Algorithm_Problems_log.$B$2:.$B$10237];&quot;Medium&quot;);[.$C6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0];[$Algorithm_Problems_log.$B$2:.$B$10237];&quot;Hard&quot;);[.$D6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1" calcext:value-type="date">
            <text:p>2022-11-21</text:p>
          </table:table-cell>
          <table:table-cell table:style-name="ce65" table:formula="of:=IFERROR(AVERAGEIFS(#REF!;[$Algorithm_Problems_log.$D$2:.$D$10237];[.$A61];[$Algorithm_Problems_log.$B$2:.$B$10237];&quot;Easy&quot;);[.$B6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1];[$Algorithm_Problems_log.$B$2:.$B$10237];&quot;Medium&quot;);[.$C6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1];[$Algorithm_Problems_log.$B$2:.$B$10237];&quot;Hard&quot;);[.$D6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20" calcext:value-type="date">
            <text:p>2022-11-20</text:p>
          </table:table-cell>
          <table:table-cell table:style-name="ce65" table:formula="of:=IFERROR(AVERAGEIFS(#REF!;[$Algorithm_Problems_log.$D$2:.$D$10237];[.$A62];[$Algorithm_Problems_log.$B$2:.$B$10237];&quot;Easy&quot;);[.$B6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2];[$Algorithm_Problems_log.$B$2:.$B$10237];&quot;Medium&quot;);[.$C6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2];[$Algorithm_Problems_log.$B$2:.$B$10237];&quot;Hard&quot;);[.$D6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9" calcext:value-type="date">
            <text:p>2022-11-19</text:p>
          </table:table-cell>
          <table:table-cell table:style-name="ce65" table:formula="of:=IFERROR(AVERAGEIFS(#REF!;[$Algorithm_Problems_log.$D$2:.$D$10237];[.$A63];[$Algorithm_Problems_log.$B$2:.$B$10237];&quot;Easy&quot;);[.$B6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3];[$Algorithm_Problems_log.$B$2:.$B$10237];&quot;Medium&quot;);[.$C6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3];[$Algorithm_Problems_log.$B$2:.$B$10237];&quot;Hard&quot;);[.$D6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8" calcext:value-type="date">
            <text:p>2022-11-18</text:p>
          </table:table-cell>
          <table:table-cell table:style-name="ce65" table:formula="of:=IFERROR(AVERAGEIFS(#REF!;[$Algorithm_Problems_log.$D$2:.$D$10237];[.$A64];[$Algorithm_Problems_log.$B$2:.$B$10237];&quot;Easy&quot;);[.$B6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4];[$Algorithm_Problems_log.$B$2:.$B$10237];&quot;Medium&quot;);[.$C6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4];[$Algorithm_Problems_log.$B$2:.$B$10237];&quot;Hard&quot;);[.$D6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7" calcext:value-type="date">
            <text:p>2022-11-17</text:p>
          </table:table-cell>
          <table:table-cell table:style-name="ce65" table:formula="of:=IFERROR(AVERAGEIFS(#REF!;[$Algorithm_Problems_log.$D$2:.$D$10237];[.$A65];[$Algorithm_Problems_log.$B$2:.$B$10237];&quot;Easy&quot;);[.$B6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5];[$Algorithm_Problems_log.$B$2:.$B$10237];&quot;Medium&quot;);[.$C6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5];[$Algorithm_Problems_log.$B$2:.$B$10237];&quot;Hard&quot;);[.$D6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6" calcext:value-type="date">
            <text:p>2022-11-16</text:p>
          </table:table-cell>
          <table:table-cell table:style-name="ce65" table:formula="of:=IFERROR(AVERAGEIFS(#REF!;[$Algorithm_Problems_log.$D$2:.$D$10237];[.$A66];[$Algorithm_Problems_log.$B$2:.$B$10237];&quot;Easy&quot;);[.$B6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6];[$Algorithm_Problems_log.$B$2:.$B$10237];&quot;Medium&quot;);[.$C6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6];[$Algorithm_Problems_log.$B$2:.$B$10237];&quot;Hard&quot;);[.$D6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5" calcext:value-type="date">
            <text:p>2022-11-15</text:p>
          </table:table-cell>
          <table:table-cell table:style-name="ce65" table:formula="of:=IFERROR(AVERAGEIFS(#REF!;[$Algorithm_Problems_log.$D$2:.$D$10237];[.$A67];[$Algorithm_Problems_log.$B$2:.$B$10237];&quot;Easy&quot;);[.$B6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7];[$Algorithm_Problems_log.$B$2:.$B$10237];&quot;Medium&quot;);[.$C6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7];[$Algorithm_Problems_log.$B$2:.$B$10237];&quot;Hard&quot;);[.$D6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4" calcext:value-type="date">
            <text:p>2022-11-14</text:p>
          </table:table-cell>
          <table:table-cell table:style-name="ce65" table:formula="of:=IFERROR(AVERAGEIFS(#REF!;[$Algorithm_Problems_log.$D$2:.$D$10237];[.$A68];[$Algorithm_Problems_log.$B$2:.$B$10237];&quot;Easy&quot;);[.$B6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8];[$Algorithm_Problems_log.$B$2:.$B$10237];&quot;Medium&quot;);[.$C6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8];[$Algorithm_Problems_log.$B$2:.$B$10237];&quot;Hard&quot;);[.$D6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3" calcext:value-type="date">
            <text:p>2022-11-13</text:p>
          </table:table-cell>
          <table:table-cell table:style-name="ce65" table:formula="of:=IFERROR(AVERAGEIFS(#REF!;[$Algorithm_Problems_log.$D$2:.$D$10237];[.$A69];[$Algorithm_Problems_log.$B$2:.$B$10237];&quot;Easy&quot;);[.$B7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69];[$Algorithm_Problems_log.$B$2:.$B$10237];&quot;Medium&quot;);[.$C7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69];[$Algorithm_Problems_log.$B$2:.$B$10237];&quot;Hard&quot;);[.$D7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6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2" calcext:value-type="date">
            <text:p>2022-11-12</text:p>
          </table:table-cell>
          <table:table-cell table:style-name="ce65" table:formula="of:=IFERROR(AVERAGEIFS(#REF!;[$Algorithm_Problems_log.$D$2:.$D$10237];[.$A70];[$Algorithm_Problems_log.$B$2:.$B$10237];&quot;Easy&quot;);[.$B7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0];[$Algorithm_Problems_log.$B$2:.$B$10237];&quot;Medium&quot;);[.$C7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0];[$Algorithm_Problems_log.$B$2:.$B$10237];&quot;Hard&quot;);[.$D7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1" calcext:value-type="date">
            <text:p>2022-11-11</text:p>
          </table:table-cell>
          <table:table-cell table:style-name="ce65" table:formula="of:=IFERROR(AVERAGEIFS(#REF!;[$Algorithm_Problems_log.$D$2:.$D$10237];[.$A71];[$Algorithm_Problems_log.$B$2:.$B$10237];&quot;Easy&quot;);[.$B7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1];[$Algorithm_Problems_log.$B$2:.$B$10237];&quot;Medium&quot;);[.$C7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1];[$Algorithm_Problems_log.$B$2:.$B$10237];&quot;Hard&quot;);[.$D7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10" calcext:value-type="date">
            <text:p>2022-11-10</text:p>
          </table:table-cell>
          <table:table-cell table:style-name="ce65" table:formula="of:=IFERROR(AVERAGEIFS(#REF!;[$Algorithm_Problems_log.$D$2:.$D$10237];[.$A72];[$Algorithm_Problems_log.$B$2:.$B$10237];&quot;Easy&quot;);[.$B7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2];[$Algorithm_Problems_log.$B$2:.$B$10237];&quot;Medium&quot;);[.$C7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2];[$Algorithm_Problems_log.$B$2:.$B$10237];&quot;Hard&quot;);[.$D7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09" calcext:value-type="date">
            <text:p>2022-11-09</text:p>
          </table:table-cell>
          <table:table-cell table:style-name="ce65" table:formula="of:=IFERROR(AVERAGEIFS(#REF!;[$Algorithm_Problems_log.$D$2:.$D$10237];[.$A73];[$Algorithm_Problems_log.$B$2:.$B$10237];&quot;Easy&quot;);[.$B7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3];[$Algorithm_Problems_log.$B$2:.$B$10237];&quot;Medium&quot;);[.$C7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3];[$Algorithm_Problems_log.$B$2:.$B$10237];&quot;Hard&quot;);[.$D7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08" calcext:value-type="date">
            <text:p>2022-11-08</text:p>
          </table:table-cell>
          <table:table-cell table:style-name="ce65" table:formula="of:=IFERROR(AVERAGEIFS(#REF!;[$Algorithm_Problems_log.$D$2:.$D$10237];[.$A74];[$Algorithm_Problems_log.$B$2:.$B$10237];&quot;Easy&quot;);[.$B7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4];[$Algorithm_Problems_log.$B$2:.$B$10237];&quot;Medium&quot;);[.$C7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4];[$Algorithm_Problems_log.$B$2:.$B$10237];&quot;Hard&quot;);[.$D7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07" calcext:value-type="date">
            <text:p>2022-11-07</text:p>
          </table:table-cell>
          <table:table-cell table:style-name="ce65" table:formula="of:=IFERROR(AVERAGEIFS(#REF!;[$Algorithm_Problems_log.$D$2:.$D$10237];[.$A75];[$Algorithm_Problems_log.$B$2:.$B$10237];&quot;Easy&quot;);[.$B7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5];[$Algorithm_Problems_log.$B$2:.$B$10237];&quot;Medium&quot;);[.$C7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5];[$Algorithm_Problems_log.$B$2:.$B$10237];&quot;Hard&quot;);[.$D7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06" calcext:value-type="date">
            <text:p>2022-11-06</text:p>
          </table:table-cell>
          <table:table-cell table:style-name="ce65" table:formula="of:=IFERROR(AVERAGEIFS(#REF!;[$Algorithm_Problems_log.$D$2:.$D$10237];[.$A76];[$Algorithm_Problems_log.$B$2:.$B$10237];&quot;Easy&quot;);[.$B7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6];[$Algorithm_Problems_log.$B$2:.$B$10237];&quot;Medium&quot;);[.$C7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6];[$Algorithm_Problems_log.$B$2:.$B$10237];&quot;Hard&quot;);[.$D7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05" calcext:value-type="date">
            <text:p>2022-11-05</text:p>
          </table:table-cell>
          <table:table-cell table:style-name="ce65" table:formula="of:=IFERROR(AVERAGEIFS(#REF!;[$Algorithm_Problems_log.$D$2:.$D$10237];[.$A77];[$Algorithm_Problems_log.$B$2:.$B$10237];&quot;Easy&quot;);[.$B7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7];[$Algorithm_Problems_log.$B$2:.$B$10237];&quot;Medium&quot;);[.$C7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7];[$Algorithm_Problems_log.$B$2:.$B$10237];&quot;Hard&quot;);[.$D7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04" calcext:value-type="date">
            <text:p>2022-11-04</text:p>
          </table:table-cell>
          <table:table-cell table:style-name="ce65" table:formula="of:=IFERROR(AVERAGEIFS(#REF!;[$Algorithm_Problems_log.$D$2:.$D$10237];[.$A78];[$Algorithm_Problems_log.$B$2:.$B$10237];&quot;Easy&quot;);[.$B7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8];[$Algorithm_Problems_log.$B$2:.$B$10237];&quot;Medium&quot;);[.$C7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8];[$Algorithm_Problems_log.$B$2:.$B$10237];&quot;Hard&quot;);[.$D7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03" calcext:value-type="date">
            <text:p>2022-11-03</text:p>
          </table:table-cell>
          <table:table-cell table:style-name="ce65" table:formula="of:=IFERROR(AVERAGEIFS(#REF!;[$Algorithm_Problems_log.$D$2:.$D$10237];[.$A79];[$Algorithm_Problems_log.$B$2:.$B$10237];&quot;Easy&quot;);[.$B8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79];[$Algorithm_Problems_log.$B$2:.$B$10237];&quot;Medium&quot;);[.$C8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79];[$Algorithm_Problems_log.$B$2:.$B$10237];&quot;Hard&quot;);[.$D8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7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02" calcext:value-type="date">
            <text:p>2022-11-02</text:p>
          </table:table-cell>
          <table:table-cell table:style-name="ce65" table:formula="of:=IFERROR(AVERAGEIFS(#REF!;[$Algorithm_Problems_log.$D$2:.$D$10237];[.$A80];[$Algorithm_Problems_log.$B$2:.$B$10237];&quot;Easy&quot;);[.$B8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0];[$Algorithm_Problems_log.$B$2:.$B$10237];&quot;Medium&quot;);[.$C8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0];[$Algorithm_Problems_log.$B$2:.$B$10237];&quot;Hard&quot;);[.$D8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1-01" calcext:value-type="date">
            <text:p>2022-11-01</text:p>
          </table:table-cell>
          <table:table-cell table:style-name="ce65" table:formula="of:=IFERROR(AVERAGEIFS(#REF!;[$Algorithm_Problems_log.$D$2:.$D$10237];[.$A81];[$Algorithm_Problems_log.$B$2:.$B$10237];&quot;Easy&quot;);[.$B8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1];[$Algorithm_Problems_log.$B$2:.$B$10237];&quot;Medium&quot;);[.$C8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1];[$Algorithm_Problems_log.$B$2:.$B$10237];&quot;Hard&quot;);[.$D8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31" calcext:value-type="date">
            <text:p>2022-10-31</text:p>
          </table:table-cell>
          <table:table-cell table:style-name="ce65" table:formula="of:=IFERROR(AVERAGEIFS(#REF!;[$Algorithm_Problems_log.$D$2:.$D$10237];[.$A82];[$Algorithm_Problems_log.$B$2:.$B$10237];&quot;Easy&quot;);[.$B8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2];[$Algorithm_Problems_log.$B$2:.$B$10237];&quot;Medium&quot;);[.$C8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2];[$Algorithm_Problems_log.$B$2:.$B$10237];&quot;Hard&quot;);[.$D8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30" calcext:value-type="date">
            <text:p>2022-10-30</text:p>
          </table:table-cell>
          <table:table-cell table:style-name="ce65" table:formula="of:=IFERROR(AVERAGEIFS(#REF!;[$Algorithm_Problems_log.$D$2:.$D$10237];[.$A83];[$Algorithm_Problems_log.$B$2:.$B$10237];&quot;Easy&quot;);[.$B8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3];[$Algorithm_Problems_log.$B$2:.$B$10237];&quot;Medium&quot;);[.$C8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3];[$Algorithm_Problems_log.$B$2:.$B$10237];&quot;Hard&quot;);[.$D8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9" calcext:value-type="date">
            <text:p>2022-10-29</text:p>
          </table:table-cell>
          <table:table-cell table:style-name="ce65" table:formula="of:=IFERROR(AVERAGEIFS(#REF!;[$Algorithm_Problems_log.$D$2:.$D$10237];[.$A84];[$Algorithm_Problems_log.$B$2:.$B$10237];&quot;Easy&quot;);[.$B8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4];[$Algorithm_Problems_log.$B$2:.$B$10237];&quot;Medium&quot;);[.$C8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4];[$Algorithm_Problems_log.$B$2:.$B$10237];&quot;Hard&quot;);[.$D8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8" calcext:value-type="date">
            <text:p>2022-10-28</text:p>
          </table:table-cell>
          <table:table-cell table:style-name="ce65" table:formula="of:=IFERROR(AVERAGEIFS(#REF!;[$Algorithm_Problems_log.$D$2:.$D$10237];[.$A85];[$Algorithm_Problems_log.$B$2:.$B$10237];&quot;Easy&quot;);[.$B8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5];[$Algorithm_Problems_log.$B$2:.$B$10237];&quot;Medium&quot;);[.$C8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5];[$Algorithm_Problems_log.$B$2:.$B$10237];&quot;Hard&quot;);[.$D8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7" calcext:value-type="date">
            <text:p>2022-10-27</text:p>
          </table:table-cell>
          <table:table-cell table:style-name="ce65" table:formula="of:=IFERROR(AVERAGEIFS(#REF!;[$Algorithm_Problems_log.$D$2:.$D$10237];[.$A86];[$Algorithm_Problems_log.$B$2:.$B$10237];&quot;Easy&quot;);[.$B8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6];[$Algorithm_Problems_log.$B$2:.$B$10237];&quot;Medium&quot;);[.$C8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6];[$Algorithm_Problems_log.$B$2:.$B$10237];&quot;Hard&quot;);[.$D8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6" calcext:value-type="date">
            <text:p>2022-10-26</text:p>
          </table:table-cell>
          <table:table-cell table:style-name="ce65" table:formula="of:=IFERROR(AVERAGEIFS(#REF!;[$Algorithm_Problems_log.$D$2:.$D$10237];[.$A87];[$Algorithm_Problems_log.$B$2:.$B$10237];&quot;Easy&quot;);[.$B8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7];[$Algorithm_Problems_log.$B$2:.$B$10237];&quot;Medium&quot;);[.$C8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7];[$Algorithm_Problems_log.$B$2:.$B$10237];&quot;Hard&quot;);[.$D8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5" calcext:value-type="date">
            <text:p>2022-10-25</text:p>
          </table:table-cell>
          <table:table-cell table:style-name="ce65" table:formula="of:=IFERROR(AVERAGEIFS(#REF!;[$Algorithm_Problems_log.$D$2:.$D$10237];[.$A88];[$Algorithm_Problems_log.$B$2:.$B$10237];&quot;Easy&quot;);[.$B8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8];[$Algorithm_Problems_log.$B$2:.$B$10237];&quot;Medium&quot;);[.$C8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8];[$Algorithm_Problems_log.$B$2:.$B$10237];&quot;Hard&quot;);[.$D8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4" calcext:value-type="date">
            <text:p>2022-10-24</text:p>
          </table:table-cell>
          <table:table-cell table:style-name="ce65" table:formula="of:=IFERROR(AVERAGEIFS(#REF!;[$Algorithm_Problems_log.$D$2:.$D$10237];[.$A89];[$Algorithm_Problems_log.$B$2:.$B$10237];&quot;Easy&quot;);[.$B9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89];[$Algorithm_Problems_log.$B$2:.$B$10237];&quot;Medium&quot;);[.$C9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89];[$Algorithm_Problems_log.$B$2:.$B$10237];&quot;Hard&quot;);[.$D9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8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3" calcext:value-type="date">
            <text:p>2022-10-23</text:p>
          </table:table-cell>
          <table:table-cell table:style-name="ce65" table:formula="of:=IFERROR(AVERAGEIFS(#REF!;[$Algorithm_Problems_log.$D$2:.$D$10237];[.$A90];[$Algorithm_Problems_log.$B$2:.$B$10237];&quot;Easy&quot;);[.$B9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0];[$Algorithm_Problems_log.$B$2:.$B$10237];&quot;Medium&quot;);[.$C9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0];[$Algorithm_Problems_log.$B$2:.$B$10237];&quot;Hard&quot;);[.$D9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2" calcext:value-type="date">
            <text:p>2022-10-22</text:p>
          </table:table-cell>
          <table:table-cell table:style-name="ce65" table:formula="of:=IFERROR(AVERAGEIFS(#REF!;[$Algorithm_Problems_log.$D$2:.$D$10237];[.$A91];[$Algorithm_Problems_log.$B$2:.$B$10237];&quot;Easy&quot;);[.$B9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1];[$Algorithm_Problems_log.$B$2:.$B$10237];&quot;Medium&quot;);[.$C9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1];[$Algorithm_Problems_log.$B$2:.$B$10237];&quot;Hard&quot;);[.$D9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1" calcext:value-type="date">
            <text:p>2022-10-21</text:p>
          </table:table-cell>
          <table:table-cell table:style-name="ce65" table:formula="of:=IFERROR(AVERAGEIFS(#REF!;[$Algorithm_Problems_log.$D$2:.$D$10237];[.$A92];[$Algorithm_Problems_log.$B$2:.$B$10237];&quot;Easy&quot;);[.$B9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2];[$Algorithm_Problems_log.$B$2:.$B$10237];&quot;Medium&quot;);[.$C9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2];[$Algorithm_Problems_log.$B$2:.$B$10237];&quot;Hard&quot;);[.$D9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20" calcext:value-type="date">
            <text:p>2022-10-20</text:p>
          </table:table-cell>
          <table:table-cell table:style-name="ce65" table:formula="of:=IFERROR(AVERAGEIFS(#REF!;[$Algorithm_Problems_log.$D$2:.$D$10237];[.$A93];[$Algorithm_Problems_log.$B$2:.$B$10237];&quot;Easy&quot;);[.$B9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3];[$Algorithm_Problems_log.$B$2:.$B$10237];&quot;Medium&quot;);[.$C9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3];[$Algorithm_Problems_log.$B$2:.$B$10237];&quot;Hard&quot;);[.$D9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9" calcext:value-type="date">
            <text:p>2022-10-19</text:p>
          </table:table-cell>
          <table:table-cell table:style-name="ce65" table:formula="of:=IFERROR(AVERAGEIFS(#REF!;[$Algorithm_Problems_log.$D$2:.$D$10237];[.$A94];[$Algorithm_Problems_log.$B$2:.$B$10237];&quot;Easy&quot;);[.$B9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4];[$Algorithm_Problems_log.$B$2:.$B$10237];&quot;Medium&quot;);[.$C9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4];[$Algorithm_Problems_log.$B$2:.$B$10237];&quot;Hard&quot;);[.$D9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8" calcext:value-type="date">
            <text:p>2022-10-18</text:p>
          </table:table-cell>
          <table:table-cell table:style-name="ce65" table:formula="of:=IFERROR(AVERAGEIFS(#REF!;[$Algorithm_Problems_log.$D$2:.$D$10237];[.$A95];[$Algorithm_Problems_log.$B$2:.$B$10237];&quot;Easy&quot;);[.$B9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5];[$Algorithm_Problems_log.$B$2:.$B$10237];&quot;Medium&quot;);[.$C9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5];[$Algorithm_Problems_log.$B$2:.$B$10237];&quot;Hard&quot;);[.$D9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7" calcext:value-type="date">
            <text:p>2022-10-17</text:p>
          </table:table-cell>
          <table:table-cell table:style-name="ce65" table:formula="of:=IFERROR(AVERAGEIFS(#REF!;[$Algorithm_Problems_log.$D$2:.$D$10237];[.$A96];[$Algorithm_Problems_log.$B$2:.$B$10237];&quot;Easy&quot;);[.$B9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6];[$Algorithm_Problems_log.$B$2:.$B$10237];&quot;Medium&quot;);[.$C9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6];[$Algorithm_Problems_log.$B$2:.$B$10237];&quot;Hard&quot;);[.$D9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6" calcext:value-type="date">
            <text:p>2022-10-16</text:p>
          </table:table-cell>
          <table:table-cell table:style-name="ce65" table:formula="of:=IFERROR(AVERAGEIFS(#REF!;[$Algorithm_Problems_log.$D$2:.$D$10237];[.$A97];[$Algorithm_Problems_log.$B$2:.$B$10237];&quot;Easy&quot;);[.$B9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7];[$Algorithm_Problems_log.$B$2:.$B$10237];&quot;Medium&quot;);[.$C9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7];[$Algorithm_Problems_log.$B$2:.$B$10237];&quot;Hard&quot;);[.$D9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5" calcext:value-type="date">
            <text:p>2022-10-15</text:p>
          </table:table-cell>
          <table:table-cell table:style-name="ce65" table:formula="of:=IFERROR(AVERAGEIFS(#REF!;[$Algorithm_Problems_log.$D$2:.$D$10237];[.$A98];[$Algorithm_Problems_log.$B$2:.$B$10237];&quot;Easy&quot;);[.$B9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8];[$Algorithm_Problems_log.$B$2:.$B$10237];&quot;Medium&quot;);[.$C9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8];[$Algorithm_Problems_log.$B$2:.$B$10237];&quot;Hard&quot;);[.$D9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4" calcext:value-type="date">
            <text:p>2022-10-14</text:p>
          </table:table-cell>
          <table:table-cell table:style-name="ce65" table:formula="of:=IFERROR(AVERAGEIFS(#REF!;[$Algorithm_Problems_log.$D$2:.$D$10237];[.$A99];[$Algorithm_Problems_log.$B$2:.$B$10237];&quot;Easy&quot;);[.$B10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99];[$Algorithm_Problems_log.$B$2:.$B$10237];&quot;Medium&quot;);[.$C10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99];[$Algorithm_Problems_log.$B$2:.$B$10237];&quot;Hard&quot;);[.$D10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9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3" calcext:value-type="date">
            <text:p>2022-10-13</text:p>
          </table:table-cell>
          <table:table-cell table:style-name="ce65" table:formula="of:=IFERROR(AVERAGEIFS(#REF!;[$Algorithm_Problems_log.$D$2:.$D$10237];[.$A100];[$Algorithm_Problems_log.$B$2:.$B$10237];&quot;Easy&quot;);[.$B10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0];[$Algorithm_Problems_log.$B$2:.$B$10237];&quot;Medium&quot;);[.$C10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0];[$Algorithm_Problems_log.$B$2:.$B$10237];&quot;Hard&quot;);[.$D10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2" calcext:value-type="date">
            <text:p>2022-10-12</text:p>
          </table:table-cell>
          <table:table-cell table:style-name="ce65" table:formula="of:=IFERROR(AVERAGEIFS(#REF!;[$Algorithm_Problems_log.$D$2:.$D$10237];[.$A101];[$Algorithm_Problems_log.$B$2:.$B$10237];&quot;Easy&quot;);[.$B10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1];[$Algorithm_Problems_log.$B$2:.$B$10237];&quot;Medium&quot;);[.$C10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1];[$Algorithm_Problems_log.$B$2:.$B$10237];&quot;Hard&quot;);[.$D10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1" calcext:value-type="date">
            <text:p>2022-10-11</text:p>
          </table:table-cell>
          <table:table-cell table:style-name="ce65" table:formula="of:=IFERROR(AVERAGEIFS(#REF!;[$Algorithm_Problems_log.$D$2:.$D$10237];[.$A102];[$Algorithm_Problems_log.$B$2:.$B$10237];&quot;Easy&quot;);[.$B10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2];[$Algorithm_Problems_log.$B$2:.$B$10237];&quot;Medium&quot;);[.$C10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2];[$Algorithm_Problems_log.$B$2:.$B$10237];&quot;Hard&quot;);[.$D10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10" calcext:value-type="date">
            <text:p>2022-10-10</text:p>
          </table:table-cell>
          <table:table-cell table:style-name="ce65" table:formula="of:=IFERROR(AVERAGEIFS(#REF!;[$Algorithm_Problems_log.$D$2:.$D$10237];[.$A103];[$Algorithm_Problems_log.$B$2:.$B$10237];&quot;Easy&quot;);[.$B10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3];[$Algorithm_Problems_log.$B$2:.$B$10237];&quot;Medium&quot;);[.$C10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3];[$Algorithm_Problems_log.$B$2:.$B$10237];&quot;Hard&quot;);[.$D10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09" calcext:value-type="date">
            <text:p>2022-10-09</text:p>
          </table:table-cell>
          <table:table-cell table:style-name="ce65" table:formula="of:=IFERROR(AVERAGEIFS(#REF!;[$Algorithm_Problems_log.$D$2:.$D$10237];[.$A104];[$Algorithm_Problems_log.$B$2:.$B$10237];&quot;Easy&quot;);[.$B10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4];[$Algorithm_Problems_log.$B$2:.$B$10237];&quot;Medium&quot;);[.$C10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4];[$Algorithm_Problems_log.$B$2:.$B$10237];&quot;Hard&quot;);[.$D10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08" calcext:value-type="date">
            <text:p>2022-10-08</text:p>
          </table:table-cell>
          <table:table-cell table:style-name="ce65" table:formula="of:=IFERROR(AVERAGEIFS(#REF!;[$Algorithm_Problems_log.$D$2:.$D$10237];[.$A105];[$Algorithm_Problems_log.$B$2:.$B$10237];&quot;Easy&quot;);[.$B10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5];[$Algorithm_Problems_log.$B$2:.$B$10237];&quot;Medium&quot;);[.$C10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5];[$Algorithm_Problems_log.$B$2:.$B$10237];&quot;Hard&quot;);[.$D10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07" calcext:value-type="date">
            <text:p>2022-10-07</text:p>
          </table:table-cell>
          <table:table-cell table:style-name="ce65" table:formula="of:=IFERROR(AVERAGEIFS(#REF!;[$Algorithm_Problems_log.$D$2:.$D$10237];[.$A106];[$Algorithm_Problems_log.$B$2:.$B$10237];&quot;Easy&quot;);[.$B10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6];[$Algorithm_Problems_log.$B$2:.$B$10237];&quot;Medium&quot;);[.$C10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6];[$Algorithm_Problems_log.$B$2:.$B$10237];&quot;Hard&quot;);[.$D10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06" calcext:value-type="date">
            <text:p>2022-10-06</text:p>
          </table:table-cell>
          <table:table-cell table:style-name="ce65" table:formula="of:=IFERROR(AVERAGEIFS(#REF!;[$Algorithm_Problems_log.$D$2:.$D$10237];[.$A107];[$Algorithm_Problems_log.$B$2:.$B$10237];&quot;Easy&quot;);[.$B10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7];[$Algorithm_Problems_log.$B$2:.$B$10237];&quot;Medium&quot;);[.$C10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7];[$Algorithm_Problems_log.$B$2:.$B$10237];&quot;Hard&quot;);[.$D10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05" calcext:value-type="date">
            <text:p>2022-10-05</text:p>
          </table:table-cell>
          <table:table-cell table:style-name="ce65" table:formula="of:=IFERROR(AVERAGEIFS(#REF!;[$Algorithm_Problems_log.$D$2:.$D$10237];[.$A108];[$Algorithm_Problems_log.$B$2:.$B$10237];&quot;Easy&quot;);[.$B10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8];[$Algorithm_Problems_log.$B$2:.$B$10237];&quot;Medium&quot;);[.$C10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8];[$Algorithm_Problems_log.$B$2:.$B$10237];&quot;Hard&quot;);[.$D10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04" calcext:value-type="date">
            <text:p>2022-10-04</text:p>
          </table:table-cell>
          <table:table-cell table:style-name="ce65" table:formula="of:=IFERROR(AVERAGEIFS(#REF!;[$Algorithm_Problems_log.$D$2:.$D$10237];[.$A109];[$Algorithm_Problems_log.$B$2:.$B$10237];&quot;Easy&quot;);[.$B11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09];[$Algorithm_Problems_log.$B$2:.$B$10237];&quot;Medium&quot;);[.$C11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09];[$Algorithm_Problems_log.$B$2:.$B$10237];&quot;Hard&quot;);[.$D11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0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03" calcext:value-type="date">
            <text:p>2022-10-03</text:p>
          </table:table-cell>
          <table:table-cell table:style-name="ce65" table:formula="of:=IFERROR(AVERAGEIFS(#REF!;[$Algorithm_Problems_log.$D$2:.$D$10237];[.$A110];[$Algorithm_Problems_log.$B$2:.$B$10237];&quot;Easy&quot;);[.$B11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0];[$Algorithm_Problems_log.$B$2:.$B$10237];&quot;Medium&quot;);[.$C11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0];[$Algorithm_Problems_log.$B$2:.$B$10237];&quot;Hard&quot;);[.$D11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02" calcext:value-type="date">
            <text:p>2022-10-02</text:p>
          </table:table-cell>
          <table:table-cell table:style-name="ce65" table:formula="of:=IFERROR(AVERAGEIFS(#REF!;[$Algorithm_Problems_log.$D$2:.$D$10237];[.$A111];[$Algorithm_Problems_log.$B$2:.$B$10237];&quot;Easy&quot;);[.$B11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1];[$Algorithm_Problems_log.$B$2:.$B$10237];&quot;Medium&quot;);[.$C11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1];[$Algorithm_Problems_log.$B$2:.$B$10237];&quot;Hard&quot;);[.$D11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10-01" calcext:value-type="date">
            <text:p>2022-10-01</text:p>
          </table:table-cell>
          <table:table-cell table:style-name="ce65" table:formula="of:=IFERROR(AVERAGEIFS(#REF!;[$Algorithm_Problems_log.$D$2:.$D$10237];[.$A112];[$Algorithm_Problems_log.$B$2:.$B$10237];&quot;Easy&quot;);[.$B11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2];[$Algorithm_Problems_log.$B$2:.$B$10237];&quot;Medium&quot;);[.$C11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2];[$Algorithm_Problems_log.$B$2:.$B$10237];&quot;Hard&quot;);[.$D11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30" calcext:value-type="date">
            <text:p>2022-09-30</text:p>
          </table:table-cell>
          <table:table-cell table:style-name="ce65" table:formula="of:=IFERROR(AVERAGEIFS(#REF!;[$Algorithm_Problems_log.$D$2:.$D$10237];[.$A113];[$Algorithm_Problems_log.$B$2:.$B$10237];&quot;Easy&quot;);[.$B11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3];[$Algorithm_Problems_log.$B$2:.$B$10237];&quot;Medium&quot;);[.$C11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3];[$Algorithm_Problems_log.$B$2:.$B$10237];&quot;Hard&quot;);[.$D11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9" calcext:value-type="date">
            <text:p>2022-09-29</text:p>
          </table:table-cell>
          <table:table-cell table:style-name="ce65" table:formula="of:=IFERROR(AVERAGEIFS(#REF!;[$Algorithm_Problems_log.$D$2:.$D$10237];[.$A114];[$Algorithm_Problems_log.$B$2:.$B$10237];&quot;Easy&quot;);[.$B11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4];[$Algorithm_Problems_log.$B$2:.$B$10237];&quot;Medium&quot;);[.$C11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4];[$Algorithm_Problems_log.$B$2:.$B$10237];&quot;Hard&quot;);[.$D11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8" calcext:value-type="date">
            <text:p>2022-09-28</text:p>
          </table:table-cell>
          <table:table-cell table:style-name="ce65" table:formula="of:=IFERROR(AVERAGEIFS(#REF!;[$Algorithm_Problems_log.$D$2:.$D$10237];[.$A115];[$Algorithm_Problems_log.$B$2:.$B$10237];&quot;Easy&quot;);[.$B11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5];[$Algorithm_Problems_log.$B$2:.$B$10237];&quot;Medium&quot;);[.$C11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5];[$Algorithm_Problems_log.$B$2:.$B$10237];&quot;Hard&quot;);[.$D11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7" calcext:value-type="date">
            <text:p>2022-09-27</text:p>
          </table:table-cell>
          <table:table-cell table:style-name="ce65" table:formula="of:=IFERROR(AVERAGEIFS(#REF!;[$Algorithm_Problems_log.$D$2:.$D$10237];[.$A116];[$Algorithm_Problems_log.$B$2:.$B$10237];&quot;Easy&quot;);[.$B11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6];[$Algorithm_Problems_log.$B$2:.$B$10237];&quot;Medium&quot;);[.$C11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6];[$Algorithm_Problems_log.$B$2:.$B$10237];&quot;Hard&quot;);[.$D11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6" calcext:value-type="date">
            <text:p>2022-09-26</text:p>
          </table:table-cell>
          <table:table-cell table:style-name="ce65" table:formula="of:=IFERROR(AVERAGEIFS(#REF!;[$Algorithm_Problems_log.$D$2:.$D$10237];[.$A117];[$Algorithm_Problems_log.$B$2:.$B$10237];&quot;Easy&quot;);[.$B11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7];[$Algorithm_Problems_log.$B$2:.$B$10237];&quot;Medium&quot;);[.$C11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7];[$Algorithm_Problems_log.$B$2:.$B$10237];&quot;Hard&quot;);[.$D11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5" calcext:value-type="date">
            <text:p>2022-09-25</text:p>
          </table:table-cell>
          <table:table-cell table:style-name="ce65" table:formula="of:=IFERROR(AVERAGEIFS(#REF!;[$Algorithm_Problems_log.$D$2:.$D$10237];[.$A118];[$Algorithm_Problems_log.$B$2:.$B$10237];&quot;Easy&quot;);[.$B11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8];[$Algorithm_Problems_log.$B$2:.$B$10237];&quot;Medium&quot;);[.$C11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8];[$Algorithm_Problems_log.$B$2:.$B$10237];&quot;Hard&quot;);[.$D11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4" calcext:value-type="date">
            <text:p>2022-09-24</text:p>
          </table:table-cell>
          <table:table-cell table:style-name="ce65" table:formula="of:=IFERROR(AVERAGEIFS(#REF!;[$Algorithm_Problems_log.$D$2:.$D$10237];[.$A119];[$Algorithm_Problems_log.$B$2:.$B$10237];&quot;Easy&quot;);[.$B12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19];[$Algorithm_Problems_log.$B$2:.$B$10237];&quot;Medium&quot;);[.$C12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19];[$Algorithm_Problems_log.$B$2:.$B$10237];&quot;Hard&quot;);[.$D12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1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3" calcext:value-type="date">
            <text:p>2022-09-23</text:p>
          </table:table-cell>
          <table:table-cell table:style-name="ce65" table:formula="of:=IFERROR(AVERAGEIFS(#REF!;[$Algorithm_Problems_log.$D$2:.$D$10237];[.$A120];[$Algorithm_Problems_log.$B$2:.$B$10237];&quot;Easy&quot;);[.$B12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0];[$Algorithm_Problems_log.$B$2:.$B$10237];&quot;Medium&quot;);[.$C12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0];[$Algorithm_Problems_log.$B$2:.$B$10237];&quot;Hard&quot;);[.$D12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2" calcext:value-type="date">
            <text:p>2022-09-22</text:p>
          </table:table-cell>
          <table:table-cell table:style-name="ce65" table:formula="of:=IFERROR(AVERAGEIFS(#REF!;[$Algorithm_Problems_log.$D$2:.$D$10237];[.$A121];[$Algorithm_Problems_log.$B$2:.$B$10237];&quot;Easy&quot;);[.$B12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1];[$Algorithm_Problems_log.$B$2:.$B$10237];&quot;Medium&quot;);[.$C12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1];[$Algorithm_Problems_log.$B$2:.$B$10237];&quot;Hard&quot;);[.$D12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1" calcext:value-type="date">
            <text:p>2022-09-21</text:p>
          </table:table-cell>
          <table:table-cell table:style-name="ce65" table:formula="of:=IFERROR(AVERAGEIFS(#REF!;[$Algorithm_Problems_log.$D$2:.$D$10237];[.$A122];[$Algorithm_Problems_log.$B$2:.$B$10237];&quot;Easy&quot;);[.$B12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2];[$Algorithm_Problems_log.$B$2:.$B$10237];&quot;Medium&quot;);[.$C12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2];[$Algorithm_Problems_log.$B$2:.$B$10237];&quot;Hard&quot;);[.$D12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20" calcext:value-type="date">
            <text:p>2022-09-20</text:p>
          </table:table-cell>
          <table:table-cell table:style-name="ce65" table:formula="of:=IFERROR(AVERAGEIFS(#REF!;[$Algorithm_Problems_log.$D$2:.$D$10237];[.$A123];[$Algorithm_Problems_log.$B$2:.$B$10237];&quot;Easy&quot;);[.$B12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3];[$Algorithm_Problems_log.$B$2:.$B$10237];&quot;Medium&quot;);[.$C12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3];[$Algorithm_Problems_log.$B$2:.$B$10237];&quot;Hard&quot;);[.$D12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9" calcext:value-type="date">
            <text:p>2022-09-19</text:p>
          </table:table-cell>
          <table:table-cell table:style-name="ce65" table:formula="of:=IFERROR(AVERAGEIFS(#REF!;[$Algorithm_Problems_log.$D$2:.$D$10237];[.$A124];[$Algorithm_Problems_log.$B$2:.$B$10237];&quot;Easy&quot;);[.$B12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4];[$Algorithm_Problems_log.$B$2:.$B$10237];&quot;Medium&quot;);[.$C12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4];[$Algorithm_Problems_log.$B$2:.$B$10237];&quot;Hard&quot;);[.$D12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8" calcext:value-type="date">
            <text:p>2022-09-18</text:p>
          </table:table-cell>
          <table:table-cell table:style-name="ce65" table:formula="of:=IFERROR(AVERAGEIFS(#REF!;[$Algorithm_Problems_log.$D$2:.$D$10237];[.$A125];[$Algorithm_Problems_log.$B$2:.$B$10237];&quot;Easy&quot;);[.$B12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5];[$Algorithm_Problems_log.$B$2:.$B$10237];&quot;Medium&quot;);[.$C12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5];[$Algorithm_Problems_log.$B$2:.$B$10237];&quot;Hard&quot;);[.$D12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7" calcext:value-type="date">
            <text:p>2022-09-17</text:p>
          </table:table-cell>
          <table:table-cell table:style-name="ce65" table:formula="of:=IFERROR(AVERAGEIFS(#REF!;[$Algorithm_Problems_log.$D$2:.$D$10237];[.$A126];[$Algorithm_Problems_log.$B$2:.$B$10237];&quot;Easy&quot;);[.$B12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6];[$Algorithm_Problems_log.$B$2:.$B$10237];&quot;Medium&quot;);[.$C12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6];[$Algorithm_Problems_log.$B$2:.$B$10237];&quot;Hard&quot;);[.$D12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6" calcext:value-type="date">
            <text:p>2022-09-16</text:p>
          </table:table-cell>
          <table:table-cell table:style-name="ce65" table:formula="of:=IFERROR(AVERAGEIFS(#REF!;[$Algorithm_Problems_log.$D$2:.$D$10237];[.$A127];[$Algorithm_Problems_log.$B$2:.$B$10237];&quot;Easy&quot;);[.$B12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7];[$Algorithm_Problems_log.$B$2:.$B$10237];&quot;Medium&quot;);[.$C12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7];[$Algorithm_Problems_log.$B$2:.$B$10237];&quot;Hard&quot;);[.$D12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5" calcext:value-type="date">
            <text:p>2022-09-15</text:p>
          </table:table-cell>
          <table:table-cell table:style-name="ce65" table:formula="of:=IFERROR(AVERAGEIFS(#REF!;[$Algorithm_Problems_log.$D$2:.$D$10237];[.$A128];[$Algorithm_Problems_log.$B$2:.$B$10237];&quot;Easy&quot;);[.$B12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8];[$Algorithm_Problems_log.$B$2:.$B$10237];&quot;Medium&quot;);[.$C12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8];[$Algorithm_Problems_log.$B$2:.$B$10237];&quot;Hard&quot;);[.$D12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4" calcext:value-type="date">
            <text:p>2022-09-14</text:p>
          </table:table-cell>
          <table:table-cell table:style-name="ce65" table:formula="of:=IFERROR(AVERAGEIFS(#REF!;[$Algorithm_Problems_log.$D$2:.$D$10237];[.$A129];[$Algorithm_Problems_log.$B$2:.$B$10237];&quot;Easy&quot;);[.$B13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29];[$Algorithm_Problems_log.$B$2:.$B$10237];&quot;Medium&quot;);[.$C13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29];[$Algorithm_Problems_log.$B$2:.$B$10237];&quot;Hard&quot;);[.$D13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2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3" calcext:value-type="date">
            <text:p>2022-09-13</text:p>
          </table:table-cell>
          <table:table-cell table:style-name="ce65" table:formula="of:=IFERROR(AVERAGEIFS(#REF!;[$Algorithm_Problems_log.$D$2:.$D$10237];[.$A130];[$Algorithm_Problems_log.$B$2:.$B$10237];&quot;Easy&quot;);[.$B13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0];[$Algorithm_Problems_log.$B$2:.$B$10237];&quot;Medium&quot;);[.$C13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0];[$Algorithm_Problems_log.$B$2:.$B$10237];&quot;Hard&quot;);[.$D13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2" calcext:value-type="date">
            <text:p>2022-09-12</text:p>
          </table:table-cell>
          <table:table-cell table:style-name="ce65" table:formula="of:=IFERROR(AVERAGEIFS(#REF!;[$Algorithm_Problems_log.$D$2:.$D$10237];[.$A131];[$Algorithm_Problems_log.$B$2:.$B$10237];&quot;Easy&quot;);[.$B13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1];[$Algorithm_Problems_log.$B$2:.$B$10237];&quot;Medium&quot;);[.$C13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1];[$Algorithm_Problems_log.$B$2:.$B$10237];&quot;Hard&quot;);[.$D13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1" calcext:value-type="date">
            <text:p>2022-09-11</text:p>
          </table:table-cell>
          <table:table-cell table:style-name="ce65" table:formula="of:=IFERROR(AVERAGEIFS(#REF!;[$Algorithm_Problems_log.$D$2:.$D$10237];[.$A132];[$Algorithm_Problems_log.$B$2:.$B$10237];&quot;Easy&quot;);[.$B13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2];[$Algorithm_Problems_log.$B$2:.$B$10237];&quot;Medium&quot;);[.$C13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2];[$Algorithm_Problems_log.$B$2:.$B$10237];&quot;Hard&quot;);[.$D13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10" calcext:value-type="date">
            <text:p>2022-09-10</text:p>
          </table:table-cell>
          <table:table-cell table:style-name="ce65" table:formula="of:=IFERROR(AVERAGEIFS(#REF!;[$Algorithm_Problems_log.$D$2:.$D$10237];[.$A133];[$Algorithm_Problems_log.$B$2:.$B$10237];&quot;Easy&quot;);[.$B13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3];[$Algorithm_Problems_log.$B$2:.$B$10237];&quot;Medium&quot;);[.$C13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3];[$Algorithm_Problems_log.$B$2:.$B$10237];&quot;Hard&quot;);[.$D13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09" calcext:value-type="date">
            <text:p>2022-09-09</text:p>
          </table:table-cell>
          <table:table-cell table:style-name="ce65" table:formula="of:=IFERROR(AVERAGEIFS(#REF!;[$Algorithm_Problems_log.$D$2:.$D$10237];[.$A134];[$Algorithm_Problems_log.$B$2:.$B$10237];&quot;Easy&quot;);[.$B13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4];[$Algorithm_Problems_log.$B$2:.$B$10237];&quot;Medium&quot;);[.$C13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4];[$Algorithm_Problems_log.$B$2:.$B$10237];&quot;Hard&quot;);[.$D13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08" calcext:value-type="date">
            <text:p>2022-09-08</text:p>
          </table:table-cell>
          <table:table-cell table:style-name="ce65" table:formula="of:=IFERROR(AVERAGEIFS(#REF!;[$Algorithm_Problems_log.$D$2:.$D$10237];[.$A135];[$Algorithm_Problems_log.$B$2:.$B$10237];&quot;Easy&quot;);[.$B13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5];[$Algorithm_Problems_log.$B$2:.$B$10237];&quot;Medium&quot;);[.$C13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5];[$Algorithm_Problems_log.$B$2:.$B$10237];&quot;Hard&quot;);[.$D13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07" calcext:value-type="date">
            <text:p>2022-09-07</text:p>
          </table:table-cell>
          <table:table-cell table:style-name="ce65" table:formula="of:=IFERROR(AVERAGEIFS(#REF!;[$Algorithm_Problems_log.$D$2:.$D$10237];[.$A136];[$Algorithm_Problems_log.$B$2:.$B$10237];&quot;Easy&quot;);[.$B13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6];[$Algorithm_Problems_log.$B$2:.$B$10237];&quot;Medium&quot;);[.$C13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6];[$Algorithm_Problems_log.$B$2:.$B$10237];&quot;Hard&quot;);[.$D13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06" calcext:value-type="date">
            <text:p>2022-09-06</text:p>
          </table:table-cell>
          <table:table-cell table:style-name="ce65" table:formula="of:=IFERROR(AVERAGEIFS(#REF!;[$Algorithm_Problems_log.$D$2:.$D$10237];[.$A137];[$Algorithm_Problems_log.$B$2:.$B$10237];&quot;Easy&quot;);[.$B13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7];[$Algorithm_Problems_log.$B$2:.$B$10237];&quot;Medium&quot;);[.$C13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7];[$Algorithm_Problems_log.$B$2:.$B$10237];&quot;Hard&quot;);[.$D13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05" calcext:value-type="date">
            <text:p>2022-09-05</text:p>
          </table:table-cell>
          <table:table-cell table:style-name="ce65" table:formula="of:=IFERROR(AVERAGEIFS(#REF!;[$Algorithm_Problems_log.$D$2:.$D$10237];[.$A138];[$Algorithm_Problems_log.$B$2:.$B$10237];&quot;Easy&quot;);[.$B13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8];[$Algorithm_Problems_log.$B$2:.$B$10237];&quot;Medium&quot;);[.$C13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8];[$Algorithm_Problems_log.$B$2:.$B$10237];&quot;Hard&quot;);[.$D13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04" calcext:value-type="date">
            <text:p>2022-09-04</text:p>
          </table:table-cell>
          <table:table-cell table:style-name="ce65" table:formula="of:=IFERROR(AVERAGEIFS(#REF!;[$Algorithm_Problems_log.$D$2:.$D$10237];[.$A139];[$Algorithm_Problems_log.$B$2:.$B$10237];&quot;Easy&quot;);[.$B14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39];[$Algorithm_Problems_log.$B$2:.$B$10237];&quot;Medium&quot;);[.$C14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39];[$Algorithm_Problems_log.$B$2:.$B$10237];&quot;Hard&quot;);[.$D14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3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03" calcext:value-type="date">
            <text:p>2022-09-03</text:p>
          </table:table-cell>
          <table:table-cell table:style-name="ce65" table:formula="of:=IFERROR(AVERAGEIFS(#REF!;[$Algorithm_Problems_log.$D$2:.$D$10237];[.$A140];[$Algorithm_Problems_log.$B$2:.$B$10237];&quot;Easy&quot;);[.$B14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0];[$Algorithm_Problems_log.$B$2:.$B$10237];&quot;Medium&quot;);[.$C14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0];[$Algorithm_Problems_log.$B$2:.$B$10237];&quot;Hard&quot;);[.$D14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02" calcext:value-type="date">
            <text:p>2022-09-02</text:p>
          </table:table-cell>
          <table:table-cell table:style-name="ce65" table:formula="of:=IFERROR(AVERAGEIFS(#REF!;[$Algorithm_Problems_log.$D$2:.$D$10237];[.$A141];[$Algorithm_Problems_log.$B$2:.$B$10237];&quot;Easy&quot;);[.$B14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1];[$Algorithm_Problems_log.$B$2:.$B$10237];&quot;Medium&quot;);[.$C14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1];[$Algorithm_Problems_log.$B$2:.$B$10237];&quot;Hard&quot;);[.$D14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9-01" calcext:value-type="date">
            <text:p>2022-09-01</text:p>
          </table:table-cell>
          <table:table-cell table:style-name="ce65" table:formula="of:=IFERROR(AVERAGEIFS(#REF!;[$Algorithm_Problems_log.$D$2:.$D$10237];[.$A142];[$Algorithm_Problems_log.$B$2:.$B$10237];&quot;Easy&quot;);[.$B14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2];[$Algorithm_Problems_log.$B$2:.$B$10237];&quot;Medium&quot;);[.$C14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2];[$Algorithm_Problems_log.$B$2:.$B$10237];&quot;Hard&quot;);[.$D14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31" calcext:value-type="date">
            <text:p>2022-08-31</text:p>
          </table:table-cell>
          <table:table-cell table:style-name="ce65" table:formula="of:=IFERROR(AVERAGEIFS(#REF!;[$Algorithm_Problems_log.$D$2:.$D$10237];[.$A143];[$Algorithm_Problems_log.$B$2:.$B$10237];&quot;Easy&quot;);[.$B14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3];[$Algorithm_Problems_log.$B$2:.$B$10237];&quot;Medium&quot;);[.$C14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3];[$Algorithm_Problems_log.$B$2:.$B$10237];&quot;Hard&quot;);[.$D14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30" calcext:value-type="date">
            <text:p>2022-08-30</text:p>
          </table:table-cell>
          <table:table-cell table:style-name="ce65" table:formula="of:=IFERROR(AVERAGEIFS(#REF!;[$Algorithm_Problems_log.$D$2:.$D$10237];[.$A144];[$Algorithm_Problems_log.$B$2:.$B$10237];&quot;Easy&quot;);[.$B14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4];[$Algorithm_Problems_log.$B$2:.$B$10237];&quot;Medium&quot;);[.$C14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4];[$Algorithm_Problems_log.$B$2:.$B$10237];&quot;Hard&quot;);[.$D14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9" calcext:value-type="date">
            <text:p>2022-08-29</text:p>
          </table:table-cell>
          <table:table-cell table:style-name="ce65" table:formula="of:=IFERROR(AVERAGEIFS(#REF!;[$Algorithm_Problems_log.$D$2:.$D$10237];[.$A145];[$Algorithm_Problems_log.$B$2:.$B$10237];&quot;Easy&quot;);[.$B14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5];[$Algorithm_Problems_log.$B$2:.$B$10237];&quot;Medium&quot;);[.$C14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5];[$Algorithm_Problems_log.$B$2:.$B$10237];&quot;Hard&quot;);[.$D14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8" calcext:value-type="date">
            <text:p>2022-08-28</text:p>
          </table:table-cell>
          <table:table-cell table:style-name="ce65" table:formula="of:=IFERROR(AVERAGEIFS(#REF!;[$Algorithm_Problems_log.$D$2:.$D$10237];[.$A146];[$Algorithm_Problems_log.$B$2:.$B$10237];&quot;Easy&quot;);[.$B14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6];[$Algorithm_Problems_log.$B$2:.$B$10237];&quot;Medium&quot;);[.$C14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6];[$Algorithm_Problems_log.$B$2:.$B$10237];&quot;Hard&quot;);[.$D14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7" calcext:value-type="date">
            <text:p>2022-08-27</text:p>
          </table:table-cell>
          <table:table-cell table:style-name="ce65" table:formula="of:=IFERROR(AVERAGEIFS(#REF!;[$Algorithm_Problems_log.$D$2:.$D$10237];[.$A147];[$Algorithm_Problems_log.$B$2:.$B$10237];&quot;Easy&quot;);[.$B14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7];[$Algorithm_Problems_log.$B$2:.$B$10237];&quot;Medium&quot;);[.$C14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7];[$Algorithm_Problems_log.$B$2:.$B$10237];&quot;Hard&quot;);[.$D14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6" calcext:value-type="date">
            <text:p>2022-08-26</text:p>
          </table:table-cell>
          <table:table-cell table:style-name="ce65" table:formula="of:=IFERROR(AVERAGEIFS(#REF!;[$Algorithm_Problems_log.$D$2:.$D$10237];[.$A148];[$Algorithm_Problems_log.$B$2:.$B$10237];&quot;Easy&quot;);[.$B14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8];[$Algorithm_Problems_log.$B$2:.$B$10237];&quot;Medium&quot;);[.$C14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8];[$Algorithm_Problems_log.$B$2:.$B$10237];&quot;Hard&quot;);[.$D14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5" calcext:value-type="date">
            <text:p>2022-08-25</text:p>
          </table:table-cell>
          <table:table-cell table:style-name="ce65" table:formula="of:=IFERROR(AVERAGEIFS(#REF!;[$Algorithm_Problems_log.$D$2:.$D$10237];[.$A149];[$Algorithm_Problems_log.$B$2:.$B$10237];&quot;Easy&quot;);[.$B15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49];[$Algorithm_Problems_log.$B$2:.$B$10237];&quot;Medium&quot;);[.$C15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49];[$Algorithm_Problems_log.$B$2:.$B$10237];&quot;Hard&quot;);[.$D15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4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4" calcext:value-type="date">
            <text:p>2022-08-24</text:p>
          </table:table-cell>
          <table:table-cell table:style-name="ce65" table:formula="of:=IFERROR(AVERAGEIFS(#REF!;[$Algorithm_Problems_log.$D$2:.$D$10237];[.$A150];[$Algorithm_Problems_log.$B$2:.$B$10237];&quot;Easy&quot;);[.$B15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0];[$Algorithm_Problems_log.$B$2:.$B$10237];&quot;Medium&quot;);[.$C15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0];[$Algorithm_Problems_log.$B$2:.$B$10237];&quot;Hard&quot;);[.$D15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3" calcext:value-type="date">
            <text:p>2022-08-23</text:p>
          </table:table-cell>
          <table:table-cell table:style-name="ce65" table:formula="of:=IFERROR(AVERAGEIFS(#REF!;[$Algorithm_Problems_log.$D$2:.$D$10237];[.$A151];[$Algorithm_Problems_log.$B$2:.$B$10237];&quot;Easy&quot;);[.$B15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1];[$Algorithm_Problems_log.$B$2:.$B$10237];&quot;Medium&quot;);[.$C15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1];[$Algorithm_Problems_log.$B$2:.$B$10237];&quot;Hard&quot;);[.$D15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2" calcext:value-type="date">
            <text:p>2022-08-22</text:p>
          </table:table-cell>
          <table:table-cell table:style-name="ce65" table:formula="of:=IFERROR(AVERAGEIFS(#REF!;[$Algorithm_Problems_log.$D$2:.$D$10237];[.$A152];[$Algorithm_Problems_log.$B$2:.$B$10237];&quot;Easy&quot;);[.$B15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2];[$Algorithm_Problems_log.$B$2:.$B$10237];&quot;Medium&quot;);[.$C15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2];[$Algorithm_Problems_log.$B$2:.$B$10237];&quot;Hard&quot;);[.$D15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1" calcext:value-type="date">
            <text:p>2022-08-21</text:p>
          </table:table-cell>
          <table:table-cell table:style-name="ce65" table:formula="of:=IFERROR(AVERAGEIFS(#REF!;[$Algorithm_Problems_log.$D$2:.$D$10237];[.$A153];[$Algorithm_Problems_log.$B$2:.$B$10237];&quot;Easy&quot;);[.$B15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3];[$Algorithm_Problems_log.$B$2:.$B$10237];&quot;Medium&quot;);[.$C15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3];[$Algorithm_Problems_log.$B$2:.$B$10237];&quot;Hard&quot;);[.$D15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20" calcext:value-type="date">
            <text:p>2022-08-20</text:p>
          </table:table-cell>
          <table:table-cell table:style-name="ce65" table:formula="of:=IFERROR(AVERAGEIFS(#REF!;[$Algorithm_Problems_log.$D$2:.$D$10237];[.$A154];[$Algorithm_Problems_log.$B$2:.$B$10237];&quot;Easy&quot;);[.$B15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4];[$Algorithm_Problems_log.$B$2:.$B$10237];&quot;Medium&quot;);[.$C15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4];[$Algorithm_Problems_log.$B$2:.$B$10237];&quot;Hard&quot;);[.$D15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9" calcext:value-type="date">
            <text:p>2022-08-19</text:p>
          </table:table-cell>
          <table:table-cell table:style-name="ce65" table:formula="of:=IFERROR(AVERAGEIFS(#REF!;[$Algorithm_Problems_log.$D$2:.$D$10237];[.$A155];[$Algorithm_Problems_log.$B$2:.$B$10237];&quot;Easy&quot;);[.$B15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5];[$Algorithm_Problems_log.$B$2:.$B$10237];&quot;Medium&quot;);[.$C15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5];[$Algorithm_Problems_log.$B$2:.$B$10237];&quot;Hard&quot;);[.$D15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8" calcext:value-type="date">
            <text:p>2022-08-18</text:p>
          </table:table-cell>
          <table:table-cell table:style-name="ce65" table:formula="of:=IFERROR(AVERAGEIFS(#REF!;[$Algorithm_Problems_log.$D$2:.$D$10237];[.$A156];[$Algorithm_Problems_log.$B$2:.$B$10237];&quot;Easy&quot;);[.$B15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6];[$Algorithm_Problems_log.$B$2:.$B$10237];&quot;Medium&quot;);[.$C15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6];[$Algorithm_Problems_log.$B$2:.$B$10237];&quot;Hard&quot;);[.$D15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7" calcext:value-type="date">
            <text:p>2022-08-17</text:p>
          </table:table-cell>
          <table:table-cell table:style-name="ce65" table:formula="of:=IFERROR(AVERAGEIFS(#REF!;[$Algorithm_Problems_log.$D$2:.$D$10237];[.$A157];[$Algorithm_Problems_log.$B$2:.$B$10237];&quot;Easy&quot;);[.$B15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7];[$Algorithm_Problems_log.$B$2:.$B$10237];&quot;Medium&quot;);[.$C15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7];[$Algorithm_Problems_log.$B$2:.$B$10237];&quot;Hard&quot;);[.$D15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6" calcext:value-type="date">
            <text:p>2022-08-16</text:p>
          </table:table-cell>
          <table:table-cell table:style-name="ce65" table:formula="of:=IFERROR(AVERAGEIFS(#REF!;[$Algorithm_Problems_log.$D$2:.$D$10237];[.$A158];[$Algorithm_Problems_log.$B$2:.$B$10237];&quot;Easy&quot;);[.$B15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8];[$Algorithm_Problems_log.$B$2:.$B$10237];&quot;Medium&quot;);[.$C15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8];[$Algorithm_Problems_log.$B$2:.$B$10237];&quot;Hard&quot;);[.$D15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5" calcext:value-type="date">
            <text:p>2022-08-15</text:p>
          </table:table-cell>
          <table:table-cell table:style-name="ce65" table:formula="of:=IFERROR(AVERAGEIFS(#REF!;[$Algorithm_Problems_log.$D$2:.$D$10237];[.$A159];[$Algorithm_Problems_log.$B$2:.$B$10237];&quot;Easy&quot;);[.$B16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59];[$Algorithm_Problems_log.$B$2:.$B$10237];&quot;Medium&quot;);[.$C16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59];[$Algorithm_Problems_log.$B$2:.$B$10237];&quot;Hard&quot;);[.$D16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5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4" calcext:value-type="date">
            <text:p>2022-08-14</text:p>
          </table:table-cell>
          <table:table-cell table:style-name="ce65" table:formula="of:=IFERROR(AVERAGEIFS(#REF!;[$Algorithm_Problems_log.$D$2:.$D$10237];[.$A160];[$Algorithm_Problems_log.$B$2:.$B$10237];&quot;Easy&quot;);[.$B16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0];[$Algorithm_Problems_log.$B$2:.$B$10237];&quot;Medium&quot;);[.$C16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0];[$Algorithm_Problems_log.$B$2:.$B$10237];&quot;Hard&quot;);[.$D16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3" calcext:value-type="date">
            <text:p>2022-08-13</text:p>
          </table:table-cell>
          <table:table-cell table:style-name="ce65" table:formula="of:=IFERROR(AVERAGEIFS(#REF!;[$Algorithm_Problems_log.$D$2:.$D$10237];[.$A161];[$Algorithm_Problems_log.$B$2:.$B$10237];&quot;Easy&quot;);[.$B16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1];[$Algorithm_Problems_log.$B$2:.$B$10237];&quot;Medium&quot;);[.$C16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1];[$Algorithm_Problems_log.$B$2:.$B$10237];&quot;Hard&quot;);[.$D16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2" calcext:value-type="date">
            <text:p>2022-08-12</text:p>
          </table:table-cell>
          <table:table-cell table:style-name="ce65" table:formula="of:=IFERROR(AVERAGEIFS(#REF!;[$Algorithm_Problems_log.$D$2:.$D$10237];[.$A162];[$Algorithm_Problems_log.$B$2:.$B$10237];&quot;Easy&quot;);[.$B16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2];[$Algorithm_Problems_log.$B$2:.$B$10237];&quot;Medium&quot;);[.$C16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2];[$Algorithm_Problems_log.$B$2:.$B$10237];&quot;Hard&quot;);[.$D16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1" calcext:value-type="date">
            <text:p>2022-08-11</text:p>
          </table:table-cell>
          <table:table-cell table:style-name="ce65" table:formula="of:=IFERROR(AVERAGEIFS(#REF!;[$Algorithm_Problems_log.$D$2:.$D$10237];[.$A163];[$Algorithm_Problems_log.$B$2:.$B$10237];&quot;Easy&quot;);[.$B16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3];[$Algorithm_Problems_log.$B$2:.$B$10237];&quot;Medium&quot;);[.$C16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3];[$Algorithm_Problems_log.$B$2:.$B$10237];&quot;Hard&quot;);[.$D16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10" calcext:value-type="date">
            <text:p>2022-08-10</text:p>
          </table:table-cell>
          <table:table-cell table:style-name="ce65" table:formula="of:=IFERROR(AVERAGEIFS(#REF!;[$Algorithm_Problems_log.$D$2:.$D$10237];[.$A164];[$Algorithm_Problems_log.$B$2:.$B$10237];&quot;Easy&quot;);[.$B16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4];[$Algorithm_Problems_log.$B$2:.$B$10237];&quot;Medium&quot;);[.$C16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4];[$Algorithm_Problems_log.$B$2:.$B$10237];&quot;Hard&quot;);[.$D16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09" calcext:value-type="date">
            <text:p>2022-08-09</text:p>
          </table:table-cell>
          <table:table-cell table:style-name="ce65" table:formula="of:=IFERROR(AVERAGEIFS(#REF!;[$Algorithm_Problems_log.$D$2:.$D$10237];[.$A165];[$Algorithm_Problems_log.$B$2:.$B$10237];&quot;Easy&quot;);[.$B16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5];[$Algorithm_Problems_log.$B$2:.$B$10237];&quot;Medium&quot;);[.$C16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5];[$Algorithm_Problems_log.$B$2:.$B$10237];&quot;Hard&quot;);[.$D16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5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08" calcext:value-type="date">
            <text:p>2022-08-08</text:p>
          </table:table-cell>
          <table:table-cell table:style-name="ce65" table:formula="of:=IFERROR(AVERAGEIFS(#REF!;[$Algorithm_Problems_log.$D$2:.$D$10237];[.$A166];[$Algorithm_Problems_log.$B$2:.$B$10237];&quot;Easy&quot;);[.$B16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6];[$Algorithm_Problems_log.$B$2:.$B$10237];&quot;Medium&quot;);[.$C16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6];[$Algorithm_Problems_log.$B$2:.$B$10237];&quot;Hard&quot;);[.$D16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6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07" calcext:value-type="date">
            <text:p>2022-08-07</text:p>
          </table:table-cell>
          <table:table-cell table:style-name="ce65" table:formula="of:=IFERROR(AVERAGEIFS(#REF!;[$Algorithm_Problems_log.$D$2:.$D$10237];[.$A167];[$Algorithm_Problems_log.$B$2:.$B$10237];&quot;Easy&quot;);[.$B16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7];[$Algorithm_Problems_log.$B$2:.$B$10237];&quot;Medium&quot;);[.$C16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7];[$Algorithm_Problems_log.$B$2:.$B$10237];&quot;Hard&quot;);[.$D16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7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06" calcext:value-type="date">
            <text:p>2022-08-06</text:p>
          </table:table-cell>
          <table:table-cell table:style-name="ce65" table:formula="of:=IFERROR(AVERAGEIFS(#REF!;[$Algorithm_Problems_log.$D$2:.$D$10237];[.$A168];[$Algorithm_Problems_log.$B$2:.$B$10237];&quot;Easy&quot;);[.$B16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8];[$Algorithm_Problems_log.$B$2:.$B$10237];&quot;Medium&quot;);[.$C16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8];[$Algorithm_Problems_log.$B$2:.$B$10237];&quot;Hard&quot;);[.$D16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8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05" calcext:value-type="date">
            <text:p>2022-08-05</text:p>
          </table:table-cell>
          <table:table-cell table:style-name="ce65" table:formula="of:=IFERROR(AVERAGEIFS(#REF!;[$Algorithm_Problems_log.$D$2:.$D$10237];[.$A169];[$Algorithm_Problems_log.$B$2:.$B$10237];&quot;Easy&quot;);[.$B17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69];[$Algorithm_Problems_log.$B$2:.$B$10237];&quot;Medium&quot;);[.$C17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69];[$Algorithm_Problems_log.$B$2:.$B$10237];&quot;Hard&quot;);[.$D17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69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04" calcext:value-type="date">
            <text:p>2022-08-04</text:p>
          </table:table-cell>
          <table:table-cell table:style-name="ce65" table:formula="of:=IFERROR(AVERAGEIFS(#REF!;[$Algorithm_Problems_log.$D$2:.$D$10237];[.$A170];[$Algorithm_Problems_log.$B$2:.$B$10237];&quot;Easy&quot;);[.$B17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0];[$Algorithm_Problems_log.$B$2:.$B$10237];&quot;Medium&quot;);[.$C17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0];[$Algorithm_Problems_log.$B$2:.$B$10237];&quot;Hard&quot;);[.$D17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0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03" calcext:value-type="date">
            <text:p>2022-08-03</text:p>
          </table:table-cell>
          <table:table-cell table:style-name="ce65" table:formula="of:=IFERROR(AVERAGEIFS(#REF!;[$Algorithm_Problems_log.$D$2:.$D$10237];[.$A171];[$Algorithm_Problems_log.$B$2:.$B$10237];&quot;Easy&quot;);[.$B17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1];[$Algorithm_Problems_log.$B$2:.$B$10237];&quot;Medium&quot;);[.$C17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1];[$Algorithm_Problems_log.$B$2:.$B$10237];&quot;Hard&quot;);[.$D17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1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02" calcext:value-type="date">
            <text:p>2022-08-02</text:p>
          </table:table-cell>
          <table:table-cell table:style-name="ce65" table:formula="of:=IFERROR(AVERAGEIFS(#REF!;[$Algorithm_Problems_log.$D$2:.$D$10237];[.$A172];[$Algorithm_Problems_log.$B$2:.$B$10237];&quot;Easy&quot;);[.$B17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2];[$Algorithm_Problems_log.$B$2:.$B$10237];&quot;Medium&quot;);[.$C17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2];[$Algorithm_Problems_log.$B$2:.$B$10237];&quot;Hard&quot;);[.$D17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2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8-01" calcext:value-type="date">
            <text:p>2022-08-01</text:p>
          </table:table-cell>
          <table:table-cell table:style-name="ce65" table:formula="of:=IFERROR(AVERAGEIFS(#REF!;[$Algorithm_Problems_log.$D$2:.$D$10237];[.$A173];[$Algorithm_Problems_log.$B$2:.$B$10237];&quot;Easy&quot;);[.$B17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3];[$Algorithm_Problems_log.$B$2:.$B$10237];&quot;Medium&quot;);[.$C17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3];[$Algorithm_Problems_log.$B$2:.$B$10237];&quot;Hard&quot;);[.$D17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3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7-31" calcext:value-type="date">
            <text:p>2022-07-31</text:p>
          </table:table-cell>
          <table:table-cell table:style-name="ce65" table:formula="of:=IFERROR(AVERAGEIFS(#REF!;[$Algorithm_Problems_log.$D$2:.$D$10237];[.$A174];[$Algorithm_Problems_log.$B$2:.$B$10237];&quot;Easy&quot;);[.$B17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4];[$Algorithm_Problems_log.$B$2:.$B$10237];&quot;Medium&quot;);[.$C17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4];[$Algorithm_Problems_log.$B$2:.$B$10237];&quot;Hard&quot;);[.$D17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4] &lt;= TODAY();&quot;Display&quot;;&quot;Hide&quot;)" office:value-type="string" office:string-value="Hide" calcext:value-type="string">
            <text:p>Hide</text:p>
          </table:table-cell>
          <table:table-cell table:style-name="ce31" table:number-columns-repeated="1000"/>
          <table:table-cell table:style-name="ce69" table:number-columns-repeated="5"/>
        </table:table-row>
        <table:table-row table:style-name="ro1" table:visibility="filter">
          <table:table-cell table:style-name="ce7" office:value-type="date" office:date-value="2022-07-30" calcext:value-type="date">
            <text:p>2022-07-30</text:p>
          </table:table-cell>
          <table:table-cell table:style-name="ce65" table:formula="of:=IFERROR(AVERAGEIFS(#REF!;[$Algorithm_Problems_log.$D$2:.$D$10237];[.$A175];[$Algorithm_Problems_log.$B$2:.$B$10237];&quot;Easy&quot;);[.$B17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5];[$Algorithm_Problems_log.$B$2:.$B$10237];&quot;Medium&quot;);[.$C17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5];[$Algorithm_Problems_log.$B$2:.$B$10237];&quot;Hard&quot;);[.$D17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5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9" calcext:value-type="date">
            <text:p>2022-07-29</text:p>
          </table:table-cell>
          <table:table-cell table:style-name="ce65" table:formula="of:=IFERROR(AVERAGEIFS(#REF!;[$Algorithm_Problems_log.$D$2:.$D$10237];[.$A176];[$Algorithm_Problems_log.$B$2:.$B$10237];&quot;Easy&quot;);[.$B17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6];[$Algorithm_Problems_log.$B$2:.$B$10237];&quot;Medium&quot;);[.$C17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6];[$Algorithm_Problems_log.$B$2:.$B$10237];&quot;Hard&quot;);[.$D17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8" calcext:value-type="date">
            <text:p>2022-07-28</text:p>
          </table:table-cell>
          <table:table-cell table:style-name="ce65" table:formula="of:=IFERROR(AVERAGEIFS(#REF!;[$Algorithm_Problems_log.$D$2:.$D$10237];[.$A177];[$Algorithm_Problems_log.$B$2:.$B$10237];&quot;Easy&quot;);[.$B17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7];[$Algorithm_Problems_log.$B$2:.$B$10237];&quot;Medium&quot;);[.$C17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7];[$Algorithm_Problems_log.$B$2:.$B$10237];&quot;Hard&quot;);[.$D17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7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7" calcext:value-type="date">
            <text:p>2022-07-27</text:p>
          </table:table-cell>
          <table:table-cell table:style-name="ce65" table:formula="of:=IFERROR(AVERAGEIFS(#REF!;[$Algorithm_Problems_log.$D$2:.$D$10237];[.$A178];[$Algorithm_Problems_log.$B$2:.$B$10237];&quot;Easy&quot;);[.$B17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8];[$Algorithm_Problems_log.$B$2:.$B$10237];&quot;Medium&quot;);[.$C17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8];[$Algorithm_Problems_log.$B$2:.$B$10237];&quot;Hard&quot;);[.$D17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6" calcext:value-type="date">
            <text:p>2022-07-26</text:p>
          </table:table-cell>
          <table:table-cell table:style-name="ce65" table:formula="of:=IFERROR(AVERAGEIFS(#REF!;[$Algorithm_Problems_log.$D$2:.$D$10237];[.$A179];[$Algorithm_Problems_log.$B$2:.$B$10237];&quot;Easy&quot;);[.$B18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79];[$Algorithm_Problems_log.$B$2:.$B$10237];&quot;Medium&quot;);[.$C18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79];[$Algorithm_Problems_log.$B$2:.$B$10237];&quot;Hard&quot;);[.$D18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79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5" calcext:value-type="date">
            <text:p>2022-07-25</text:p>
          </table:table-cell>
          <table:table-cell table:style-name="ce65" table:formula="of:=IFERROR(AVERAGEIFS(#REF!;[$Algorithm_Problems_log.$D$2:.$D$10237];[.$A180];[$Algorithm_Problems_log.$B$2:.$B$10237];&quot;Easy&quot;);[.$B18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0];[$Algorithm_Problems_log.$B$2:.$B$10237];&quot;Medium&quot;);[.$C18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0];[$Algorithm_Problems_log.$B$2:.$B$10237];&quot;Hard&quot;);[.$D18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4" calcext:value-type="date">
            <text:p>2022-07-24</text:p>
          </table:table-cell>
          <table:table-cell table:style-name="ce65" table:formula="of:=IFERROR(AVERAGEIFS(#REF!;[$Algorithm_Problems_log.$D$2:.$D$10237];[.$A181];[$Algorithm_Problems_log.$B$2:.$B$10237];&quot;Easy&quot;);[.$B18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1];[$Algorithm_Problems_log.$B$2:.$B$10237];&quot;Medium&quot;);[.$C18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1];[$Algorithm_Problems_log.$B$2:.$B$10237];&quot;Hard&quot;);[.$D18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1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3" calcext:value-type="date">
            <text:p>2022-07-23</text:p>
          </table:table-cell>
          <table:table-cell table:style-name="ce65" table:formula="of:=IFERROR(AVERAGEIFS(#REF!;[$Algorithm_Problems_log.$D$2:.$D$10237];[.$A182];[$Algorithm_Problems_log.$B$2:.$B$10237];&quot;Easy&quot;);[.$B18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2];[$Algorithm_Problems_log.$B$2:.$B$10237];&quot;Medium&quot;);[.$C18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2];[$Algorithm_Problems_log.$B$2:.$B$10237];&quot;Hard&quot;);[.$D18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2" calcext:value-type="date">
            <text:p>2022-07-22</text:p>
          </table:table-cell>
          <table:table-cell table:style-name="ce65" table:formula="of:=IFERROR(AVERAGEIFS(#REF!;[$Algorithm_Problems_log.$D$2:.$D$10237];[.$A183];[$Algorithm_Problems_log.$B$2:.$B$10237];&quot;Easy&quot;);[.$B18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3];[$Algorithm_Problems_log.$B$2:.$B$10237];&quot;Medium&quot;);[.$C18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3];[$Algorithm_Problems_log.$B$2:.$B$10237];&quot;Hard&quot;);[.$D18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3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1" calcext:value-type="date">
            <text:p>2022-07-21</text:p>
          </table:table-cell>
          <table:table-cell table:style-name="ce65" table:formula="of:=IFERROR(AVERAGEIFS(#REF!;[$Algorithm_Problems_log.$D$2:.$D$10237];[.$A184];[$Algorithm_Problems_log.$B$2:.$B$10237];&quot;Easy&quot;);[.$B18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4];[$Algorithm_Problems_log.$B$2:.$B$10237];&quot;Medium&quot;);[.$C18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4];[$Algorithm_Problems_log.$B$2:.$B$10237];&quot;Hard&quot;);[.$D18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20" calcext:value-type="date">
            <text:p>2022-07-20</text:p>
          </table:table-cell>
          <table:table-cell table:style-name="ce65" table:formula="of:=IFERROR(AVERAGEIFS(#REF!;[$Algorithm_Problems_log.$D$2:.$D$10237];[.$A185];[$Algorithm_Problems_log.$B$2:.$B$10237];&quot;Easy&quot;);[.$B18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5];[$Algorithm_Problems_log.$B$2:.$B$10237];&quot;Medium&quot;);[.$C18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5];[$Algorithm_Problems_log.$B$2:.$B$10237];&quot;Hard&quot;);[.$D18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5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9" calcext:value-type="date">
            <text:p>2022-07-19</text:p>
          </table:table-cell>
          <table:table-cell table:style-name="ce65" table:formula="of:=IFERROR(AVERAGEIFS(#REF!;[$Algorithm_Problems_log.$D$2:.$D$10237];[.$A186];[$Algorithm_Problems_log.$B$2:.$B$10237];&quot;Easy&quot;);[.$B18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6];[$Algorithm_Problems_log.$B$2:.$B$10237];&quot;Medium&quot;);[.$C18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6];[$Algorithm_Problems_log.$B$2:.$B$10237];&quot;Hard&quot;);[.$D18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8" calcext:value-type="date">
            <text:p>2022-07-18</text:p>
          </table:table-cell>
          <table:table-cell table:style-name="ce65" table:formula="of:=IFERROR(AVERAGEIFS(#REF!;[$Algorithm_Problems_log.$D$2:.$D$10237];[.$A187];[$Algorithm_Problems_log.$B$2:.$B$10237];&quot;Easy&quot;);[.$B18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7];[$Algorithm_Problems_log.$B$2:.$B$10237];&quot;Medium&quot;);[.$C18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7];[$Algorithm_Problems_log.$B$2:.$B$10237];&quot;Hard&quot;);[.$D18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7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7" calcext:value-type="date">
            <text:p>2022-07-17</text:p>
          </table:table-cell>
          <table:table-cell table:style-name="ce65" table:formula="of:=IFERROR(AVERAGEIFS(#REF!;[$Algorithm_Problems_log.$D$2:.$D$10237];[.$A188];[$Algorithm_Problems_log.$B$2:.$B$10237];&quot;Easy&quot;);[.$B18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8];[$Algorithm_Problems_log.$B$2:.$B$10237];&quot;Medium&quot;);[.$C18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8];[$Algorithm_Problems_log.$B$2:.$B$10237];&quot;Hard&quot;);[.$D18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6" calcext:value-type="date">
            <text:p>2022-07-16</text:p>
          </table:table-cell>
          <table:table-cell table:style-name="ce65" table:formula="of:=IFERROR(AVERAGEIFS(#REF!;[$Algorithm_Problems_log.$D$2:.$D$10237];[.$A189];[$Algorithm_Problems_log.$B$2:.$B$10237];&quot;Easy&quot;);[.$B19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89];[$Algorithm_Problems_log.$B$2:.$B$10237];&quot;Medium&quot;);[.$C19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89];[$Algorithm_Problems_log.$B$2:.$B$10237];&quot;Hard&quot;);[.$D19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89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5" calcext:value-type="date">
            <text:p>2022-07-15</text:p>
          </table:table-cell>
          <table:table-cell table:style-name="ce65" table:formula="of:=IFERROR(AVERAGEIFS(#REF!;[$Algorithm_Problems_log.$D$2:.$D$10237];[.$A190];[$Algorithm_Problems_log.$B$2:.$B$10237];&quot;Easy&quot;);[.$B19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0];[$Algorithm_Problems_log.$B$2:.$B$10237];&quot;Medium&quot;);[.$C19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0];[$Algorithm_Problems_log.$B$2:.$B$10237];&quot;Hard&quot;);[.$D19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4" calcext:value-type="date">
            <text:p>2022-07-14</text:p>
          </table:table-cell>
          <table:table-cell table:style-name="ce65" table:formula="of:=IFERROR(AVERAGEIFS(#REF!;[$Algorithm_Problems_log.$D$2:.$D$10237];[.$A191];[$Algorithm_Problems_log.$B$2:.$B$10237];&quot;Easy&quot;);[.$B19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1];[$Algorithm_Problems_log.$B$2:.$B$10237];&quot;Medium&quot;);[.$C19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1];[$Algorithm_Problems_log.$B$2:.$B$10237];&quot;Hard&quot;);[.$D19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1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3" calcext:value-type="date">
            <text:p>2022-07-13</text:p>
          </table:table-cell>
          <table:table-cell table:style-name="ce65" table:formula="of:=IFERROR(AVERAGEIFS(#REF!;[$Algorithm_Problems_log.$D$2:.$D$10237];[.$A192];[$Algorithm_Problems_log.$B$2:.$B$10237];&quot;Easy&quot;);[.$B19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2];[$Algorithm_Problems_log.$B$2:.$B$10237];&quot;Medium&quot;);[.$C19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2];[$Algorithm_Problems_log.$B$2:.$B$10237];&quot;Hard&quot;);[.$D19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2" calcext:value-type="date">
            <text:p>2022-07-12</text:p>
          </table:table-cell>
          <table:table-cell table:style-name="ce65" table:formula="of:=IFERROR(AVERAGEIFS(#REF!;[$Algorithm_Problems_log.$D$2:.$D$10237];[.$A193];[$Algorithm_Problems_log.$B$2:.$B$10237];&quot;Easy&quot;);[.$B19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3];[$Algorithm_Problems_log.$B$2:.$B$10237];&quot;Medium&quot;);[.$C19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3];[$Algorithm_Problems_log.$B$2:.$B$10237];&quot;Hard&quot;);[.$D19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3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1" calcext:value-type="date">
            <text:p>2022-07-11</text:p>
          </table:table-cell>
          <table:table-cell table:style-name="ce65" table:formula="of:=IFERROR(AVERAGEIFS(#REF!;[$Algorithm_Problems_log.$D$2:.$D$10237];[.$A194];[$Algorithm_Problems_log.$B$2:.$B$10237];&quot;Easy&quot;);[.$B19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4];[$Algorithm_Problems_log.$B$2:.$B$10237];&quot;Medium&quot;);[.$C19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4];[$Algorithm_Problems_log.$B$2:.$B$10237];&quot;Hard&quot;);[.$D19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10" calcext:value-type="date">
            <text:p>2022-07-10</text:p>
          </table:table-cell>
          <table:table-cell table:style-name="ce65" table:formula="of:=IFERROR(AVERAGEIFS(#REF!;[$Algorithm_Problems_log.$D$2:.$D$10237];[.$A195];[$Algorithm_Problems_log.$B$2:.$B$10237];&quot;Easy&quot;);[.$B19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5];[$Algorithm_Problems_log.$B$2:.$B$10237];&quot;Medium&quot;);[.$C19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5];[$Algorithm_Problems_log.$B$2:.$B$10237];&quot;Hard&quot;);[.$D19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5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09" calcext:value-type="date">
            <text:p>2022-07-09</text:p>
          </table:table-cell>
          <table:table-cell table:style-name="ce65" table:formula="of:=IFERROR(AVERAGEIFS(#REF!;[$Algorithm_Problems_log.$D$2:.$D$10237];[.$A196];[$Algorithm_Problems_log.$B$2:.$B$10237];&quot;Easy&quot;);[.$B19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6];[$Algorithm_Problems_log.$B$2:.$B$10237];&quot;Medium&quot;);[.$C19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6];[$Algorithm_Problems_log.$B$2:.$B$10237];&quot;Hard&quot;);[.$D19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08" calcext:value-type="date">
            <text:p>2022-07-08</text:p>
          </table:table-cell>
          <table:table-cell table:style-name="ce65" table:formula="of:=IFERROR(AVERAGEIFS(#REF!;[$Algorithm_Problems_log.$D$2:.$D$10237];[.$A197];[$Algorithm_Problems_log.$B$2:.$B$10237];&quot;Easy&quot;);[.$B19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7];[$Algorithm_Problems_log.$B$2:.$B$10237];&quot;Medium&quot;);[.$C19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7];[$Algorithm_Problems_log.$B$2:.$B$10237];&quot;Hard&quot;);[.$D19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7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07" calcext:value-type="date">
            <text:p>2022-07-07</text:p>
          </table:table-cell>
          <table:table-cell table:style-name="ce65" table:formula="of:=IFERROR(AVERAGEIFS(#REF!;[$Algorithm_Problems_log.$D$2:.$D$10237];[.$A198];[$Algorithm_Problems_log.$B$2:.$B$10237];&quot;Easy&quot;);[.$B19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8];[$Algorithm_Problems_log.$B$2:.$B$10237];&quot;Medium&quot;);[.$C19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8];[$Algorithm_Problems_log.$B$2:.$B$10237];&quot;Hard&quot;);[.$D19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06" calcext:value-type="date">
            <text:p>2022-07-06</text:p>
          </table:table-cell>
          <table:table-cell table:style-name="ce65" table:formula="of:=IFERROR(AVERAGEIFS(#REF!;[$Algorithm_Problems_log.$D$2:.$D$10237];[.$A199];[$Algorithm_Problems_log.$B$2:.$B$10237];&quot;Easy&quot;);[.$B20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199];[$Algorithm_Problems_log.$B$2:.$B$10237];&quot;Medium&quot;);[.$C20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199];[$Algorithm_Problems_log.$B$2:.$B$10237];&quot;Hard&quot;);[.$D20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199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05" calcext:value-type="date">
            <text:p>2022-07-05</text:p>
          </table:table-cell>
          <table:table-cell table:style-name="ce65" table:formula="of:=IFERROR(AVERAGEIFS(#REF!;[$Algorithm_Problems_log.$D$2:.$D$10237];[.$A200];[$Algorithm_Problems_log.$B$2:.$B$10237];&quot;Easy&quot;);[.$B20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0];[$Algorithm_Problems_log.$B$2:.$B$10237];&quot;Medium&quot;);[.$C20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0];[$Algorithm_Problems_log.$B$2:.$B$10237];&quot;Hard&quot;);[.$D20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04" calcext:value-type="date">
            <text:p>2022-07-04</text:p>
          </table:table-cell>
          <table:table-cell table:style-name="ce65" table:formula="of:=IFERROR(AVERAGEIFS(#REF!;[$Algorithm_Problems_log.$D$2:.$D$10237];[.$A201];[$Algorithm_Problems_log.$B$2:.$B$10237];&quot;Easy&quot;);[.$B20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1];[$Algorithm_Problems_log.$B$2:.$B$10237];&quot;Medium&quot;);[.$C20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1];[$Algorithm_Problems_log.$B$2:.$B$10237];&quot;Hard&quot;);[.$D20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1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03" calcext:value-type="date">
            <text:p>2022-07-03</text:p>
          </table:table-cell>
          <table:table-cell table:style-name="ce65" table:formula="of:=IFERROR(AVERAGEIFS(#REF!;[$Algorithm_Problems_log.$D$2:.$D$10237];[.$A202];[$Algorithm_Problems_log.$B$2:.$B$10237];&quot;Easy&quot;);[.$B20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2];[$Algorithm_Problems_log.$B$2:.$B$10237];&quot;Medium&quot;);[.$C20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2];[$Algorithm_Problems_log.$B$2:.$B$10237];&quot;Hard&quot;);[.$D20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02" calcext:value-type="date">
            <text:p>2022-07-02</text:p>
          </table:table-cell>
          <table:table-cell table:style-name="ce65" table:formula="of:=IFERROR(AVERAGEIFS(#REF!;[$Algorithm_Problems_log.$D$2:.$D$10237];[.$A203];[$Algorithm_Problems_log.$B$2:.$B$10237];&quot;Easy&quot;);[.$B20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3];[$Algorithm_Problems_log.$B$2:.$B$10237];&quot;Medium&quot;);[.$C20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3];[$Algorithm_Problems_log.$B$2:.$B$10237];&quot;Hard&quot;);[.$D20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3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7-01" calcext:value-type="date">
            <text:p>2022-07-01</text:p>
          </table:table-cell>
          <table:table-cell table:style-name="ce65" table:formula="of:=IFERROR(AVERAGEIFS(#REF!;[$Algorithm_Problems_log.$D$2:.$D$10237];[.$A204];[$Algorithm_Problems_log.$B$2:.$B$10237];&quot;Easy&quot;);[.$B20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4];[$Algorithm_Problems_log.$B$2:.$B$10237];&quot;Medium&quot;);[.$C20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4];[$Algorithm_Problems_log.$B$2:.$B$10237];&quot;Hard&quot;);[.$D20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30" calcext:value-type="date">
            <text:p>2022-06-30</text:p>
          </table:table-cell>
          <table:table-cell table:style-name="ce65" table:formula="of:=IFERROR(AVERAGEIFS(#REF!;[$Algorithm_Problems_log.$D$2:.$D$10237];[.$A205];[$Algorithm_Problems_log.$B$2:.$B$10237];&quot;Easy&quot;);[.$B20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5];[$Algorithm_Problems_log.$B$2:.$B$10237];&quot;Medium&quot;);[.$C20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5];[$Algorithm_Problems_log.$B$2:.$B$10237];&quot;Hard&quot;);[.$D20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5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29" calcext:value-type="date">
            <text:p>2022-06-29</text:p>
          </table:table-cell>
          <table:table-cell table:style-name="ce65" table:formula="of:=IFERROR(AVERAGEIFS(#REF!;[$Algorithm_Problems_log.$D$2:.$D$10237];[.$A206];[$Algorithm_Problems_log.$B$2:.$B$10237];&quot;Easy&quot;);[.$B20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6];[$Algorithm_Problems_log.$B$2:.$B$10237];&quot;Medium&quot;);[.$C20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6];[$Algorithm_Problems_log.$B$2:.$B$10237];&quot;Hard&quot;);[.$D20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28" calcext:value-type="date">
            <text:p>2022-06-28</text:p>
          </table:table-cell>
          <table:table-cell table:style-name="ce65" table:formula="of:=IFERROR(AVERAGEIFS(#REF!;[$Algorithm_Problems_log.$D$2:.$D$10237];[.$A207];[$Algorithm_Problems_log.$B$2:.$B$10237];&quot;Easy&quot;);[.$B20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7];[$Algorithm_Problems_log.$B$2:.$B$10237];&quot;Medium&quot;);[.$C20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7];[$Algorithm_Problems_log.$B$2:.$B$10237];&quot;Hard&quot;);[.$D20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7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27" calcext:value-type="date">
            <text:p>2022-06-27</text:p>
          </table:table-cell>
          <table:table-cell table:style-name="ce65" table:formula="of:=IFERROR(AVERAGEIFS(#REF!;[$Algorithm_Problems_log.$D$2:.$D$10237];[.$A208];[$Algorithm_Problems_log.$B$2:.$B$10237];&quot;Easy&quot;);[.$B20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8];[$Algorithm_Problems_log.$B$2:.$B$10237];&quot;Medium&quot;);[.$C20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8];[$Algorithm_Problems_log.$B$2:.$B$10237];&quot;Hard&quot;);[.$D20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26" calcext:value-type="date">
            <text:p>2022-06-26</text:p>
          </table:table-cell>
          <table:table-cell table:style-name="ce65" table:formula="of:=IFERROR(AVERAGEIFS(#REF!;[$Algorithm_Problems_log.$D$2:.$D$10237];[.$A209];[$Algorithm_Problems_log.$B$2:.$B$10237];&quot;Easy&quot;);[.$B21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09];[$Algorithm_Problems_log.$B$2:.$B$10237];&quot;Medium&quot;);[.$C21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09];[$Algorithm_Problems_log.$B$2:.$B$10237];&quot;Hard&quot;);[.$D21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09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25" calcext:value-type="date">
            <text:p>2022-06-25</text:p>
          </table:table-cell>
          <table:table-cell table:style-name="ce65" table:formula="of:=IFERROR(AVERAGEIFS(#REF!;[$Algorithm_Problems_log.$D$2:.$D$10237];[.$A210];[$Algorithm_Problems_log.$B$2:.$B$10237];&quot;Easy&quot;);[.$B21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0];[$Algorithm_Problems_log.$B$2:.$B$10237];&quot;Medium&quot;);[.$C21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0];[$Algorithm_Problems_log.$B$2:.$B$10237];&quot;Hard&quot;);[.$D21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24" calcext:value-type="date">
            <text:p>2022-06-24</text:p>
          </table:table-cell>
          <table:table-cell table:style-name="ce65" table:formula="of:=IFERROR(AVERAGEIFS(#REF!;[$Algorithm_Problems_log.$D$2:.$D$10237];[.$A211];[$Algorithm_Problems_log.$B$2:.$B$10237];&quot;Easy&quot;);[.$B21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1];[$Algorithm_Problems_log.$B$2:.$B$10237];&quot;Medium&quot;);[.$C21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1];[$Algorithm_Problems_log.$B$2:.$B$10237];&quot;Hard&quot;);[.$D21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1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23" calcext:value-type="date">
            <text:p>2022-06-23</text:p>
          </table:table-cell>
          <table:table-cell table:style-name="ce65" table:formula="of:=IFERROR(AVERAGEIFS(#REF!;[$Algorithm_Problems_log.$D$2:.$D$10237];[.$A212];[$Algorithm_Problems_log.$B$2:.$B$10237];&quot;Easy&quot;);[.$B21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2];[$Algorithm_Problems_log.$B$2:.$B$10237];&quot;Medium&quot;);[.$C21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2];[$Algorithm_Problems_log.$B$2:.$B$10237];&quot;Hard&quot;);[.$D21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22" calcext:value-type="date">
            <text:p>2022-06-22</text:p>
          </table:table-cell>
          <table:table-cell table:style-name="ce65" table:formula="of:=IFERROR(AVERAGEIFS(#REF!;[$Algorithm_Problems_log.$D$2:.$D$10237];[.$A213];[$Algorithm_Problems_log.$B$2:.$B$10237];&quot;Easy&quot;);[.$B214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3];[$Algorithm_Problems_log.$B$2:.$B$10237];&quot;Medium&quot;);[.$C214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3];[$Algorithm_Problems_log.$B$2:.$B$10237];&quot;Hard&quot;);[.$D21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3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21" calcext:value-type="date">
            <text:p>2022-06-21</text:p>
          </table:table-cell>
          <table:table-cell table:style-name="ce65" table:formula="of:=IFERROR(AVERAGEIFS(#REF!;[$Algorithm_Problems_log.$D$2:.$D$10237];[.$A214];[$Algorithm_Problems_log.$B$2:.$B$10237];&quot;Easy&quot;);[.$B215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4];[$Algorithm_Problems_log.$B$2:.$B$10237];&quot;Medium&quot;);[.$C215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4];[$Algorithm_Problems_log.$B$2:.$B$10237];&quot;Hard&quot;);[.$D21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4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20" calcext:value-type="date">
            <text:p>2022-06-20</text:p>
          </table:table-cell>
          <table:table-cell table:style-name="ce65" table:formula="of:=IFERROR(AVERAGEIFS(#REF!;[$Algorithm_Problems_log.$D$2:.$D$10237];[.$A215];[$Algorithm_Problems_log.$B$2:.$B$10237];&quot;Easy&quot;);[.$B216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5];[$Algorithm_Problems_log.$B$2:.$B$10237];&quot;Medium&quot;);[.$C216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5];[$Algorithm_Problems_log.$B$2:.$B$10237];&quot;Hard&quot;);[.$D21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5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19" calcext:value-type="date">
            <text:p>2022-06-19</text:p>
          </table:table-cell>
          <table:table-cell table:style-name="ce65" table:formula="of:=IFERROR(AVERAGEIFS(#REF!;[$Algorithm_Problems_log.$D$2:.$D$10237];[.$A216];[$Algorithm_Problems_log.$B$2:.$B$10237];&quot;Easy&quot;);[.$B217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6];[$Algorithm_Problems_log.$B$2:.$B$10237];&quot;Medium&quot;);[.$C217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6];[$Algorithm_Problems_log.$B$2:.$B$10237];&quot;Hard&quot;);[.$D21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6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18" calcext:value-type="date">
            <text:p>2022-06-18</text:p>
          </table:table-cell>
          <table:table-cell table:style-name="ce65" table:formula="of:=IFERROR(AVERAGEIFS(#REF!;[$Algorithm_Problems_log.$D$2:.$D$10237];[.$A217];[$Algorithm_Problems_log.$B$2:.$B$10237];&quot;Easy&quot;);[.$B218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7];[$Algorithm_Problems_log.$B$2:.$B$10237];&quot;Medium&quot;);[.$C218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7];[$Algorithm_Problems_log.$B$2:.$B$10237];&quot;Hard&quot;);[.$D21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7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17" calcext:value-type="date">
            <text:p>2022-06-17</text:p>
          </table:table-cell>
          <table:table-cell table:style-name="ce65" table:formula="of:=IFERROR(AVERAGEIFS(#REF!;[$Algorithm_Problems_log.$D$2:.$D$10237];[.$A218];[$Algorithm_Problems_log.$B$2:.$B$10237];&quot;Easy&quot;);[.$B219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8];[$Algorithm_Problems_log.$B$2:.$B$10237];&quot;Medium&quot;);[.$C219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8];[$Algorithm_Problems_log.$B$2:.$B$10237];&quot;Hard&quot;);[.$D21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8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16" calcext:value-type="date">
            <text:p>2022-06-16</text:p>
          </table:table-cell>
          <table:table-cell table:style-name="ce65" table:formula="of:=IFERROR(AVERAGEIFS(#REF!;[$Algorithm_Problems_log.$D$2:.$D$10237];[.$A219];[$Algorithm_Problems_log.$B$2:.$B$10237];&quot;Easy&quot;);[.$B220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19];[$Algorithm_Problems_log.$B$2:.$B$10237];&quot;Medium&quot;);[.$C220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19];[$Algorithm_Problems_log.$B$2:.$B$10237];&quot;Hard&quot;);[.$D22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19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15" calcext:value-type="date">
            <text:p>2022-06-15</text:p>
          </table:table-cell>
          <table:table-cell table:style-name="ce65" table:formula="of:=IFERROR(AVERAGEIFS(#REF!;[$Algorithm_Problems_log.$D$2:.$D$10237];[.$A220];[$Algorithm_Problems_log.$B$2:.$B$10237];&quot;Easy&quot;);[.$B221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20];[$Algorithm_Problems_log.$B$2:.$B$10237];&quot;Medium&quot;);[.$C221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20];[$Algorithm_Problems_log.$B$2:.$B$10237];&quot;Hard&quot;);[.$D22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0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table:style-name="ce7" office:value-type="date" office:date-value="2022-06-14" calcext:value-type="date">
            <text:p>2022-06-14</text:p>
          </table:table-cell>
          <table:table-cell table:style-name="ce65" table:formula="of:=IFERROR(AVERAGEIFS(#REF!;[$Algorithm_Problems_log.$D$2:.$D$10237];[.$A221];[$Algorithm_Problems_log.$B$2:.$B$10237];&quot;Easy&quot;);[.$B222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21];[$Algorithm_Problems_log.$B$2:.$B$10237];&quot;Medium&quot;);[.$C222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21];[$Algorithm_Problems_log.$B$2:.$B$10237];&quot;Hard&quot;);[.$D22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1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 table:visibility="filter">
          <table:table-cell office:value-type="date" office:date-value="2022-06-13" calcext:value-type="date">
            <text:p>2022-06-13</text:p>
          </table:table-cell>
          <table:table-cell table:style-name="ce65" table:formula="of:=IFERROR(AVERAGEIFS(#REF!;[$Algorithm_Problems_log.$D$2:.$D$10237];[.$A222];[$Algorithm_Problems_log.$B$2:.$B$10237];&quot;Easy&quot;);[.$B223])" office:value-type="float" office:value="20" calcext:value-type="float">
            <text:p>20.00</text:p>
          </table:table-cell>
          <table:table-cell table:style-name="ce65" table:formula="of:=IFERROR(AVERAGEIFS(#REF!;[$Algorithm_Problems_log.$D$2:.$D$10237];[.$A222];[$Algorithm_Problems_log.$B$2:.$B$10237];&quot;Medium&quot;);[.$C223])" office:value-type="float" office:value="8.25" calcext:value-type="float">
            <text:p>8.25</text:p>
          </table:table-cell>
          <table:table-cell table:style-name="ce65" table:formula="of:=IFERROR(AVERAGEIFS(#REF!;[$Algorithm_Problems_log.$D$2:.$D$10237];[.$A222];[$Algorithm_Problems_log.$B$2:.$B$10237];&quot;Hard&quot;);[.$D22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2] &lt;= TODAY();&quot;Display&quot;;&quot;Hide&quot;)" office:value-type="string" office:string-value="Hide" calcext:value-type="string">
            <text:p>Hide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6-12" calcext:value-type="date">
            <text:p>2022-06-12</text:p>
          </table:table-cell>
          <table:table-cell table:style-name="ce65" table:formula="of:=IFERROR(AVERAGEIFS(IFERROR(AVERAGEIFS([$Algorithm_Problems_log.$O$2:.$O$10237];[$Algorithm_Problems_log.$D$2:.$D$10237];[.$A47];[$Algorithm_Problems_log.$B$2:.$B$10237];&quot;Easy&quot;);[.$B48]);[$Algorithm_Problems_log.$D$2:.$D$10237];[.$A223];[$Algorithm_Problems_log.$B$2:.$B$10237];&quot;Easy&quot;);[.$B224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3];[$Algorithm_Problems_log.$B$2:.$B$10237];&quot;Medium&quot;);[.$C224])" office:value-type="float" office:value="8.25" calcext:value-type="float">
            <text:p>8.25</text:p>
          </table:table-cell>
          <table:table-cell table:style-name="ce65" table:formula="of:=IFERROR(AVERAGEIFS([$Algorithm_Problems_log.$O$2:.$O$10237];[$Algorithm_Problems_log.$D$2:.$D$10237];[.$A223];[$Algorithm_Problems_log.$B$2:.$B$10237];&quot;Hard&quot;);[.$D22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6-11" calcext:value-type="date">
            <text:p>2022-06-11</text:p>
          </table:table-cell>
          <table:table-cell table:style-name="ce65" table:formula="of:=IFERROR(AVERAGEIFS(IFERROR(AVERAGEIFS([$Algorithm_Problems_log.$O$2:.$O$10237];[$Algorithm_Problems_log.$D$2:.$D$10237];[.$A48];[$Algorithm_Problems_log.$B$2:.$B$10237];&quot;Easy&quot;);[.$B49]);[$Algorithm_Problems_log.$D$2:.$D$10237];[.$A224];[$Algorithm_Problems_log.$B$2:.$B$10237];&quot;Easy&quot;);[.$B225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4];[$Algorithm_Problems_log.$B$2:.$B$10237];&quot;Medium&quot;);[.$C22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24];[$Algorithm_Problems_log.$B$2:.$B$10237];&quot;Hard&quot;);[.$D22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table:style-name="ce65" table:formula="of:=IFERROR(AVERAGEIFS(IFERROR(AVERAGEIFS([$Algorithm_Problems_log.$O$2:.$O$10237];[$Algorithm_Problems_log.$D$2:.$D$10237];[.$A49];[$Algorithm_Problems_log.$B$2:.$B$10237];&quot;Easy&quot;);[.$B50]);[$Algorithm_Problems_log.$D$2:.$D$10237];[.$A225];[$Algorithm_Problems_log.$B$2:.$B$10237];&quot;Easy&quot;);[.$B226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5];[$Algorithm_Problems_log.$B$2:.$B$10237];&quot;Medium&quot;);[.$C226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25];[$Algorithm_Problems_log.$B$2:.$B$10237];&quot;Hard&quot;);[.$D22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6-09" calcext:value-type="date">
            <text:p>2022-06-09</text:p>
          </table:table-cell>
          <table:table-cell table:style-name="ce65" table:formula="of:=IFERROR(AVERAGEIFS(IFERROR(AVERAGEIFS([$Algorithm_Problems_log.$O$2:.$O$10237];[$Algorithm_Problems_log.$D$2:.$D$10237];[.$A50];[$Algorithm_Problems_log.$B$2:.$B$10237];&quot;Easy&quot;);[.$B51]);[$Algorithm_Problems_log.$D$2:.$D$10237];[.$A226];[$Algorithm_Problems_log.$B$2:.$B$10237];&quot;Easy&quot;);[.$B227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6];[$Algorithm_Problems_log.$B$2:.$B$10237];&quot;Medium&quot;);[.$C227])" office:value-type="float" office:value="16.5" calcext:value-type="float">
            <text:p>16.50</text:p>
          </table:table-cell>
          <table:table-cell table:style-name="ce65" table:formula="of:=IFERROR(AVERAGEIFS([$Algorithm_Problems_log.$O$2:.$O$10237];[$Algorithm_Problems_log.$D$2:.$D$10237];[.$A226];[$Algorithm_Problems_log.$B$2:.$B$10237];&quot;Hard&quot;);[.$D22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6-08" calcext:value-type="date">
            <text:p>2022-06-08</text:p>
          </table:table-cell>
          <table:table-cell table:style-name="ce65" table:formula="of:=IFERROR(AVERAGEIFS(IFERROR(AVERAGEIFS([$Algorithm_Problems_log.$O$2:.$O$10237];[$Algorithm_Problems_log.$D$2:.$D$10237];[.$A51];[$Algorithm_Problems_log.$B$2:.$B$10237];&quot;Easy&quot;);[.$B52]);[$Algorithm_Problems_log.$D$2:.$D$10237];[.$A227];[$Algorithm_Problems_log.$B$2:.$B$10237];&quot;Easy&quot;);[.$B228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7];[$Algorithm_Problems_log.$B$2:.$B$10237];&quot;Medium&quot;);[.$C228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27];[$Algorithm_Problems_log.$B$2:.$B$10237];&quot;Hard&quot;);[.$D22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table:style-name="ce65" table:formula="of:=IFERROR(AVERAGEIFS(IFERROR(AVERAGEIFS([$Algorithm_Problems_log.$O$2:.$O$10237];[$Algorithm_Problems_log.$D$2:.$D$10237];[.$A52];[$Algorithm_Problems_log.$B$2:.$B$10237];&quot;Easy&quot;);[.$B53]);[$Algorithm_Problems_log.$D$2:.$D$10237];[.$A228];[$Algorithm_Problems_log.$B$2:.$B$10237];&quot;Easy&quot;);[.$B229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8];[$Algorithm_Problems_log.$B$2:.$B$10237];&quot;Medium&quot;);[.$C229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28];[$Algorithm_Problems_log.$B$2:.$B$10237];&quot;Hard&quot;);[.$D22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6-06" calcext:value-type="date">
            <text:p>2022-06-06</text:p>
          </table:table-cell>
          <table:table-cell table:style-name="ce65" table:formula="of:=IFERROR(AVERAGEIFS(IFERROR(AVERAGEIFS([$Algorithm_Problems_log.$O$2:.$O$10237];[$Algorithm_Problems_log.$D$2:.$D$10237];[.$A53];[$Algorithm_Problems_log.$B$2:.$B$10237];&quot;Easy&quot;);[.$B54]);[$Algorithm_Problems_log.$D$2:.$D$10237];[.$A229];[$Algorithm_Problems_log.$B$2:.$B$10237];&quot;Easy&quot;);[.$B230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29];[$Algorithm_Problems_log.$B$2:.$B$10237];&quot;Medium&quot;);[.$C230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29];[$Algorithm_Problems_log.$B$2:.$B$10237];&quot;Hard&quot;);[.$D23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2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table:style-name="ce65" table:formula="of:=IFERROR(AVERAGEIFS(IFERROR(AVERAGEIFS([$Algorithm_Problems_log.$O$2:.$O$10237];[$Algorithm_Problems_log.$D$2:.$D$10237];[.$A54];[$Algorithm_Problems_log.$B$2:.$B$10237];&quot;Easy&quot;);[.$B55]);[$Algorithm_Problems_log.$D$2:.$D$10237];[.$A230];[$Algorithm_Problems_log.$B$2:.$B$10237];&quot;Easy&quot;);[.$B231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0];[$Algorithm_Problems_log.$B$2:.$B$10237];&quot;Medium&quot;);[.$C231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30];[$Algorithm_Problems_log.$B$2:.$B$10237];&quot;Hard&quot;);[.$D23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6-04" calcext:value-type="date">
            <text:p>2022-06-04</text:p>
          </table:table-cell>
          <table:table-cell table:style-name="ce65" table:formula="of:=IFERROR(AVERAGEIFS(IFERROR(AVERAGEIFS([$Algorithm_Problems_log.$O$2:.$O$10237];[$Algorithm_Problems_log.$D$2:.$D$10237];[.$A55];[$Algorithm_Problems_log.$B$2:.$B$10237];&quot;Easy&quot;);[.$B56]);[$Algorithm_Problems_log.$D$2:.$D$10237];[.$A231];[$Algorithm_Problems_log.$B$2:.$B$10237];&quot;Easy&quot;);[.$B232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1];[$Algorithm_Problems_log.$B$2:.$B$10237];&quot;Medium&quot;);[.$C232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31];[$Algorithm_Problems_log.$B$2:.$B$10237];&quot;Hard&quot;);[.$D23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6-03" calcext:value-type="date">
            <text:p>2022-06-03</text:p>
          </table:table-cell>
          <table:table-cell table:style-name="ce65" table:formula="of:=IFERROR(AVERAGEIFS(IFERROR(AVERAGEIFS([$Algorithm_Problems_log.$O$2:.$O$10237];[$Algorithm_Problems_log.$D$2:.$D$10237];[.$A56];[$Algorithm_Problems_log.$B$2:.$B$10237];&quot;Easy&quot;);[.$B57]);[$Algorithm_Problems_log.$D$2:.$D$10237];[.$A232];[$Algorithm_Problems_log.$B$2:.$B$10237];&quot;Easy&quot;);[.$B233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2];[$Algorithm_Problems_log.$B$2:.$B$10237];&quot;Medium&quot;);[.$C233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32];[$Algorithm_Problems_log.$B$2:.$B$10237];&quot;Hard&quot;);[.$D23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table:style-name="ce65" table:formula="of:=IFERROR(AVERAGEIFS(IFERROR(AVERAGEIFS([$Algorithm_Problems_log.$O$2:.$O$10237];[$Algorithm_Problems_log.$D$2:.$D$10237];[.$A57];[$Algorithm_Problems_log.$B$2:.$B$10237];&quot;Easy&quot;);[.$B58]);[$Algorithm_Problems_log.$D$2:.$D$10237];[.$A233];[$Algorithm_Problems_log.$B$2:.$B$10237];&quot;Easy&quot;);[.$B234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3];[$Algorithm_Problems_log.$B$2:.$B$10237];&quot;Medium&quot;);[.$C234])" office:value-type="float" office:value="17" calcext:value-type="float">
            <text:p>17.00</text:p>
          </table:table-cell>
          <table:table-cell table:style-name="ce65" table:formula="of:=IFERROR(AVERAGEIFS([$Algorithm_Problems_log.$O$2:.$O$10237];[$Algorithm_Problems_log.$D$2:.$D$10237];[.$A233];[$Algorithm_Problems_log.$B$2:.$B$10237];&quot;Hard&quot;);[.$D23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6-01" calcext:value-type="date">
            <text:p>2022-06-01</text:p>
          </table:table-cell>
          <table:table-cell table:style-name="ce65" table:formula="of:=IFERROR(AVERAGEIFS(IFERROR(AVERAGEIFS([$Algorithm_Problems_log.$O$2:.$O$10237];[$Algorithm_Problems_log.$D$2:.$D$10237];[.$A58];[$Algorithm_Problems_log.$B$2:.$B$10237];&quot;Easy&quot;);[.$B59]);[$Algorithm_Problems_log.$D$2:.$D$10237];[.$A234];[$Algorithm_Problems_log.$B$2:.$B$10237];&quot;Easy&quot;);[.$B235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4];[$Algorithm_Problems_log.$B$2:.$B$10237];&quot;Medium&quot;);[.$C23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4];[$Algorithm_Problems_log.$B$2:.$B$10237];&quot;Hard&quot;);[.$D23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31" calcext:value-type="date">
            <text:p>2022-05-31</text:p>
          </table:table-cell>
          <table:table-cell table:style-name="ce65" table:formula="of:=IFERROR(AVERAGEIFS(IFERROR(AVERAGEIFS([$Algorithm_Problems_log.$O$2:.$O$10237];[$Algorithm_Problems_log.$D$2:.$D$10237];[.$A59];[$Algorithm_Problems_log.$B$2:.$B$10237];&quot;Easy&quot;);[.$B60]);[$Algorithm_Problems_log.$D$2:.$D$10237];[.$A235];[$Algorithm_Problems_log.$B$2:.$B$10237];&quot;Easy&quot;);[.$B236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5];[$Algorithm_Problems_log.$B$2:.$B$10237];&quot;Medium&quot;);[.$C236])" office:value-type="float" office:value="16.5" calcext:value-type="float">
            <text:p>16.50</text:p>
          </table:table-cell>
          <table:table-cell table:style-name="ce65" table:formula="of:=IFERROR(AVERAGEIFS([$Algorithm_Problems_log.$O$2:.$O$10237];[$Algorithm_Problems_log.$D$2:.$D$10237];[.$A235];[$Algorithm_Problems_log.$B$2:.$B$10237];&quot;Hard&quot;);[.$D23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table:style-name="ce65" table:formula="of:=IFERROR(AVERAGEIFS(IFERROR(AVERAGEIFS([$Algorithm_Problems_log.$O$2:.$O$10237];[$Algorithm_Problems_log.$D$2:.$D$10237];[.$A60];[$Algorithm_Problems_log.$B$2:.$B$10237];&quot;Easy&quot;);[.$B61]);[$Algorithm_Problems_log.$D$2:.$D$10237];[.$A236];[$Algorithm_Problems_log.$B$2:.$B$10237];&quot;Easy&quot;);[.$B237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6];[$Algorithm_Problems_log.$B$2:.$B$10237];&quot;Medium&quot;);[.$C23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6];[$Algorithm_Problems_log.$B$2:.$B$10237];&quot;Hard&quot;);[.$D23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29" calcext:value-type="date">
            <text:p>2022-05-29</text:p>
          </table:table-cell>
          <table:table-cell table:style-name="ce65" table:formula="of:=IFERROR(AVERAGEIFS(IFERROR(AVERAGEIFS([$Algorithm_Problems_log.$O$2:.$O$10237];[$Algorithm_Problems_log.$D$2:.$D$10237];[.$A61];[$Algorithm_Problems_log.$B$2:.$B$10237];&quot;Easy&quot;);[.$B62]);[$Algorithm_Problems_log.$D$2:.$D$10237];[.$A237];[$Algorithm_Problems_log.$B$2:.$B$10237];&quot;Easy&quot;);[.$B238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7];[$Algorithm_Problems_log.$B$2:.$B$10237];&quot;Medium&quot;);[.$C238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7];[$Algorithm_Problems_log.$B$2:.$B$10237];&quot;Hard&quot;);[.$D23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28" calcext:value-type="date">
            <text:p>2022-05-28</text:p>
          </table:table-cell>
          <table:table-cell table:style-name="ce65" table:formula="of:=IFERROR(AVERAGEIFS(IFERROR(AVERAGEIFS([$Algorithm_Problems_log.$O$2:.$O$10237];[$Algorithm_Problems_log.$D$2:.$D$10237];[.$A62];[$Algorithm_Problems_log.$B$2:.$B$10237];&quot;Easy&quot;);[.$B63]);[$Algorithm_Problems_log.$D$2:.$D$10237];[.$A238];[$Algorithm_Problems_log.$B$2:.$B$10237];&quot;Easy&quot;);[.$B239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8];[$Algorithm_Problems_log.$B$2:.$B$10237];&quot;Medium&quot;);[.$C239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8];[$Algorithm_Problems_log.$B$2:.$B$10237];&quot;Hard&quot;);[.$D23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table:style-name="ce65" table:formula="of:=IFERROR(AVERAGEIFS(IFERROR(AVERAGEIFS([$Algorithm_Problems_log.$O$2:.$O$10237];[$Algorithm_Problems_log.$D$2:.$D$10237];[.$A63];[$Algorithm_Problems_log.$B$2:.$B$10237];&quot;Easy&quot;);[.$B64]);[$Algorithm_Problems_log.$D$2:.$D$10237];[.$A239];[$Algorithm_Problems_log.$B$2:.$B$10237];&quot;Easy&quot;);[.$B240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39];[$Algorithm_Problems_log.$B$2:.$B$10237];&quot;Medium&quot;);[.$C240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39];[$Algorithm_Problems_log.$B$2:.$B$10237];&quot;Hard&quot;);[.$D24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3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26" calcext:value-type="date">
            <text:p>2022-05-26</text:p>
          </table:table-cell>
          <table:table-cell table:style-name="ce65" table:formula="of:=IFERROR(AVERAGEIFS(IFERROR(AVERAGEIFS([$Algorithm_Problems_log.$O$2:.$O$10237];[$Algorithm_Problems_log.$D$2:.$D$10237];[.$A64];[$Algorithm_Problems_log.$B$2:.$B$10237];&quot;Easy&quot;);[.$B65]);[$Algorithm_Problems_log.$D$2:.$D$10237];[.$A240];[$Algorithm_Problems_log.$B$2:.$B$10237];&quot;Easy&quot;);[.$B241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0];[$Algorithm_Problems_log.$B$2:.$B$10237];&quot;Medium&quot;);[.$C241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0];[$Algorithm_Problems_log.$B$2:.$B$10237];&quot;Hard&quot;);[.$D24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25" calcext:value-type="date">
            <text:p>2022-05-25</text:p>
          </table:table-cell>
          <table:table-cell table:style-name="ce65" table:formula="of:=IFERROR(AVERAGEIFS(IFERROR(AVERAGEIFS([$Algorithm_Problems_log.$O$2:.$O$10237];[$Algorithm_Problems_log.$D$2:.$D$10237];[.$A65];[$Algorithm_Problems_log.$B$2:.$B$10237];&quot;Easy&quot;);[.$B66]);[$Algorithm_Problems_log.$D$2:.$D$10237];[.$A241];[$Algorithm_Problems_log.$B$2:.$B$10237];&quot;Easy&quot;);[.$B242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1];[$Algorithm_Problems_log.$B$2:.$B$10237];&quot;Medium&quot;);[.$C242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1];[$Algorithm_Problems_log.$B$2:.$B$10237];&quot;Hard&quot;);[.$D24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table:style-name="ce65" table:formula="of:=IFERROR(AVERAGEIFS(IFERROR(AVERAGEIFS([$Algorithm_Problems_log.$O$2:.$O$10237];[$Algorithm_Problems_log.$D$2:.$D$10237];[.$A66];[$Algorithm_Problems_log.$B$2:.$B$10237];&quot;Easy&quot;);[.$B67]);[$Algorithm_Problems_log.$D$2:.$D$10237];[.$A242];[$Algorithm_Problems_log.$B$2:.$B$10237];&quot;Easy&quot;);[.$B243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2];[$Algorithm_Problems_log.$B$2:.$B$10237];&quot;Medium&quot;);[.$C243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2];[$Algorithm_Problems_log.$B$2:.$B$10237];&quot;Hard&quot;);[.$D24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23" calcext:value-type="date">
            <text:p>2022-05-23</text:p>
          </table:table-cell>
          <table:table-cell table:style-name="ce65" table:formula="of:=IFERROR(AVERAGEIFS(IFERROR(AVERAGEIFS([$Algorithm_Problems_log.$O$2:.$O$10237];[$Algorithm_Problems_log.$D$2:.$D$10237];[.$A67];[$Algorithm_Problems_log.$B$2:.$B$10237];&quot;Easy&quot;);[.$B68]);[$Algorithm_Problems_log.$D$2:.$D$10237];[.$A243];[$Algorithm_Problems_log.$B$2:.$B$10237];&quot;Easy&quot;);[.$B244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3];[$Algorithm_Problems_log.$B$2:.$B$10237];&quot;Medium&quot;);[.$C244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3];[$Algorithm_Problems_log.$B$2:.$B$10237];&quot;Hard&quot;);[.$D24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table:style-name="ce65" table:formula="of:=IFERROR(AVERAGEIFS(IFERROR(AVERAGEIFS([$Algorithm_Problems_log.$O$2:.$O$10237];[$Algorithm_Problems_log.$D$2:.$D$10237];[.$A68];[$Algorithm_Problems_log.$B$2:.$B$10237];&quot;Easy&quot;);[.$B69]);[$Algorithm_Problems_log.$D$2:.$D$10237];[.$A244];[$Algorithm_Problems_log.$B$2:.$B$10237];&quot;Easy&quot;);[.$B245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4];[$Algorithm_Problems_log.$B$2:.$B$10237];&quot;Medium&quot;);[.$C24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4];[$Algorithm_Problems_log.$B$2:.$B$10237];&quot;Hard&quot;);[.$D24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21" calcext:value-type="date">
            <text:p>2022-05-21</text:p>
          </table:table-cell>
          <table:table-cell table:style-name="ce65" table:formula="of:=IFERROR(AVERAGEIFS([$Algorithm_Problems_log.$O$2:.$O$10237];[$Algorithm_Problems_log.$D$2:.$D$10237];[.$A245];[$Algorithm_Problems_log.$B$2:.$B$10237];&quot;Easy&quot;);[.$C246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5];[$Algorithm_Problems_log.$B$2:.$B$10237];&quot;Medium&quot;);[.$C246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5];[$Algorithm_Problems_log.$B$2:.$B$10237];&quot;Hard&quot;);[.$D24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20" calcext:value-type="date">
            <text:p>2022-05-20</text:p>
          </table:table-cell>
          <table:table-cell table:style-name="ce65" table:formula="of:=IFERROR(AVERAGEIFS([$Algorithm_Problems_log.$O$2:.$O$10237];[$Algorithm_Problems_log.$D$2:.$D$10237];[.$A246];[$Algorithm_Problems_log.$B$2:.$B$10237];&quot;Easy&quot;);[.$C24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6];[$Algorithm_Problems_log.$B$2:.$B$10237];&quot;Medium&quot;);[.$C24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6];[$Algorithm_Problems_log.$B$2:.$B$10237];&quot;Hard&quot;);[.$D24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table:style-name="ce65" table:formula="of:=IFERROR(AVERAGEIFS([$Algorithm_Problems_log.$O$2:.$O$10237];[$Algorithm_Problems_log.$D$2:.$D$10237];[.$A247];[$Algorithm_Problems_log.$B$2:.$B$10237];&quot;Easy&quot;);[.$C248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7];[$Algorithm_Problems_log.$B$2:.$B$10237];&quot;Medium&quot;);[.$C248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47];[$Algorithm_Problems_log.$B$2:.$B$10237];&quot;Hard&quot;);[.$D24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18" calcext:value-type="date">
            <text:p>2022-05-18</text:p>
          </table:table-cell>
          <table:table-cell table:style-name="ce65" table:formula="of:=IFERROR(AVERAGEIFS([$Algorithm_Problems_log.$O$2:.$O$10237];[$Algorithm_Problems_log.$D$2:.$D$10237];[.$A248];[$Algorithm_Problems_log.$B$2:.$B$10237];&quot;Easy&quot;);[.$C249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8];[$Algorithm_Problems_log.$B$2:.$B$10237];&quot;Medium&quot;);[.$C249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8];[$Algorithm_Problems_log.$B$2:.$B$10237];&quot;Hard&quot;);[.$D24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17" calcext:value-type="date">
            <text:p>2022-05-17</text:p>
          </table:table-cell>
          <table:table-cell table:style-name="ce65" table:formula="of:=IFERROR(AVERAGEIFS([$Algorithm_Problems_log.$O$2:.$O$10237];[$Algorithm_Problems_log.$D$2:.$D$10237];[.$A249];[$Algorithm_Problems_log.$B$2:.$B$10237];&quot;Easy&quot;);[.$C250])" office:value-type="float" office:value="9.5" calcext:value-type="float">
            <text:p>9.50</text:p>
          </table:table-cell>
          <table:table-cell table:style-name="ce65" table:formula="of:=IFERROR(AVERAGEIFS([$Algorithm_Problems_log.$O$2:.$O$10237];[$Algorithm_Problems_log.$D$2:.$D$10237];[.$A249];[$Algorithm_Problems_log.$B$2:.$B$10237];&quot;Medium&quot;);[.$C250])" office:value-type="float" office:value="20" calcext:value-type="float">
            <text:p>20.00</text:p>
          </table:table-cell>
          <table:table-cell table:style-name="ce65" table:formula="of:=IFERROR(AVERAGEIFS([$Algorithm_Problems_log.$O$2:.$O$10237];[$Algorithm_Problems_log.$D$2:.$D$10237];[.$A249];[$Algorithm_Problems_log.$B$2:.$B$10237];&quot;Hard&quot;);[.$D25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4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table:style-name="ce65" table:formula="of:=IFERROR(AVERAGEIFS([$Algorithm_Problems_log.$O$2:.$O$10237];[$Algorithm_Problems_log.$D$2:.$D$10237];[.$A250];[$Algorithm_Problems_log.$B$2:.$B$10237];&quot;Easy&quot;);[.$C251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0];[$Algorithm_Problems_log.$B$2:.$B$10237];&quot;Medium&quot;);[.$C251])" office:value-type="float" office:value="9.5" calcext:value-type="float">
            <text:p>9.50</text:p>
          </table:table-cell>
          <table:table-cell table:style-name="ce65" table:formula="of:=IFERROR(AVERAGEIFS([$Algorithm_Problems_log.$O$2:.$O$10237];[$Algorithm_Problems_log.$D$2:.$D$10237];[.$A250];[$Algorithm_Problems_log.$B$2:.$B$10237];&quot;Hard&quot;);[.$D25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15" calcext:value-type="date">
            <text:p>2022-05-15</text:p>
          </table:table-cell>
          <table:table-cell table:style-name="ce65" table:formula="of:=IFERROR(AVERAGEIFS([$Algorithm_Problems_log.$O$2:.$O$10237];[$Algorithm_Problems_log.$D$2:.$D$10237];[.$A251];[$Algorithm_Problems_log.$B$2:.$B$10237];&quot;Easy&quot;);[.$C252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1];[$Algorithm_Problems_log.$B$2:.$B$10237];&quot;Medium&quot;);[.$C252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1];[$Algorithm_Problems_log.$B$2:.$B$10237];&quot;Hard&quot;);[.$D25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14" calcext:value-type="date">
            <text:p>2022-05-14</text:p>
          </table:table-cell>
          <table:table-cell table:style-name="ce65" table:formula="of:=IFERROR(AVERAGEIFS([$Algorithm_Problems_log.$O$2:.$O$10237];[$Algorithm_Problems_log.$D$2:.$D$10237];[.$A252];[$Algorithm_Problems_log.$B$2:.$B$10237];&quot;Easy&quot;);[.$C253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2];[$Algorithm_Problems_log.$B$2:.$B$10237];&quot;Medium&quot;);[.$C253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2];[$Algorithm_Problems_log.$B$2:.$B$10237];&quot;Hard&quot;);[.$D253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2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table:style-name="ce65" table:formula="of:=IFERROR(AVERAGEIFS([$Algorithm_Problems_log.$O$2:.$O$10237];[$Algorithm_Problems_log.$D$2:.$D$10237];[.$A253];[$Algorithm_Problems_log.$B$2:.$B$10237];&quot;Easy&quot;);[.$C254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3];[$Algorithm_Problems_log.$B$2:.$B$10237];&quot;Medium&quot;);[.$C254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3];[$Algorithm_Problems_log.$B$2:.$B$10237];&quot;Hard&quot;);[.$D254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3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12" calcext:value-type="date">
            <text:p>2022-05-12</text:p>
          </table:table-cell>
          <table:table-cell table:style-name="ce65" table:formula="of:=IFERROR(AVERAGEIFS([$Algorithm_Problems_log.$O$2:.$O$10237];[$Algorithm_Problems_log.$D$2:.$D$10237];[.$A254];[$Algorithm_Problems_log.$B$2:.$B$10237];&quot;Easy&quot;);[.$C25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4];[$Algorithm_Problems_log.$B$2:.$B$10237];&quot;Medium&quot;);[.$C255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4];[$Algorithm_Problems_log.$B$2:.$B$10237];&quot;Hard&quot;);[.$D255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4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11" calcext:value-type="date">
            <text:p>2022-05-11</text:p>
          </table:table-cell>
          <table:table-cell table:style-name="ce65" table:formula="of:=IFERROR(AVERAGEIFS([$Algorithm_Problems_log.$O$2:.$O$10237];[$Algorithm_Problems_log.$D$2:.$D$10237];[.$A255];[$Algorithm_Problems_log.$B$2:.$B$10237];&quot;Easy&quot;);[.$C256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5];[$Algorithm_Problems_log.$B$2:.$B$10237];&quot;Medium&quot;);[.$C256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5];[$Algorithm_Problems_log.$B$2:.$B$10237];&quot;Hard&quot;);[.$D256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5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10" calcext:value-type="date">
            <text:p>2022-05-10</text:p>
          </table:table-cell>
          <table:table-cell table:style-name="ce65" table:formula="of:=IFERROR(AVERAGEIFS([$Algorithm_Problems_log.$O$2:.$O$10237];[$Algorithm_Problems_log.$D$2:.$D$10237];[.$A256];[$Algorithm_Problems_log.$B$2:.$B$10237];&quot;Easy&quot;);[.$C25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6];[$Algorithm_Problems_log.$B$2:.$B$10237];&quot;Medium&quot;);[.$C257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6];[$Algorithm_Problems_log.$B$2:.$B$10237];&quot;Hard&quot;);[.$D257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6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table:style-name="ce65" table:formula="of:=IFERROR(AVERAGEIFS([$Algorithm_Problems_log.$O$2:.$O$10237];[$Algorithm_Problems_log.$D$2:.$D$10237];[.$A257];[$Algorithm_Problems_log.$B$2:.$B$10237];&quot;Easy&quot;);[.$C258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7];[$Algorithm_Problems_log.$B$2:.$B$10237];&quot;Medium&quot;);[.$C258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7];[$Algorithm_Problems_log.$B$2:.$B$10237];&quot;Hard&quot;);[.$D258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7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08" calcext:value-type="date">
            <text:p>2022-05-08</text:p>
          </table:table-cell>
          <table:table-cell table:style-name="ce65" table:formula="of:=IFERROR(AVERAGEIFS([$Algorithm_Problems_log.$O$2:.$O$10237];[$Algorithm_Problems_log.$D$2:.$D$10237];[.$A258];[$Algorithm_Problems_log.$B$2:.$B$10237];&quot;Easy&quot;);[.$C259])" office:value-type="float" office:value="6" calcext:value-type="float">
            <text:p>6.00</text:p>
          </table:table-cell>
          <table:table-cell table:style-name="ce65" table:formula="of:=IFERROR(AVERAGEIFS([$Algorithm_Problems_log.$O$2:.$O$10237];[$Algorithm_Problems_log.$D$2:.$D$10237];[.$A258];[$Algorithm_Problems_log.$B$2:.$B$10237];&quot;Medium&quot;);[.$C259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58];[$Algorithm_Problems_log.$B$2:.$B$10237];&quot;Hard&quot;);[.$D259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8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07" calcext:value-type="date">
            <text:p>2022-05-07</text:p>
          </table:table-cell>
          <table:table-cell table:style-name="ce65" table:formula="of:=IFERROR(AVERAGEIFS([$Algorithm_Problems_log.$O$2:.$O$10237];[$Algorithm_Problems_log.$D$2:.$D$10237];[.$A259];[$Algorithm_Problems_log.$B$2:.$B$10237];&quot;Easy&quot;);[.$C260])" office:value-type="float" office:value="12" calcext:value-type="float">
            <text:p>12.00</text:p>
          </table:table-cell>
          <table:table-cell table:style-name="ce65" table:formula="of:=IFERROR(AVERAGEIFS([$Algorithm_Problems_log.$O$2:.$O$10237];[$Algorithm_Problems_log.$D$2:.$D$10237];[.$A259];[$Algorithm_Problems_log.$B$2:.$B$10237];&quot;Medium&quot;);[.$C260])" office:value-type="float" office:value="6" calcext:value-type="float">
            <text:p>6.00</text:p>
          </table:table-cell>
          <table:table-cell table:style-name="ce65" table:formula="of:=IFERROR(AVERAGEIFS([$Algorithm_Problems_log.$O$2:.$O$10237];[$Algorithm_Problems_log.$D$2:.$D$10237];[.$A259];[$Algorithm_Problems_log.$B$2:.$B$10237];&quot;Hard&quot;);[.$D260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59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table:style-name="ce65" table:formula="of:=IFERROR(AVERAGEIFS([$Algorithm_Problems_log.$O$2:.$O$10237];[$Algorithm_Problems_log.$D$2:.$D$10237];[.$A260];[$Algorithm_Problems_log.$B$2:.$B$10237];&quot;Easy&quot;);[.$C261])" office:value-type="float" office:value="12" calcext:value-type="float">
            <text:p>12.00</text:p>
          </table:table-cell>
          <table:table-cell table:style-name="ce65" table:formula="of:=IFERROR(AVERAGEIFS([$Algorithm_Problems_log.$O$2:.$O$10237];[$Algorithm_Problems_log.$D$2:.$D$10237];[.$A260];[$Algorithm_Problems_log.$B$2:.$B$10237];&quot;Medium&quot;);[.$C261])" office:value-type="float" office:value="12" calcext:value-type="float">
            <text:p>12.00</text:p>
          </table:table-cell>
          <table:table-cell table:style-name="ce65" table:formula="of:=IFERROR(AVERAGEIFS([$Algorithm_Problems_log.$O$2:.$O$10237];[$Algorithm_Problems_log.$D$2:.$D$10237];[.$A260];[$Algorithm_Problems_log.$B$2:.$B$10237];&quot;Hard&quot;);[.$D261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60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>
          <table:table-cell table:style-name="ce7" office:value-type="date" office:date-value="2022-05-05" calcext:value-type="date">
            <text:p>2022-05-05</text:p>
          </table:table-cell>
          <table:table-cell table:style-name="ce65" table:formula="of:=IFERROR(AVERAGEIFS([$Algorithm_Problems_log.$O$2:.$O$10237];[$Algorithm_Problems_log.$D$2:.$D$10237];[.$A261];[$Algorithm_Problems_log.$B$2:.$B$10237];&quot;Easy&quot;);[.$C262])" office:value-type="float" office:value="0" calcext:value-type="float">
            <text:p>0.00</text:p>
          </table:table-cell>
          <table:table-cell table:style-name="ce65" table:formula="of:=IFERROR(AVERAGEIFS([$Algorithm_Problems_log.$O$2:.$O$10237];[$Algorithm_Problems_log.$D$2:.$D$10237];[.$A261];[$Algorithm_Problems_log.$B$2:.$B$10237];&quot;Medium&quot;);[.$C262])" office:value-type="float" office:value="12" calcext:value-type="float">
            <text:p>12.00</text:p>
          </table:table-cell>
          <table:table-cell table:style-name="ce65" table:formula="of:=IFERROR(AVERAGEIFS([$Algorithm_Problems_log.$O$2:.$O$10237];[$Algorithm_Problems_log.$D$2:.$D$10237];[.$A261];[$Algorithm_Problems_log.$B$2:.$B$10237];&quot;Hard&quot;);[.$D262])" office:value-type="float" office:value="0" calcext:value-type="float">
            <text:p>0.00</text:p>
          </table:table-cell>
          <table:table-cell table:style-name="ce31" office:value-type="float" office:value="20" calcext:value-type="float">
            <text:p>20</text:p>
          </table:table-cell>
          <table:table-cell table:style-name="ce31" table:formula="of:=IF([.$A261] &lt;= TODAY();&quot;Display&quot;;&quot;Hide&quot;)" office:value-type="string" office:string-value="Display" calcext:value-type="string">
            <text:p>Display</text:p>
          </table:table-cell>
          <table:table-cell table:number-columns-repeated="1005"/>
        </table:table-row>
        <table:table-row table:style-name="ro1" table:visibility="filter"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1048313">
          <table:table-cell table:number-columns-repeated="1011"/>
        </table:table-row>
        <table:table-row table:style-name="ro1">
          <table:table-cell table:number-columns-repeated="1011"/>
        </table:table-row>
      </table:table>
      <table:table table:name="Companies" table:style-name="ta1">
        <table:table-column table:style-name="co21" table:default-cell-style-name="ce36"/>
        <table:table-column table:style-name="co23" table:default-cell-style-name="ce36"/>
        <table:table-column table:style-name="co11" table:default-cell-style-name="ce36"/>
        <table:table-column table:style-name="co4" table:default-cell-style-name="ce36"/>
        <table:table-column table:style-name="co17" table:default-cell-style-name="ce36"/>
        <table:table-column table:style-name="co18" table:default-cell-style-name="ce36"/>
        <table:table-column table:style-name="co7" table:default-cell-style-name="ce43"/>
        <table:table-column table:style-name="co7" table:default-cell-style-name="ce36"/>
        <table:table-column table:style-name="co24" table:default-cell-style-name="ce49"/>
        <table:table-column table:style-name="co7" table:default-cell-style-name="ce52"/>
        <table:table-column table:style-name="co25" table:default-cell-style-name="ce57"/>
        <table:table-column table:style-name="co7" table:number-columns-repeated="1006" table:default-cell-style-name="ce66"/>
        <table:table-row table:style-name="ro1">
          <table:table-cell table:number-columns-repeated="3"/>
          <table:table-cell table:style-name="ce41"/>
          <table:table-cell table:number-columns-repeated="2"/>
          <table:table-cell table:style-name="ce36"/>
          <table:table-cell office:value-type="string" calcext:value-type="string">
            <text:p>Array and String</text:p>
          </table:table-cell>
          <table:table-cell office:value-type="string" calcext:value-type="string">
            <text:p><text:a xlink:href="https://leetcode.com/explore/learn/card/array-and-string/" xlink:type="simple">https://leetcode.com/explore/learn/card/array-and-string/</text:a></text:p>
          </table:table-cell>
          <table:table-cell table:style-name="ce36"/>
          <table:table-cell table:number-columns-repeated="1007"/>
        </table:table-row>
        <table:table-row table:style-name="ro1">
          <table:table-cell office:value-type="string" calcext:value-type="string">
            <text:p>Amazon</text:p>
          </table:table-cell>
          <table:table-cell table:number-columns-repeated="2"/>
          <table:table-cell table:style-name="ce41"/>
          <table:table-cell table:number-columns-repeated="3"/>
          <table:table-cell office:value-type="string" calcext:value-type="string">
            <text:p>Hash Table</text:p>
          </table:table-cell>
          <table:table-cell office:value-type="string" calcext:value-type="string">
            <text:p><text:a xlink:href="https://leetcode.com/explore/learn/card/hash-table/" xlink:type="simple">https://leetcode.com/explore/learn/card/hash-table/</text:a>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cebook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Google</text:p>
          </table:table-cell>
          <table:table-cell office:value-type="string" calcext:value-type="string">
            <text:p>At least 3 strong hire</text:p>
          </table:table-cell>
          <table:table-cell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Microsoft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Adob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P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Quora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ales Force</text:p>
          </table:table-cell>
          <table:table-cell table:number-columns-repeated="2"/>
          <table:table-cell table:style-name="ce41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190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12" calcext:value-type="date">
            <text:p>2020-07-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itwise</text:p>
          </table:table-cell>
          <table:table-cell table:formula="of:= 10 - MIN(10; (MAX(20; [.$E1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190. Reverse Bits:</text:p>
            <text:p/>
            <text:p>- I was slow</text:p>
            <text:p/>
          </table:table-cell>
          <table:table-cell table:number-columns-repeated="1008"/>
        </table:table-row>
        <table:table-row table:style-name="ro1" table:number-rows-repeated="12">
          <table:table-cell table:number-columns-repeated="3"/>
          <table:table-cell table:style-name="ce41"/>
          <table:table-cell table:number-columns-repeated="1013"/>
        </table:table-row>
        <table:table-row table:style-name="ro3" table:visibility="filter">
          <table:table-cell office:value-type="string" calcext:value-type="string">
            <text:p>LC-463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7" calcext:value-type="date">
            <text:p>2020-07-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rray</text:p>
          </table:table-cell>
          <table:table-cell table:formula="of:= 10 - MIN(10; (MAX(20; [.$E23]) - 20)/4)" office:value-type="float" office:value="10" calcext:value-type="float">
            <text:p>10.00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LC-463. Island Perimeter:</text:p>
            <text:p/>
            <text:p>- I solved it by I didn’t see the trick to make the solution a little bit </text:p>
            <text:p>Faster</text:p>
            <text:p/>
          </table:table-cell>
          <table:table-cell/>
          <table:table-cell office:value-type="string" calcext:value-type="string">
            <text:p/>
            <text:p>- I followed the process</text:p>
          </table:table-cell>
          <table:table-cell table:number-columns-repeated="1006"/>
        </table:table-row>
        <table:table-row table:style-name="ro1" table:number-rows-repeated="6">
          <table:table-cell table:number-columns-repeated="3"/>
          <table:table-cell table:style-name="ce41"/>
          <table:table-cell table:number-columns-repeated="1013"/>
        </table:table-row>
        <table:table-row table:style-name="ro5" table:visibility="filter">
          <table:table-cell office:value-type="string" calcext:value-type="string">
            <text:p>LC-461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5" calcext:value-type="date">
            <text:p>2020-07-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itwise</text:p>
          </table:table-cell>
          <table:table-cell table:formula="of:= 10 - MIN(10; (MAX(20; [.$E30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461. Hamming Distance:</text:p>
            <text:p/>
            <text:p>- I didn’t know the trick: </text:p>
            <text:p/>
          </table:table-cell>
          <table:table-cell table:number-columns-repeated="1008"/>
        </table:table-row>
        <table:table-row table:style-name="ro1" table:number-rows-repeated="4">
          <table:table-cell table:number-columns-repeated="3"/>
          <table:table-cell table:style-name="ce41"/>
          <table:table-cell table:number-columns-repeated="1013"/>
        </table:table-row>
        <table:table-row table:style-name="ro2" table:visibility="filter">
          <table:table-cell office:value-type="string" calcext:value-type="string">
            <text:p>LC-957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19-06-04" calcext:value-type="date">
            <text:p>2019-06-0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Array</text:p>
            <text:p>Bitwise</text:p>
          </table:table-cell>
          <table:table-cell/>
          <table:table-cell office:value-type="string" calcext:value-type="string">
            <text:p>toreview</text:p>
          </table:table-cell>
          <table:table-cell office:value-type="string" calcext:value-type="string">
            <text:p>- It's not efficient <text:span text:style-name="T2">(</text:span>space and time<text:span text:style-name="T2">)</text:span></text:p>
            <text:p/>
          </table:table-cell>
          <table:table-cell table:number-columns-repeated="1008"/>
        </table:table-row>
        <table:table-row table:style-name="ro1" table:number-rows-repeated="2">
          <table:table-cell table:number-columns-repeated="3"/>
          <table:table-cell table:style-name="ce41"/>
          <table:table-cell table:number-columns-repeated="1013"/>
        </table:table-row>
        <table:table-row table:style-name="ro7" table:visibility="filter">
          <table:table-cell office:value-type="string" calcext:value-type="string">
            <text:p>LC-665</text:p>
          </table:table-cell>
          <table:table-cell office:value-type="string" calcext:value-type="string">
            <text:p>Easy</text:p>
          </table:table-cell>
          <table:table-cell office:value-type="float" office:value="1" calcext:value-type="float">
            <text:p>1</text:p>
          </table:table-cell>
          <table:table-cell table:style-name="ce41" office:value-type="date" office:date-value="2020-07-01" calcext:value-type="date">
            <text:p>2020-07-01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Array</text:p>
          </table:table-cell>
          <table:table-cell table:formula="of:= 10 - MIN(10; (MAX(20; [.$E38]) - 20)/4)" office:value-type="float" office:value="10" calcext:value-type="float">
            <text:p>10.00</text:p>
          </table:table-cell>
          <table:table-cell office:value-type="string" calcext:value-type="string">
            <text:p>toreview</text:p>
          </table:table-cell>
          <table:table-cell office:value-type="string" calcext:value-type="string">
            <text:p>LC-665. Non-decreasing Array:</text:p>
            <text:p>- I wasn’t able to solve this problem</text:p>
            <text:p/>
          </table:table-cell>
          <table:table-cell table:number-columns-repeated="1008"/>
        </table:table-row>
        <table:table-row table:style-name="ro1" table:number-rows-repeated="14">
          <table:table-cell table:number-columns-repeated="3"/>
          <table:table-cell table:style-name="ce41"/>
          <table:table-cell table:number-columns-repeated="1013"/>
        </table:table-row>
        <table:table-row table:style-name="ro1" table:number-rows-repeated="1048523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  <table:database-ranges>
        <table:database-range table:name="__Anonymous_Sheet_DB__0" table:target-range-address="Algorithm_Problems_log.A1:Algorithm_Problems_log.T475" table:display-filter-buttons="true" table:orientation="column"/>
        <table:database-range table:name="__Anonymous_Sheet_DB__1" table:target-range-address="System_Design_Problems_log.A4:System_Design_Problems_log.J4" table:contains-header="false" table:orientation="column"/>
        <table:database-range table:name="__Anonymous_Sheet_DB__2" table:target-range-address="Algorithm_Problems_log_Chart.A1:Algorithm_Problems_log_Chart.F262" table:display-filter-buttons="true" table:orientation="column">
          <table:filter>
            <table:filter-and>
              <table:filter-condition table:field-number="5" table:value="Display" table:operator="="/>
            </table:filter-and>
          </table:filter>
        </table:database-range>
        <table:database-range table:name="__Anonymous_Sheet_DB__3" table:target-range-address="Companies.A1:Companies.A1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hatch draw:name="Black_20_0_20_Degrees" draw:display-name="Black 0 Degrees" draw:style="single" draw:color="#000000" draw:distance="0.102cm" draw:rotation="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2">0000-00-00</text:date>, <text:time style:data-style-name="N2" text:time-value="14:57:53.3134705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1:36:39.457774531</meta:creation-date>
    <dc:date>2022-06-12T15:00:33.353897791</dc:date>
    <meta:editing-duration>P34DT8H51S</meta:editing-duration>
    <meta:editing-cycles>1748</meta:editing-cycles>
    <meta:generator>LibreOffice/6.4.7.2$Linux_X86_64 LibreOffice_project/40$Build-2</meta:generator>
    <meta:document-statistic meta:table-count="4" meta:cell-count="2449" meta:object-count="1"/>
  </office:meta>
</office:document-meta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2">
      <number:number number:decimal-places="2" loext:min-decimal-places="2" number:min-integer-digits="1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000000"/>
    </style:style>
    <style:style style:name="ch2" style:family="chart">
      <style:graphic-properties draw:stroke="none" svg:stroke-color="#b3b3b3" draw:fill="none" draw:fill-color="#e6e6e6"/>
      <style:text-properties fo:color="#eeeeee"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6">
      <style:chart-properties chart:display-label="true" chart:logarithmic="false" chart:minimum="44686" chart:origin="0" chart:reverse-direction="false" text:line-break="false" loext:try-staggering-first="false" chart:link-data-style-to-source="true" chart:axis-position="-16"/>
      <style:graphic-properties svg:stroke-color="#b3b3b3"/>
      <style:text-properties fo:color="#eeeeee" fo:font-size="10pt" style:font-size-asian="10pt" style:font-size-complex="10pt"/>
    </style:style>
    <style:style style:name="ch5" style:family="chart" style:data-style-name="N2">
      <style:chart-properties chart:display-label="true" chart:logarithmic="false" chart:minimum="0" chart:maximum="25" chart:origin="-16" chart:reverse-direction="false" text:line-break="false" loext:try-staggering-first="false" chart:link-data-style-to-source="true" chart:axis-position="0"/>
      <style:graphic-properties svg:stroke-color="#b3b3b3"/>
      <style:text-properties fo:color="#eeeeee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 chart:mean-value="true"/>
      <style:graphic-properties svg:stroke-width="0.08cm" svg:stroke-color="#72bf44" draw:fill-color="#72bf44" dr3d:edge-rounding="5%"/>
      <style:text-properties fo:font-size="10pt" style:font-size-asian="10pt" style:font-size-complex="10pt"/>
    </style:style>
    <style:style style:name="ch8" style:family="chart">
      <style:graphic-properties draw:stroke="dash" draw:stroke-dash="Double_20_Dash" svg:stroke-color="#72bf44"/>
    </style:style>
    <style:style style:name="ch9" style:family="chart">
      <style:graphic-properties draw:stroke="dash" draw:stroke-dash="Double_20_Dash" svg:stroke-color="#72bf44"/>
    </style:style>
    <style:style style:name="ch10" style:family="chart" style:data-style-name="N2">
      <style:chart-properties chart:symbol-type="none" chart:link-data-style-to-source="true"/>
      <style:graphic-properties draw:stroke="dash" draw:stroke-dash="Fine_20_Dashed" svg:stroke-width="0.1cm" svg:stroke-color="#eeeeee" draw:fill-color="#eeeeee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2">
      <style:chart-properties chart:symbol-type="none" chart:link-data-style-to-source="true" chart:mean-value="true"/>
      <style:graphic-properties svg:stroke-width="0.08cm" svg:stroke-color="#f58220" draw:fill-color="#f58220"/>
      <style:text-properties fo:font-size="10pt" style:font-size-asian="10pt" style:font-size-complex="10pt"/>
    </style:style>
    <style:style style:name="ch13" style:family="chart">
      <style:graphic-properties draw:stroke="dash" draw:stroke-dash="Double_20_Dash" svg:stroke-color="#f58220"/>
    </style:style>
    <style:style style:name="ch14" style:family="chart">
      <style:graphic-properties draw:stroke="dash" draw:stroke-dash="Double_20_Dash" svg:stroke-color="#f58220"/>
    </style:style>
    <style:style style:name="ch15" style:family="chart" style:data-style-name="N2">
      <style:chart-properties chart:symbol-type="none" chart:link-data-style-to-source="true" chart:mean-value="true" chart:data-label-number="value" chart:data-label-text="false" chart:data-label-symbol="false"/>
      <style:graphic-properties svg:stroke-width="0.08cm" svg:stroke-color="#ed1c24" draw:fill-color="#ed1c24"/>
      <style:text-properties fo:font-size="10pt" style:font-size-asian="10pt" style:font-size-complex="10pt"/>
    </style:style>
    <style:style style:name="ch16" style:family="chart">
      <style:graphic-properties svg:stroke-color="#ed1c24"/>
    </style:style>
    <style:style style:name="ch17" style:family="chart">
      <style:graphic-properties svg:stroke-color="#ed1c24"/>
    </style:style>
    <style:style style:name="ch18" style:family="chart">
      <style:graphic-properties draw:stroke="solid" svg:stroke-color="#b3b3b3" draw:fill="solid" draw:fill-color="#000000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49.059cm" svg:height="17.86cm" xlink:href=".." xlink:type="simple" chart:class="chart:scatter" chart:column-mapping="0 3 1 2" chart:style-name="ch1">
        <chart:legend chart:legend-position="end" svg:x="2.092cm" svg:y="13.536cm" style:legend-expansion="custom" chartooo:width="5.452cm" chartooo:height="3.072cm" style:legend-expansion-aspect-ratio="1.77473958333333" chart:style-name="ch2"/>
        <chart:plot-area chart:style-name="ch3" table:cell-range-address="Algorithm_Problems_log_Chart.A1:Algorithm_Problems_log_Chart.E1097" chart:data-source-has-labels="both" svg:x="0.226cm" svg:y="0.314cm" svg:width="46.214cm" svg:height="17.183cm">
          <chartooo:coordinate-region svg:x="1.324cm" svg:y="0.513cm" svg:width="44.268cm" svg:height="16.337cm"/>
          <chart:axis chart:dimension="x" chart:name="primary-x" chart:style-name="ch4" chartooo:axis-type="auto">
            <chart:categories table:cell-range-address="Algorithm_Problems_log_Chart.E1:Algorithm_Problems_log_Chart.E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lgorithm_Problems_log_Chart.B2:Algorithm_Problems_log_Chart.B1097" chart:label-cell-address="Algorithm_Problems_log_Chart.B1:Algorithm_Problems_log_Chart.B1" chart:class="chart:scatter">
            <chart:domain table:cell-range-address="Algorithm_Problems_log_Chart.A2:Algorithm_Problems_log_Chart.A1097"/>
            <chart:mean-value chart:style-name="ch8"/>
            <chart:regression-curve chart:style-name="ch9"/>
            <chart:data-point chart:repeated="874"/>
          </chart:series>
          <chart:series chart:style-name="ch10" chart:values-cell-range-address="Algorithm_Problems_log_Chart.E2:Algorithm_Problems_log_Chart.E1097" chart:label-cell-address="Algorithm_Problems_log_Chart.E1:Algorithm_Problems_log_Chart.E1" chart:class="chart:scatter">
            <chart:data-point chart:repeated="17"/>
            <chart:data-point chart:style-name="ch11"/>
            <chart:data-point chart:repeated="856"/>
          </chart:series>
          <chart:series chart:style-name="ch12" chart:values-cell-range-address="Algorithm_Problems_log_Chart.C2:Algorithm_Problems_log_Chart.C1097" chart:label-cell-address="Algorithm_Problems_log_Chart.C1:Algorithm_Problems_log_Chart.C1" chart:class="chart:scatter">
            <chart:mean-value chart:style-name="ch13"/>
            <chart:regression-curve chart:style-name="ch14"/>
            <chart:data-point chart:repeated="874"/>
          </chart:series>
          <chart:series chart:style-name="ch15" chart:values-cell-range-address="Algorithm_Problems_log_Chart.D2:Algorithm_Problems_log_Chart.D1097" chart:label-cell-address="Algorithm_Problems_log_Chart.D1:Algorithm_Problems_log_Chart.D1" chart:class="chart:scatter">
            <chart:mean-value chart:style-name="ch16"/>
            <chart:regression-curve chart:style-name="ch17"/>
            <chart:data-point chart:repeated="874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asy</text:p>
                <draw:g>
                  <svg:desc>Algorithm_Problems_log_Chart.B1:Algorithm_Problems_log_Chart.B1</svg:desc>
                </draw:g>
              </table:table-cell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string">
                <text:p>Medium</text:p>
                <draw:g>
                  <svg:desc>Algorithm_Problems_log_Chart.C1:Algorithm_Problems_log_Chart.C1</svg:desc>
                </draw:g>
              </table:table-cell>
              <table:table-cell office:value-type="string">
                <text:p>Hard</text:p>
                <draw:g>
                  <svg:desc>Algorithm_Problems_log_Chart.D1:Algorithm_Problems_log_Chart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arget</text:p>
                <draw:g>
                  <svg:desc>Algorithm_Problems_log_Chart.E1:Algorithm_Problems_log_Chart.E1</svg:desc>
                </draw:g>
              </table:table-cell>
              <table:table-cell office:value-type="float" office:value="44724">
                <text:p>44724</text:p>
                <draw:g>
                  <svg:desc>Algorithm_Problems_log_Chart.A2:Algorithm_Problems_log_Chart.A1097</svg:desc>
                </draw:g>
              </table:table-cell>
              <table:table-cell office:value-type="float" office:value="20">
                <text:p>20</text:p>
                <draw:g>
                  <svg:desc>Algorithm_Problems_log_Chart.B2:Algorithm_Problems_log_Chart.B1097</svg:desc>
                </draw:g>
              </table:table-cell>
              <table:table-cell office:value-type="float" office:value="20">
                <text:p>20</text:p>
                <draw:g>
                  <svg:desc>Algorithm_Problems_log_Chart.E2:Algorithm_Problems_log_Chart.E1097</svg:desc>
                </draw:g>
              </table:table-cell>
              <table:table-cell office:value-type="float" office:value="8.25">
                <text:p>8.25</text:p>
                <draw:g>
                  <svg:desc>Algorithm_Problems_log_Chart.C2:Algorithm_Problems_log_Chart.C1097</svg:desc>
                </draw:g>
              </table:table-cell>
              <table:table-cell office:value-type="float" office:value="0">
                <text:p>0</text:p>
                <draw:g>
                  <svg:desc>Algorithm_Problems_log_Chart.D2:Algorithm_Problems_log_Chart.D1097</svg:desc>
                </draw:g>
              </table:table-cell>
            </table:table-row>
            <table:table-row>
              <table:table-cell office:value-type="string"/>
              <table:table-cell office:value-type="float" office:value="44723">
                <text:p>4472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22">
                <text:p>4472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21">
                <text:p>4472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20">
                <text:p>447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9">
                <text:p>4471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8">
                <text:p>4471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7">
                <text:p>4471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6">
                <text:p>447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5">
                <text:p>447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4">
                <text:p>4471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3">
                <text:p>4471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2">
                <text:p>4471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1">
                <text:p>44711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10">
                <text:p>4471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9">
                <text:p>4470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8">
                <text:p>44708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7">
                <text:p>44707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6">
                <text:p>4470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5">
                <text:p>4470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4">
                <text:p>44704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3">
                <text:p>44703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2">
                <text:p>44702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1">
                <text:p>4470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700">
                <text:p>4470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9">
                <text:p>44699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8">
                <text:p>44698</text:p>
              </table:table-cell>
              <table:table-cell office:value-type="float" office:value="9.5">
                <text:p>9.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7">
                <text:p>44697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6">
                <text:p>4469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5">
                <text:p>44695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4">
                <text:p>44694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3">
                <text:p>44693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2">
                <text:p>4469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1">
                <text:p>4469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90">
                <text:p>4469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89">
                <text:p>44689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88">
                <text:p>44688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87">
                <text:p>44687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44686">
                <text:p>44686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Fine_20_Dashed" draw:display-name="Fine Dashed" draw:style="rect" draw:dots1="1" draw:dots1-length="197%" draw:distance="197%"/>
  </office:styles>
</office:document-styles>
</file>